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61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61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61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61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61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61"/>
    <style:style style:name="ce17" style:family="table-cell" style:parent-style-name="Pivot_20_Table_20_Value" style:data-style-name="N61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61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61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61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61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61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61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61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61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61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61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61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Value" style:data-style-name="N61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ce1"/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MB</text:p>
          </table:table-cell>
          <table:table-cell table:style-name="Default" office:value-type="string" calcext:value-type="string">
            <text:p>MeanLB</text:p>
          </table:table-cell>
          <table:table-cell table:style-name="Default" office:value-type="string" calcext:value-type="string">
            <text:p>MeanUB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Stddev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94034643064339" calcext:value-type="float">
            <text:p>5,94E-04</text:p>
          </table:table-cell>
          <table:table-cell office:value-type="float" office:value="1" calcext:value-type="float">
            <text:p>1</text:p>
          </table:table-cell>
          <table:table-cell office:value-type="float" office:value="0.000593132021617821" calcext:value-type="float">
            <text:p>5,93E-04</text:p>
          </table:table-cell>
          <table:table-cell office:value-type="float" office:value="0.000594937940128806" calcext:value-type="float">
            <text:p>5,95E-04</text:p>
          </table:table-cell>
          <table:table-cell office:value-type="float" office:value="0.0000047411003033482" calcext:value-type="float">
            <text:p>4,74E-06</text:p>
          </table:table-cell>
          <table:table-cell office:value-type="float" office:value="0.00000416142880628101" calcext:value-type="float">
            <text:p>4,16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87743924081192" calcext:value-type="float">
            <text:p>5,88E-04</text:p>
          </table:table-cell>
          <table:table-cell office:value-type="float" office:value="1" calcext:value-type="float">
            <text:p>1</text:p>
          </table:table-cell>
          <table:table-cell office:value-type="float" office:value="0.000587031776166874" calcext:value-type="float">
            <text:p>5,87E-04</text:p>
          </table:table-cell>
          <table:table-cell office:value-type="float" office:value="0.000589083627643319" calcext:value-type="float">
            <text:p>5,89E-04</text:p>
          </table:table-cell>
          <table:table-cell office:value-type="float" office:value="0.00000478449191924925" calcext:value-type="float">
            <text:p>4,78E-06</text:p>
          </table:table-cell>
          <table:table-cell office:value-type="float" office:value="0.0000033558829964488" calcext:value-type="float">
            <text:p>3,36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731740700727493" calcext:value-type="float">
            <text:p>7,32E-05</text:p>
          </table:table-cell>
          <table:table-cell office:value-type="float" office:value="1" calcext:value-type="float">
            <text:p>1</text:p>
          </table:table-cell>
          <table:table-cell office:value-type="float" office:value="0.0000730630566635784" calcext:value-type="float">
            <text:p>7,31E-05</text:p>
          </table:table-cell>
          <table:table-cell office:value-type="float" office:value="0.0000732933810801316" calcext:value-type="float">
            <text:p>7,33E-05</text:p>
          </table:table-cell>
          <table:table-cell office:value-type="float" office:value="0.000000559694239667631" calcext:value-type="float">
            <text:p>5,60E-07</text:p>
          </table:table-cell>
          <table:table-cell office:value-type="float" office:value="0.000000494796670672648" calcext:value-type="float">
            <text:p>4,9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731241051922067" calcext:value-type="float">
            <text:p>7,31E-05</text:p>
          </table:table-cell>
          <table:table-cell office:value-type="float" office:value="1" calcext:value-type="float">
            <text:p>1</text:p>
          </table:table-cell>
          <table:table-cell office:value-type="float" office:value="0.0000729645014442047" calcext:value-type="float">
            <text:p>7,30E-05</text:p>
          </table:table-cell>
          <table:table-cell office:value-type="float" office:value="0.0000734079407144831" calcext:value-type="float">
            <text:p>7,34E-05</text:p>
          </table:table-cell>
          <table:table-cell office:value-type="float" office:value="0.00000102606600526222" calcext:value-type="float">
            <text:p>1,03E-06</text:p>
          </table:table-cell>
          <table:table-cell office:value-type="float" office:value="0.000000691111117251664" calcext:value-type="float">
            <text:p>6,9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522481080937679" calcext:value-type="float">
            <text:p>5,22E-04</text:p>
          </table:table-cell>
          <table:table-cell office:value-type="float" office:value="1" calcext:value-type="float">
            <text:p>1</text:p>
          </table:table-cell>
          <table:table-cell office:value-type="float" office:value="0.00052153755382527" calcext:value-type="float">
            <text:p>5,22E-04</text:p>
          </table:table-cell>
          <table:table-cell office:value-type="float" office:value="0.000525100045604062" calcext:value-type="float">
            <text:p>5,25E-04</text:p>
          </table:table-cell>
          <table:table-cell office:value-type="float" office:value="0.0000072611605971374" calcext:value-type="float">
            <text:p>7,26E-06</text:p>
          </table:table-cell>
          <table:table-cell office:value-type="float" office:value="0.00000408907212472968" calcext:value-type="float">
            <text:p>4,0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5747869471198" calcext:value-type="float">
            <text:p>1,36E-05</text:p>
          </table:table-cell>
          <table:table-cell office:value-type="float" office:value="1" calcext:value-type="float">
            <text:p>1</text:p>
          </table:table-cell>
          <table:table-cell office:value-type="float" office:value="0.0000134715906743291" calcext:value-type="float">
            <text:p>1,35E-05</text:p>
          </table:table-cell>
          <table:table-cell office:value-type="float" office:value="0.0000137662805288617" calcext:value-type="float">
            <text:p>1,38E-05</text:p>
          </table:table-cell>
          <table:table-cell office:value-type="float" office:value="0.000000697989649476983" calcext:value-type="float">
            <text:p>6,98E-07</text:p>
          </table:table-cell>
          <table:table-cell office:value-type="float" office:value="0.000000429610460119091" calcext:value-type="float">
            <text:p>4,3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5388330343037" calcext:value-type="float">
            <text:p>2,55E-05</text:p>
          </table:table-cell>
          <table:table-cell office:value-type="float" office:value="1" calcext:value-type="float">
            <text:p>1</text:p>
          </table:table-cell>
          <table:table-cell office:value-type="float" office:value="0.0000254064743880376" calcext:value-type="float">
            <text:p>2,54E-05</text:p>
          </table:table-cell>
          <table:table-cell office:value-type="float" office:value="0.0000257068105682809" calcext:value-type="float">
            <text:p>2,57E-05</text:p>
          </table:table-cell>
          <table:table-cell office:value-type="float" office:value="0.000000722475003744228" calcext:value-type="float">
            <text:p>7,22E-07</text:p>
          </table:table-cell>
          <table:table-cell office:value-type="float" office:value="0.000000600418885184823" calcext:value-type="float">
            <text:p>6,0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7448230094218" calcext:value-type="float">
            <text:p>2,57E-05</text:p>
          </table:table-cell>
          <table:table-cell office:value-type="float" office:value="1" calcext:value-type="float">
            <text:p>1</text:p>
          </table:table-cell>
          <table:table-cell office:value-type="float" office:value="0.0000256606347506067" calcext:value-type="float">
            <text:p>2,57E-05</text:p>
          </table:table-cell>
          <table:table-cell office:value-type="float" office:value="0.0000258200620230873" calcext:value-type="float">
            <text:p>2,58E-05</text:p>
          </table:table-cell>
          <table:table-cell office:value-type="float" office:value="0.0000003852480171475" calcext:value-type="float">
            <text:p>3,85E-07</text:p>
          </table:table-cell>
          <table:table-cell office:value-type="float" office:value="0.000000342519754522356" calcext:value-type="float">
            <text:p>3,4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45537861558459" calcext:value-type="float">
            <text:p>0,24553786155845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38836879490057" calcext:value-type="float">
            <text:p>0,238836879490057</text:p>
          </table:table-cell>
          <table:table-cell table:style-name="Default" office:value-type="float" office:value="0.249978126740839" calcext:value-type="float">
            <text:p>0,249978126740839</text:p>
          </table:table-cell>
          <table:table-cell office:value-type="float" office:value="0.0131941979184916" calcext:value-type="float">
            <text:p>1,32E-02</text:p>
          </table:table-cell>
          <table:table-cell office:value-type="float" office:value="0.00986654798662315" calcext:value-type="float">
            <text:p>9,87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7978559735357" calcext:value-type="float">
            <text:p>0,2797855973535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74709146331731" calcext:value-type="float">
            <text:p>0,274709146331731</text:p>
          </table:table-cell>
          <table:table-cell table:style-name="Default" office:value-type="float" office:value="0.288490591278663" calcext:value-type="float">
            <text:p>0,288490591278663</text:p>
          </table:table-cell>
          <table:table-cell office:value-type="float" office:value="0.0152555694599296" calcext:value-type="float">
            <text:p>1,53E-02</text:p>
          </table:table-cell>
          <table:table-cell office:value-type="float" office:value="0.0110816472088461" calcext:value-type="float">
            <text:p>1,11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2463455160812" calcext:value-type="float">
            <text:p>0,1124634551608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111270406100906" calcext:value-type="float">
            <text:p>0,111270406100906</text:p>
          </table:table-cell>
          <table:table-cell table:style-name="Default" office:value-type="float" office:value="0.113865951250437" calcext:value-type="float">
            <text:p>0,113865951250437</text:p>
          </table:table-cell>
          <table:table-cell office:value-type="float" office:value="0.00382507613117162" calcext:value-type="float">
            <text:p>3,83E-03</text:p>
          </table:table-cell>
          <table:table-cell office:value-type="float" office:value="0.00294992318462184" calcext:value-type="float">
            <text:p>2,9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09080869743714" calcext:value-type="float">
            <text:p>0,10908086974371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108099373743864" calcext:value-type="float">
            <text:p>0,108099373743864</text:p>
          </table:table-cell>
          <table:table-cell table:style-name="Default" office:value-type="float" office:value="0.110357701678846" calcext:value-type="float">
            <text:p>0,110357701678846</text:p>
          </table:table-cell>
          <table:table-cell office:value-type="float" office:value="0.00342187928391473" calcext:value-type="float">
            <text:p>3,42E-03</text:p>
          </table:table-cell>
          <table:table-cell office:value-type="float" office:value="0.00287731611733527" calcext:value-type="float">
            <text:p>2,8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4147608902455" calcext:value-type="float">
            <text:p>0,18414760890245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183468864990145" calcext:value-type="float">
            <text:p>0,183468864990145</text:p>
          </table:table-cell>
          <table:table-cell table:style-name="Default" office:value-type="float" office:value="0.184956505397479" calcext:value-type="float">
            <text:p>0,184956505397479</text:p>
          </table:table-cell>
          <table:table-cell office:value-type="float" office:value="0.00177959007680963" calcext:value-type="float">
            <text:p>1,78E-03</text:p>
          </table:table-cell>
          <table:table-cell office:value-type="float" office:value="0.00136462232568097" calcext:value-type="float">
            <text:p>1,3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7347045595506" calcext:value-type="float">
            <text:p>6,47E-03</text:p>
          </table:table-cell>
          <table:table-cell office:value-type="float" office:value="1" calcext:value-type="float">
            <text:p>1</text:p>
          </table:table-cell>
          <table:table-cell office:value-type="float" office:value="0.00645606708188511" calcext:value-type="float">
            <text:p>6,46E-03</text:p>
          </table:table-cell>
          <table:table-cell office:value-type="float" office:value="0.00649696483019977" calcext:value-type="float">
            <text:p>6,50E-03</text:p>
          </table:table-cell>
          <table:table-cell office:value-type="float" office:value="0.0000944396957928405" calcext:value-type="float">
            <text:p>9,44E-05</text:p>
          </table:table-cell>
          <table:table-cell office:value-type="float" office:value="0.0000698260065942131" calcext:value-type="float">
            <text:p>6,9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8051054006797" calcext:value-type="float">
            <text:p>1,28E-02</text:p>
          </table:table-cell>
          <table:table-cell office:value-type="float" office:value="1" calcext:value-type="float">
            <text:p>1</text:p>
          </table:table-cell>
          <table:table-cell office:value-type="float" office:value="0.0127684694431408" calcext:value-type="float">
            <text:p>1,28E-02</text:p>
          </table:table-cell>
          <table:table-cell office:value-type="float" office:value="0.0128886038119153" calcext:value-type="float">
            <text:p>1,29E-02</text:p>
          </table:table-cell>
          <table:table-cell office:value-type="float" office:value="0.000240577352178771" calcext:value-type="float">
            <text:p>2,41E-04</text:p>
          </table:table-cell>
          <table:table-cell office:value-type="float" office:value="0.000124515748826805" calcext:value-type="float">
            <text:p>1,2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6314784383997" calcext:value-type="float">
            <text:p>1,26E-02</text:p>
          </table:table-cell>
          <table:table-cell office:value-type="float" office:value="1" calcext:value-type="float">
            <text:p>1</text:p>
          </table:table-cell>
          <table:table-cell office:value-type="float" office:value="0.0125984232457857" calcext:value-type="float">
            <text:p>1,26E-02</text:p>
          </table:table-cell>
          <table:table-cell office:value-type="float" office:value="0.012695772914173" calcext:value-type="float">
            <text:p>1,27E-02</text:p>
          </table:table-cell>
          <table:table-cell office:value-type="float" office:value="0.000183643868567825" calcext:value-type="float">
            <text:p>1,84E-04</text:p>
          </table:table-cell>
          <table:table-cell office:value-type="float" office:value="0.000112800132637378" calcext:value-type="float">
            <text:p>1,13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56164071179852" calcext:value-type="float">
            <text:p>5,56E-04</text:p>
          </table:table-cell>
          <table:table-cell office:value-type="float" office:value="2" calcext:value-type="float">
            <text:p>2</text:p>
          </table:table-cell>
          <table:table-cell office:value-type="float" office:value="0.000553943539778725" calcext:value-type="float">
            <text:p>5,54E-04</text:p>
          </table:table-cell>
          <table:table-cell office:value-type="float" office:value="0.000558192117084605" calcext:value-type="float">
            <text:p>5,58E-04</text:p>
          </table:table-cell>
          <table:table-cell office:value-type="float" office:value="0.0000109725803679111" calcext:value-type="float">
            <text:p>1,10E-05</text:p>
          </table:table-cell>
          <table:table-cell office:value-type="float" office:value="0.00000967430193681715" calcext:value-type="float">
            <text:p>9,6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73748021848665" calcext:value-type="float">
            <text:p>5,74E-04</text:p>
          </table:table-cell>
          <table:table-cell office:value-type="float" office:value="2" calcext:value-type="float">
            <text:p>2</text:p>
          </table:table-cell>
          <table:table-cell office:value-type="float" office:value="0.000572680569744347" calcext:value-type="float">
            <text:p>5,73E-04</text:p>
          </table:table-cell>
          <table:table-cell office:value-type="float" office:value="0.000575153709093561" calcext:value-type="float">
            <text:p>5,75E-04</text:p>
          </table:table-cell>
          <table:table-cell office:value-type="float" office:value="0.00000571189509799323" calcext:value-type="float">
            <text:p>5,71E-06</text:p>
          </table:table-cell>
          <table:table-cell office:value-type="float" office:value="0.0000044668784218001" calcext:value-type="float">
            <text:p>4,4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619365340226782" calcext:value-type="float">
            <text:p>6,19E-05</text:p>
          </table:table-cell>
          <table:table-cell office:value-type="float" office:value="2" calcext:value-type="float">
            <text:p>2</text:p>
          </table:table-cell>
          <table:table-cell office:value-type="float" office:value="0.0000617923005911413" calcext:value-type="float">
            <text:p>6,18E-05</text:p>
          </table:table-cell>
          <table:table-cell office:value-type="float" office:value="0.0000620953950627537" calcext:value-type="float">
            <text:p>6,21E-05</text:p>
          </table:table-cell>
          <table:table-cell office:value-type="float" office:value="0.000000762857783080345" calcext:value-type="float">
            <text:p>7,63E-07</text:p>
          </table:table-cell>
          <table:table-cell office:value-type="float" office:value="0.000000670282183216722" calcext:value-type="float">
            <text:p>6,7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643793361207182" calcext:value-type="float">
            <text:p>6,44E-05</text:p>
          </table:table-cell>
          <table:table-cell office:value-type="float" office:value="2" calcext:value-type="float">
            <text:p>2</text:p>
          </table:table-cell>
          <table:table-cell office:value-type="float" office:value="0.0000642175362508318" calcext:value-type="float">
            <text:p>6,42E-05</text:p>
          </table:table-cell>
          <table:table-cell office:value-type="float" office:value="0.0000645660270021406" calcext:value-type="float">
            <text:p>6,46E-05</text:p>
          </table:table-cell>
          <table:table-cell office:value-type="float" office:value="0.000000885507819762631" calcext:value-type="float">
            <text:p>8,86E-07</text:p>
          </table:table-cell>
          <table:table-cell office:value-type="float" office:value="0.0000007396266881646" calcext:value-type="float">
            <text:p>7,4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500612019062874" calcext:value-type="float">
            <text:p>5,01E-04</text:p>
          </table:table-cell>
          <table:table-cell office:value-type="float" office:value="2" calcext:value-type="float">
            <text:p>2</text:p>
          </table:table-cell>
          <table:table-cell office:value-type="float" office:value="0.000499784762400571" calcext:value-type="float">
            <text:p>5,00E-04</text:p>
          </table:table-cell>
          <table:table-cell office:value-type="float" office:value="0.000501635631135328" calcext:value-type="float">
            <text:p>5,02E-04</text:p>
          </table:table-cell>
          <table:table-cell office:value-type="float" office:value="0.00000438772288986627" calcext:value-type="float">
            <text:p>4,39E-06</text:p>
          </table:table-cell>
          <table:table-cell office:value-type="float" office:value="0.00000331121935058172" calcext:value-type="float">
            <text:p>3,3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28927679915126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00128759226401312" calcext:value-type="float">
            <text:p>1,29E-05</text:p>
          </table:table-cell>
          <table:table-cell office:value-type="float" office:value="0.0000129146726586937" calcext:value-type="float">
            <text:p>1,29E-05</text:p>
          </table:table-cell>
          <table:table-cell office:value-type="float" office:value="0.0000000933187420882568" calcext:value-type="float">
            <text:p>9,33E-08</text:p>
          </table:table-cell>
          <table:table-cell office:value-type="float" office:value="0.0000000757446604192267" calcext:value-type="float">
            <text:p>7,5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47783164398756" calcext:value-type="float">
            <text:p>2,48E-05</text:p>
          </table:table-cell>
          <table:table-cell office:value-type="float" office:value="2" calcext:value-type="float">
            <text:p>2</text:p>
          </table:table-cell>
          <table:table-cell office:value-type="float" office:value="0.0000247169489104853" calcext:value-type="float">
            <text:p>2,47E-05</text:p>
          </table:table-cell>
          <table:table-cell office:value-type="float" office:value="0.0000248460777921589" calcext:value-type="float">
            <text:p>2,48E-05</text:p>
          </table:table-cell>
          <table:table-cell office:value-type="float" office:value="0.000000325105021411813" calcext:value-type="float">
            <text:p>3,25E-07</text:p>
          </table:table-cell>
          <table:table-cell office:value-type="float" office:value="0.000000255277426005444" calcext:value-type="float">
            <text:p>2,5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49272474298582" calcext:value-type="float">
            <text:p>2,49E-05</text:p>
          </table:table-cell>
          <table:table-cell office:value-type="float" office:value="2" calcext:value-type="float">
            <text:p>2</text:p>
          </table:table-cell>
          <table:table-cell office:value-type="float" office:value="0.0000248529757040418" calcext:value-type="float">
            <text:p>2,49E-05</text:p>
          </table:table-cell>
          <table:table-cell office:value-type="float" office:value="0.0000249933723374215" calcext:value-type="float">
            <text:p>2,50E-05</text:p>
          </table:table-cell>
          <table:table-cell office:value-type="float" office:value="0.000000352039530822336" calcext:value-type="float">
            <text:p>3,52E-07</text:p>
          </table:table-cell>
          <table:table-cell office:value-type="float" office:value="0.000000322624923764568" calcext:value-type="float">
            <text:p>3,2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313393303072" calcext:value-type="float">
            <text:p>0,2231339330307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2277150510635" calcext:value-type="float">
            <text:p>0,22277150510635</text:p>
          </table:table-cell>
          <table:table-cell table:style-name="Default" office:value-type="float" office:value="0.223700359902413" calcext:value-type="float">
            <text:p>0,223700359902413</text:p>
          </table:table-cell>
          <table:table-cell office:value-type="float" office:value="0.00108414326860916" calcext:value-type="float">
            <text:p>1,08E-03</text:p>
          </table:table-cell>
          <table:table-cell office:value-type="float" office:value="0.000696056343914009" calcext:value-type="float">
            <text:p>6,96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7482708555087" calcext:value-type="float">
            <text:p>0,2748270855508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70692954934638" calcext:value-type="float">
            <text:p>0,270692954934638</text:p>
          </table:table-cell>
          <table:table-cell table:style-name="Default" office:value-type="float" office:value="0.2814721153223" calcext:value-type="float">
            <text:p>0,2814721153223</text:p>
          </table:table-cell>
          <table:table-cell office:value-type="float" office:value="0.0120320094276257" calcext:value-type="float">
            <text:p>1,20E-02</text:p>
          </table:table-cell>
          <table:table-cell office:value-type="float" office:value="0.00755411759957181" calcext:value-type="float">
            <text:p>7,5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225785368468" calcext:value-type="float">
            <text:p>0,1122578536846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110830521720579" calcext:value-type="float">
            <text:p>0,110830521720579</text:p>
          </table:table-cell>
          <table:table-cell table:style-name="Default" office:value-type="float" office:value="0.113311604094677" calcext:value-type="float">
            <text:p>0,113311604094677</text:p>
          </table:table-cell>
          <table:table-cell office:value-type="float" office:value="0.0035523925730368" calcext:value-type="float">
            <text:p>3,55E-03</text:p>
          </table:table-cell>
          <table:table-cell office:value-type="float" office:value="0.00276790329432677" calcext:value-type="float">
            <text:p>2,77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0881150417395" calcext:value-type="float">
            <text:p>0,1088115041739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107777582116487" calcext:value-type="float">
            <text:p>0,107777582116487</text:p>
          </table:table-cell>
          <table:table-cell table:style-name="Default" office:value-type="float" office:value="0.110045393251798" calcext:value-type="float">
            <text:p>0,110045393251798</text:p>
          </table:table-cell>
          <table:table-cell office:value-type="float" office:value="0.0032268052021669" calcext:value-type="float">
            <text:p>3,23E-03</text:p>
          </table:table-cell>
          <table:table-cell office:value-type="float" office:value="0.0026344063913851" calcext:value-type="float">
            <text:p>2,63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3733151582925" calcext:value-type="float">
            <text:p>0,18373315158292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183076779955522" calcext:value-type="float">
            <text:p>0,183076779955522</text:p>
          </table:table-cell>
          <table:table-cell table:style-name="Default" office:value-type="float" office:value="0.184330977077158" calcext:value-type="float">
            <text:p>0,184330977077158</text:p>
          </table:table-cell>
          <table:table-cell office:value-type="float" office:value="0.00161291897388735" calcext:value-type="float">
            <text:p>1,61E-03</text:p>
          </table:table-cell>
          <table:table-cell office:value-type="float" office:value="0.00126472743660166" calcext:value-type="float">
            <text:p>1,2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414141883821" calcext:value-type="float">
            <text:p>6,44E-03</text:p>
          </table:table-cell>
          <table:table-cell office:value-type="float" office:value="2" calcext:value-type="float">
            <text:p>2</text:p>
          </table:table-cell>
          <table:table-cell office:value-type="float" office:value="0.00642971960625709" calcext:value-type="float">
            <text:p>6,43E-03</text:p>
          </table:table-cell>
          <table:table-cell office:value-type="float" office:value="0.00645771040246673" calcext:value-type="float">
            <text:p>6,46E-03</text:p>
          </table:table-cell>
          <table:table-cell office:value-type="float" office:value="0.0000632797875241675" calcext:value-type="float">
            <text:p>6,33E-05</text:p>
          </table:table-cell>
          <table:table-cell office:value-type="float" office:value="0.0000538544447479941" calcext:value-type="float">
            <text:p>5,3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5933874342048" calcext:value-type="float">
            <text:p>1,26E-02</text:p>
          </table:table-cell>
          <table:table-cell office:value-type="float" office:value="2" calcext:value-type="float">
            <text:p>2</text:p>
          </table:table-cell>
          <table:table-cell office:value-type="float" office:value="0.0125753319574735" calcext:value-type="float">
            <text:p>1,26E-02</text:p>
          </table:table-cell>
          <table:table-cell office:value-type="float" office:value="0.0126199721727831" calcext:value-type="float">
            <text:p>1,26E-02</text:p>
          </table:table-cell>
          <table:table-cell office:value-type="float" office:value="0.0000919343433146741" calcext:value-type="float">
            <text:p>9,19E-05</text:p>
          </table:table-cell>
          <table:table-cell office:value-type="float" office:value="0.0000617816203276748" calcext:value-type="float">
            <text:p>6,1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6143973810611" calcext:value-type="float">
            <text:p>1,26E-02</text:p>
          </table:table-cell>
          <table:table-cell office:value-type="float" office:value="2" calcext:value-type="float">
            <text:p>2</text:p>
          </table:table-cell>
          <table:table-cell office:value-type="float" office:value="0.0125802189247168" calcext:value-type="float">
            <text:p>1,26E-02</text:p>
          </table:table-cell>
          <table:table-cell office:value-type="float" office:value="0.0126757085390293" calcext:value-type="float">
            <text:p>1,27E-02</text:p>
          </table:table-cell>
          <table:table-cell office:value-type="float" office:value="0.000192960963554761" calcext:value-type="float">
            <text:p>1,93E-04</text:p>
          </table:table-cell>
          <table:table-cell office:value-type="float" office:value="0.000114019738681622" calcext:value-type="float">
            <text:p>1,14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5227886572072" calcext:value-type="float">
            <text:p>5,52E-04</text:p>
          </table:table-cell>
          <table:table-cell office:value-type="float" office:value="4" calcext:value-type="float">
            <text:p>4</text:p>
          </table:table-cell>
          <table:table-cell office:value-type="float" office:value="0.000550540842900621" calcext:value-type="float">
            <text:p>5,51E-04</text:p>
          </table:table-cell>
          <table:table-cell office:value-type="float" office:value="0.00055627757012399" calcext:value-type="float">
            <text:p>5,56E-04</text:p>
          </table:table-cell>
          <table:table-cell office:value-type="float" office:value="0.0000120629960546336" calcext:value-type="float">
            <text:p>1,21E-05</text:p>
          </table:table-cell>
          <table:table-cell office:value-type="float" office:value="0.00000777297728706481" calcext:value-type="float">
            <text:p>7,7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65812696310219" calcext:value-type="float">
            <text:p>5,66E-04</text:p>
          </table:table-cell>
          <table:table-cell office:value-type="float" office:value="4" calcext:value-type="float">
            <text:p>4</text:p>
          </table:table-cell>
          <table:table-cell office:value-type="float" office:value="0.000564317787319673" calcext:value-type="float">
            <text:p>5,64E-04</text:p>
          </table:table-cell>
          <table:table-cell office:value-type="float" office:value="0.000567210217600681" calcext:value-type="float">
            <text:p>5,67E-04</text:p>
          </table:table-cell>
          <table:table-cell office:value-type="float" office:value="0.00000754571280335846" calcext:value-type="float">
            <text:p>7,55E-06</text:p>
          </table:table-cell>
          <table:table-cell office:value-type="float" office:value="0.00000716907542042435" calcext:value-type="float">
            <text:p>7,1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617005012952295" calcext:value-type="float">
            <text:p>6,17E-05</text:p>
          </table:table-cell>
          <table:table-cell office:value-type="float" office:value="4" calcext:value-type="float">
            <text:p>4</text:p>
          </table:table-cell>
          <table:table-cell office:value-type="float" office:value="0.0000615319564860669" calcext:value-type="float">
            <text:p>6,15E-05</text:p>
          </table:table-cell>
          <table:table-cell office:value-type="float" office:value="0.0000618505750302777" calcext:value-type="float">
            <text:p>6,19E-05</text:p>
          </table:table-cell>
          <table:table-cell office:value-type="float" office:value="0.000000799634671692349" calcext:value-type="float">
            <text:p>8,00E-07</text:p>
          </table:table-cell>
          <table:table-cell office:value-type="float" office:value="0.000000733122333088005" calcext:value-type="float">
            <text:p>7,3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627012253018531" calcext:value-type="float">
            <text:p>6,27E-05</text:p>
          </table:table-cell>
          <table:table-cell office:value-type="float" office:value="4" calcext:value-type="float">
            <text:p>4</text:p>
          </table:table-cell>
          <table:table-cell office:value-type="float" office:value="0.0000625604028476426" calcext:value-type="float">
            <text:p>6,26E-05</text:p>
          </table:table-cell>
          <table:table-cell office:value-type="float" office:value="0.0000628671993933436" calcext:value-type="float">
            <text:p>6,29E-05</text:p>
          </table:table-cell>
          <table:table-cell office:value-type="float" office:value="0.000000785795966189253" calcext:value-type="float">
            <text:p>7,86E-07</text:p>
          </table:table-cell>
          <table:table-cell office:value-type="float" office:value="0.000000717362554242036" calcext:value-type="float">
            <text:p>7,1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86673359073202" calcext:value-type="float">
            <text:p>4,87E-04</text:p>
          </table:table-cell>
          <table:table-cell office:value-type="float" office:value="4" calcext:value-type="float">
            <text:p>4</text:p>
          </table:table-cell>
          <table:table-cell office:value-type="float" office:value="0.0004856999163262" calcext:value-type="float">
            <text:p>4,86E-04</text:p>
          </table:table-cell>
          <table:table-cell office:value-type="float" office:value="0.000487706561669701" calcext:value-type="float">
            <text:p>4,88E-04</text:p>
          </table:table-cell>
          <table:table-cell office:value-type="float" office:value="0.00000533744275139558" calcext:value-type="float">
            <text:p>5,34E-06</text:p>
          </table:table-cell>
          <table:table-cell office:value-type="float" office:value="0.00000491444155293858" calcext:value-type="float">
            <text:p>4,9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2893509362654" calcext:value-type="float">
            <text:p>1,33E-05</text:p>
          </table:table-cell>
          <table:table-cell office:value-type="float" office:value="4" calcext:value-type="float">
            <text:p>4</text:p>
          </table:table-cell>
          <table:table-cell office:value-type="float" office:value="0.000013190805041178" calcext:value-type="float">
            <text:p>1,32E-05</text:p>
          </table:table-cell>
          <table:table-cell office:value-type="float" office:value="0.0000135082132218172" calcext:value-type="float">
            <text:p>1,35E-05</text:p>
          </table:table-cell>
          <table:table-cell office:value-type="float" office:value="0.000000645401665786203" calcext:value-type="float">
            <text:p>6,45E-07</text:p>
          </table:table-cell>
          <table:table-cell office:value-type="float" office:value="0.000000422006909859303" calcext:value-type="float">
            <text:p>4,2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9047459793191" calcext:value-type="float">
            <text:p>2,90E-05</text:p>
          </table:table-cell>
          <table:table-cell office:value-type="float" office:value="4" calcext:value-type="float">
            <text:p>4</text:p>
          </table:table-cell>
          <table:table-cell office:value-type="float" office:value="0.000028520872518537" calcext:value-type="float">
            <text:p>2,85E-05</text:p>
          </table:table-cell>
          <table:table-cell office:value-type="float" office:value="0.0000295639318190966" calcext:value-type="float">
            <text:p>2,96E-05</text:p>
          </table:table-cell>
          <table:table-cell office:value-type="float" office:value="0.00000267555150381312" calcext:value-type="float">
            <text:p>2,68E-06</text:p>
          </table:table-cell>
          <table:table-cell office:value-type="float" office:value="0.00000243852334936314" calcext:value-type="float">
            <text:p>2,4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2819449225737" calcext:value-type="float">
            <text:p>2,53E-05</text:p>
          </table:table-cell>
          <table:table-cell office:value-type="float" office:value="4" calcext:value-type="float">
            <text:p>4</text:p>
          </table:table-cell>
          <table:table-cell office:value-type="float" office:value="0.0000251655934745191" calcext:value-type="float">
            <text:p>2,52E-05</text:p>
          </table:table-cell>
          <table:table-cell office:value-type="float" office:value="0.0000254719171429248" calcext:value-type="float">
            <text:p>2,55E-05</text:p>
          </table:table-cell>
          <table:table-cell office:value-type="float" office:value="0.000000721737139926807" calcext:value-type="float">
            <text:p>7,22E-07</text:p>
          </table:table-cell>
          <table:table-cell office:value-type="float" office:value="0.000000468206828087834" calcext:value-type="float">
            <text:p>4,6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7836438843948" calcext:value-type="float">
            <text:p>0,22783643884394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226858494357586" calcext:value-type="float">
            <text:p>0,226858494357586</text:p>
          </table:table-cell>
          <table:table-cell table:style-name="Default" office:value-type="float" office:value="0.230477721063027" calcext:value-type="float">
            <text:p>0,230477721063027</text:p>
          </table:table-cell>
          <table:table-cell office:value-type="float" office:value="0.00368804776410209" calcext:value-type="float">
            <text:p>3,69E-03</text:p>
          </table:table-cell>
          <table:table-cell office:value-type="float" office:value="0.00140588630340561" calcext:value-type="float">
            <text:p>1,4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68896927697824" calcext:value-type="float">
            <text:p>0,2688969276978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267417715421956" calcext:value-type="float">
            <text:p>0,267417715421956</text:p>
          </table:table-cell>
          <table:table-cell table:style-name="Default" office:value-type="float" office:value="0.270896673932583" calcext:value-type="float">
            <text:p>0,270896673932583</text:p>
          </table:table-cell>
          <table:table-cell office:value-type="float" office:value="0.00392741089914632" calcext:value-type="float">
            <text:p>3,93E-03</text:p>
          </table:table-cell>
          <table:table-cell office:value-type="float" office:value="0.00294838681210087" calcext:value-type="float">
            <text:p>2,9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086925334288" calcext:value-type="float">
            <text:p>0,1108692533428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109873580904682" calcext:value-type="float">
            <text:p>0,109873580904682</text:p>
          </table:table-cell>
          <table:table-cell table:style-name="Default" office:value-type="float" office:value="0.112124417622443" calcext:value-type="float">
            <text:p>0,112124417622443</text:p>
          </table:table-cell>
          <table:table-cell office:value-type="float" office:value="0.0031805970995971" calcext:value-type="float">
            <text:p>3,18E-03</text:p>
          </table:table-cell>
          <table:table-cell office:value-type="float" office:value="0.00266113191679974" calcext:value-type="float">
            <text:p>2,6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0256827726313" calcext:value-type="float">
            <text:p>0,11025682772631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109218457820829" calcext:value-type="float">
            <text:p>0,109218457820829</text:p>
          </table:table-cell>
          <table:table-cell table:style-name="Default" office:value-type="float" office:value="0.111536086657878" calcext:value-type="float">
            <text:p>0,111536086657878</text:p>
          </table:table-cell>
          <table:table-cell office:value-type="float" office:value="0.00333197598978867" calcext:value-type="float">
            <text:p>3,33E-03</text:p>
          </table:table-cell>
          <table:table-cell office:value-type="float" office:value="0.00267668188827052" calcext:value-type="float">
            <text:p>2,6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4130920642699" calcext:value-type="float">
            <text:p>0,18413092064269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183552646787696" calcext:value-type="float">
            <text:p>0,183552646787696</text:p>
          </table:table-cell>
          <table:table-cell table:style-name="Default" office:value-type="float" office:value="0.184820929807161" calcext:value-type="float">
            <text:p>0,184820929807161</text:p>
          </table:table-cell>
          <table:table-cell office:value-type="float" office:value="0.00158472385248484" calcext:value-type="float">
            <text:p>1,58E-03</text:p>
          </table:table-cell>
          <table:table-cell office:value-type="float" office:value="0.00118537378245419" calcext:value-type="float">
            <text:p>1,19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8479824548728" calcext:value-type="float">
            <text:p>6,48E-03</text:p>
          </table:table-cell>
          <table:table-cell office:value-type="float" office:value="4" calcext:value-type="float">
            <text:p>4</text:p>
          </table:table-cell>
          <table:table-cell office:value-type="float" office:value="0.00647272430481706" calcext:value-type="float">
            <text:p>6,47E-03</text:p>
          </table:table-cell>
          <table:table-cell office:value-type="float" office:value="0.00650100736973803" calcext:value-type="float">
            <text:p>6,50E-03</text:p>
          </table:table-cell>
          <table:table-cell office:value-type="float" office:value="0.000062370092428545" calcext:value-type="float">
            <text:p>6,24E-05</text:p>
          </table:table-cell>
          <table:table-cell office:value-type="float" office:value="0.0000483450538737201" calcext:value-type="float">
            <text:p>4,8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7852144598557" calcext:value-type="float">
            <text:p>1,28E-02</text:p>
          </table:table-cell>
          <table:table-cell office:value-type="float" office:value="4" calcext:value-type="float">
            <text:p>4</text:p>
          </table:table-cell>
          <table:table-cell office:value-type="float" office:value="0.0127546841918871" calcext:value-type="float">
            <text:p>1,28E-02</text:p>
          </table:table-cell>
          <table:table-cell office:value-type="float" office:value="0.0128373222553711" calcext:value-type="float">
            <text:p>1,28E-02</text:p>
          </table:table-cell>
          <table:table-cell office:value-type="float" office:value="0.000155622804836934" calcext:value-type="float">
            <text:p>1,56E-04</text:p>
          </table:table-cell>
          <table:table-cell office:value-type="float" office:value="0.000121107830902664" calcext:value-type="float">
            <text:p>1,21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7197469546694" calcext:value-type="float">
            <text:p>1,27E-02</text:p>
          </table:table-cell>
          <table:table-cell office:value-type="float" office:value="4" calcext:value-type="float">
            <text:p>4</text:p>
          </table:table-cell>
          <table:table-cell office:value-type="float" office:value="0.0126410951848372" calcext:value-type="float">
            <text:p>1,26E-02</text:p>
          </table:table-cell>
          <table:table-cell office:value-type="float" office:value="0.0128350837923204" calcext:value-type="float">
            <text:p>1,28E-02</text:p>
          </table:table-cell>
          <table:table-cell office:value-type="float" office:value="0.00038439144844198" calcext:value-type="float">
            <text:p>3,84E-04</text:p>
          </table:table-cell>
          <table:table-cell office:value-type="float" office:value="0.000278121500307907" calcext:value-type="float">
            <text:p>2,78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40461996221393" calcext:value-type="float">
            <text:p>5,40E-04</text:p>
          </table:table-cell>
          <table:table-cell office:value-type="float" office:value="8" calcext:value-type="float">
            <text:p>8</text:p>
          </table:table-cell>
          <table:table-cell office:value-type="float" office:value="0.000539778122450499" calcext:value-type="float">
            <text:p>5,40E-04</text:p>
          </table:table-cell>
          <table:table-cell office:value-type="float" office:value="0.000541143989057396" calcext:value-type="float">
            <text:p>5,41E-04</text:p>
          </table:table-cell>
          <table:table-cell office:value-type="float" office:value="0.00000340378132139339" calcext:value-type="float">
            <text:p>3,40E-06</text:p>
          </table:table-cell>
          <table:table-cell office:value-type="float" office:value="0.00000292193152437479" calcext:value-type="float">
            <text:p>2,9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7165123511147" calcext:value-type="float">
            <text:p>5,57E-04</text:p>
          </table:table-cell>
          <table:table-cell office:value-type="float" office:value="8" calcext:value-type="float">
            <text:p>8</text:p>
          </table:table-cell>
          <table:table-cell office:value-type="float" office:value="0.000556510912219562" calcext:value-type="float">
            <text:p>5,57E-04</text:p>
          </table:table-cell>
          <table:table-cell office:value-type="float" office:value="0.000557975943017987" calcext:value-type="float">
            <text:p>5,58E-04</text:p>
          </table:table-cell>
          <table:table-cell office:value-type="float" office:value="0.00000349856725191138" calcext:value-type="float">
            <text:p>3,50E-06</text:p>
          </table:table-cell>
          <table:table-cell office:value-type="float" office:value="0.00000302204524094251" calcext:value-type="float">
            <text:p>3,0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8542798834326" calcext:value-type="float">
            <text:p>5,89E-05</text:p>
          </table:table-cell>
          <table:table-cell office:value-type="float" office:value="8" calcext:value-type="float">
            <text:p>8</text:p>
          </table:table-cell>
          <table:table-cell office:value-type="float" office:value="0.0000586698559366776" calcext:value-type="float">
            <text:p>5,87E-05</text:p>
          </table:table-cell>
          <table:table-cell office:value-type="float" office:value="0.0000590762537160891" calcext:value-type="float">
            <text:p>5,91E-05</text:p>
          </table:table-cell>
          <table:table-cell office:value-type="float" office:value="0.00000101319454424782" calcext:value-type="float">
            <text:p>1,01E-06</text:p>
          </table:table-cell>
          <table:table-cell office:value-type="float" office:value="0.00000081457130610904" calcext:value-type="float">
            <text:p>8,1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7852388492351" calcext:value-type="float">
            <text:p>5,88E-05</text:p>
          </table:table-cell>
          <table:table-cell office:value-type="float" office:value="8" calcext:value-type="float">
            <text:p>8</text:p>
          </table:table-cell>
          <table:table-cell office:value-type="float" office:value="0.0000585979786909764" calcext:value-type="float">
            <text:p>5,86E-05</text:p>
          </table:table-cell>
          <table:table-cell office:value-type="float" office:value="0.0000590087347987246" calcext:value-type="float">
            <text:p>5,90E-05</text:p>
          </table:table-cell>
          <table:table-cell office:value-type="float" office:value="0.000000993246999383373" calcext:value-type="float">
            <text:p>9,93E-07</text:p>
          </table:table-cell>
          <table:table-cell office:value-type="float" office:value="0.000000888425046478431" calcext:value-type="float">
            <text:p>8,8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85048313797387" calcext:value-type="float">
            <text:p>4,85E-04</text:p>
          </table:table-cell>
          <table:table-cell office:value-type="float" office:value="8" calcext:value-type="float">
            <text:p>8</text:p>
          </table:table-cell>
          <table:table-cell office:value-type="float" office:value="0.000483515943075351" calcext:value-type="float">
            <text:p>4,84E-04</text:p>
          </table:table-cell>
          <table:table-cell office:value-type="float" office:value="0.000487121513738051" calcext:value-type="float">
            <text:p>4,87E-04</text:p>
          </table:table-cell>
          <table:table-cell office:value-type="float" office:value="0.00000838525932509773" calcext:value-type="float">
            <text:p>8,39E-06</text:p>
          </table:table-cell>
          <table:table-cell office:value-type="float" office:value="0.00000632163977169516" calcext:value-type="float">
            <text:p>6,3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0879593035878" calcext:value-type="float">
            <text:p>1,31E-05</text:p>
          </table:table-cell>
          <table:table-cell office:value-type="float" office:value="8" calcext:value-type="float">
            <text:p>8</text:p>
          </table:table-cell>
          <table:table-cell office:value-type="float" office:value="0.0000130364406421424" calcext:value-type="float">
            <text:p>1,30E-05</text:p>
          </table:table-cell>
          <table:table-cell office:value-type="float" office:value="0.0000132135030235915" calcext:value-type="float">
            <text:p>1,32E-05</text:p>
          </table:table-cell>
          <table:table-cell office:value-type="float" office:value="0.000000375051153210218" calcext:value-type="float">
            <text:p>3,75E-07</text:p>
          </table:table-cell>
          <table:table-cell office:value-type="float" office:value="0.000000151167524174697" calcext:value-type="float">
            <text:p>1,5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3562769597694" calcext:value-type="float">
            <text:p>2,54E-05</text:p>
          </table:table-cell>
          <table:table-cell office:value-type="float" office:value="8" calcext:value-type="float">
            <text:p>8</text:p>
          </table:table-cell>
          <table:table-cell office:value-type="float" office:value="0.0000252461019465428" calcext:value-type="float">
            <text:p>2,52E-05</text:p>
          </table:table-cell>
          <table:table-cell office:value-type="float" office:value="0.0000256380869909804" calcext:value-type="float">
            <text:p>2,56E-05</text:p>
          </table:table-cell>
          <table:table-cell office:value-type="float" office:value="0.000000785213345010666" calcext:value-type="float">
            <text:p>7,85E-07</text:p>
          </table:table-cell>
          <table:table-cell office:value-type="float" office:value="0.000000320679944081906" calcext:value-type="float">
            <text:p>3,2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2195494434404" calcext:value-type="float">
            <text:p>2,52E-05</text:p>
          </table:table-cell>
          <table:table-cell office:value-type="float" office:value="8" calcext:value-type="float">
            <text:p>8</text:p>
          </table:table-cell>
          <table:table-cell office:value-type="float" office:value="0.0000251679889686252" calcext:value-type="float">
            <text:p>2,52E-05</text:p>
          </table:table-cell>
          <table:table-cell office:value-type="float" office:value="0.0000253752849904332" calcext:value-type="float">
            <text:p>2,54E-05</text:p>
          </table:table-cell>
          <table:table-cell office:value-type="float" office:value="0.000000409212564250885" calcext:value-type="float">
            <text:p>4,09E-07</text:p>
          </table:table-cell>
          <table:table-cell office:value-type="float" office:value="0.000000178632348252623" calcext:value-type="float">
            <text:p>1,7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4757733931191" calcext:value-type="float">
            <text:p>0,22475773393119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22418796711744" calcext:value-type="float">
            <text:p>0,22418796711744</text:p>
          </table:table-cell>
          <table:table-cell table:style-name="Default" office:value-type="float" office:value="0.225469204541474" calcext:value-type="float">
            <text:p>0,225469204541474</text:p>
          </table:table-cell>
          <table:table-cell office:value-type="float" office:value="0.00149422327775289" calcext:value-type="float">
            <text:p>1,49E-03</text:p>
          </table:table-cell>
          <table:table-cell office:value-type="float" office:value="0.00125480246562073" calcext:value-type="float">
            <text:p>1,2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69333051087285" calcext:value-type="float">
            <text:p>0,26933305108728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267896237937598" calcext:value-type="float">
            <text:p>0,267896237937598</text:p>
          </table:table-cell>
          <table:table-cell table:style-name="Default" office:value-type="float" office:value="0.271653107290594" calcext:value-type="float">
            <text:p>0,271653107290594</text:p>
          </table:table-cell>
          <table:table-cell office:value-type="float" office:value="0.00448820153281703" calcext:value-type="float">
            <text:p>4,49E-03</text:p>
          </table:table-cell>
          <table:table-cell office:value-type="float" office:value="0.00280832736332948" calcext:value-type="float">
            <text:p>2,8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1780433077719" calcext:value-type="float">
            <text:p>0,11178043307771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1103160070062" calcext:value-type="float">
            <text:p>0,1103160070062</text:p>
          </table:table-cell>
          <table:table-cell table:style-name="Default" office:value-type="float" office:value="0.113272471153966" calcext:value-type="float">
            <text:p>0,113272471153966</text:p>
          </table:table-cell>
          <table:table-cell office:value-type="float" office:value="0.00419159749428234" calcext:value-type="float">
            <text:p>4,19E-03</text:p>
          </table:table-cell>
          <table:table-cell office:value-type="float" office:value="0.00354026426639302" calcext:value-type="float">
            <text:p>3,5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0336740977186" calcext:value-type="float">
            <text:p>0,1103367409771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109140532052204" calcext:value-type="float">
            <text:p>0,109140532052204</text:p>
          </table:table-cell>
          <table:table-cell table:style-name="Default" office:value-type="float" office:value="0.111829897944628" calcext:value-type="float">
            <text:p>0,111829897944628</text:p>
          </table:table-cell>
          <table:table-cell office:value-type="float" office:value="0.00382684956458842" calcext:value-type="float">
            <text:p>3,83E-03</text:p>
          </table:table-cell>
          <table:table-cell office:value-type="float" office:value="0.0029499114070825" calcext:value-type="float">
            <text:p>2,9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3249098026637" calcext:value-type="float">
            <text:p>0,18324909802663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182629237794158" calcext:value-type="float">
            <text:p>0,182629237794158</text:p>
          </table:table-cell>
          <table:table-cell table:style-name="Default" office:value-type="float" office:value="0.183832290351783" calcext:value-type="float">
            <text:p>0,183832290351783</text:p>
          </table:table-cell>
          <table:table-cell office:value-type="float" office:value="0.00148354818113735" calcext:value-type="float">
            <text:p>1,48E-03</text:p>
          </table:table-cell>
          <table:table-cell office:value-type="float" office:value="0.00114020679142467" calcext:value-type="float">
            <text:p>1,1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4588335990779" calcext:value-type="float">
            <text:p>6,45E-03</text:p>
          </table:table-cell>
          <table:table-cell office:value-type="float" office:value="8" calcext:value-type="float">
            <text:p>8</text:p>
          </table:table-cell>
          <table:table-cell office:value-type="float" office:value="0.00643267778750445" calcext:value-type="float">
            <text:p>6,43E-03</text:p>
          </table:table-cell>
          <table:table-cell office:value-type="float" office:value="0.00647504923482874" calcext:value-type="float">
            <text:p>6,48E-03</text:p>
          </table:table-cell>
          <table:table-cell office:value-type="float" office:value="0.0000874358479352214" calcext:value-type="float">
            <text:p>8,74E-05</text:p>
          </table:table-cell>
          <table:table-cell office:value-type="float" office:value="0.000050111050853473" calcext:value-type="float">
            <text:p>5,0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6785884081887" calcext:value-type="float">
            <text:p>1,27E-02</text:p>
          </table:table-cell>
          <table:table-cell office:value-type="float" office:value="8" calcext:value-type="float">
            <text:p>8</text:p>
          </table:table-cell>
          <table:table-cell office:value-type="float" office:value="0.0126510340623904" calcext:value-type="float">
            <text:p>1,27E-02</text:p>
          </table:table-cell>
          <table:table-cell office:value-type="float" office:value="0.0127334107353901" calcext:value-type="float">
            <text:p>1,27E-02</text:p>
          </table:table-cell>
          <table:table-cell office:value-type="float" office:value="0.000157443003145348" calcext:value-type="float">
            <text:p>1,57E-04</text:p>
          </table:table-cell>
          <table:table-cell office:value-type="float" office:value="0.000103611425947349" calcext:value-type="float">
            <text:p>1,04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6229386477924" calcext:value-type="float">
            <text:p>1,26E-02</text:p>
          </table:table-cell>
          <table:table-cell office:value-type="float" office:value="8" calcext:value-type="float">
            <text:p>8</text:p>
          </table:table-cell>
          <table:table-cell office:value-type="float" office:value="0.0126040004190344" calcext:value-type="float">
            <text:p>1,26E-02</text:p>
          </table:table-cell>
          <table:table-cell office:value-type="float" office:value="0.0126430346869143" calcext:value-type="float">
            <text:p>1,26E-02</text:p>
          </table:table-cell>
          <table:table-cell office:value-type="float" office:value="0.000087200358602333" calcext:value-type="float">
            <text:p>8,72E-05</text:p>
          </table:table-cell>
          <table:table-cell office:value-type="float" office:value="0.0000748687870929855" calcext:value-type="float">
            <text:p>7,4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38496459475947" calcext:value-type="float">
            <text:p>5,38E-04</text:p>
          </table:table-cell>
          <table:table-cell office:value-type="float" office:value="16" calcext:value-type="float">
            <text:p>16</text:p>
          </table:table-cell>
          <table:table-cell office:value-type="float" office:value="0.000537218153483774" calcext:value-type="float">
            <text:p>5,37E-04</text:p>
          </table:table-cell>
          <table:table-cell office:value-type="float" office:value="0.000540280230945081" calcext:value-type="float">
            <text:p>5,40E-04</text:p>
          </table:table-cell>
          <table:table-cell office:value-type="float" office:value="0.00000728085472716895" calcext:value-type="float">
            <text:p>7,28E-06</text:p>
          </table:table-cell>
          <table:table-cell office:value-type="float" office:value="0.00000538805721104976" calcext:value-type="float">
            <text:p>5,3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8230717258598" calcext:value-type="float">
            <text:p>5,58E-04</text:p>
          </table:table-cell>
          <table:table-cell office:value-type="float" office:value="16" calcext:value-type="float">
            <text:p>16</text:p>
          </table:table-cell>
          <table:table-cell office:value-type="float" office:value="0.000557726961998707" calcext:value-type="float">
            <text:p>5,58E-04</text:p>
          </table:table-cell>
          <table:table-cell office:value-type="float" office:value="0.000558652780707936" calcext:value-type="float">
            <text:p>5,59E-04</text:p>
          </table:table-cell>
          <table:table-cell office:value-type="float" office:value="0.000002223211266804" calcext:value-type="float">
            <text:p>2,22E-06</text:p>
          </table:table-cell>
          <table:table-cell office:value-type="float" office:value="0.0000019124884159331" calcext:value-type="float">
            <text:p>1,9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9853830221057" calcext:value-type="float">
            <text:p>6,00E-05</text:p>
          </table:table-cell>
          <table:table-cell office:value-type="float" office:value="16" calcext:value-type="float">
            <text:p>16</text:p>
          </table:table-cell>
          <table:table-cell office:value-type="float" office:value="0.0000598122592807763" calcext:value-type="float">
            <text:p>5,98E-05</text:p>
          </table:table-cell>
          <table:table-cell office:value-type="float" office:value="0.000060141541518694" calcext:value-type="float">
            <text:p>6,01E-05</text:p>
          </table:table-cell>
          <table:table-cell office:value-type="float" office:value="0.000000789764603515146" calcext:value-type="float">
            <text:p>7,90E-07</text:p>
          </table:table-cell>
          <table:table-cell office:value-type="float" office:value="0.000000692952816471791" calcext:value-type="float">
            <text:p>6,9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7290470655533" calcext:value-type="float">
            <text:p>5,87E-05</text:p>
          </table:table-cell>
          <table:table-cell office:value-type="float" office:value="16" calcext:value-type="float">
            <text:p>16</text:p>
          </table:table-cell>
          <table:table-cell office:value-type="float" office:value="0.000058589506868371" calcext:value-type="float">
            <text:p>5,86E-05</text:p>
          </table:table-cell>
          <table:table-cell office:value-type="float" office:value="0.0000588634547882566" calcext:value-type="float">
            <text:p>5,89E-05</text:p>
          </table:table-cell>
          <table:table-cell office:value-type="float" office:value="0.000000697756096531613" calcext:value-type="float">
            <text:p>6,98E-07</text:p>
          </table:table-cell>
          <table:table-cell office:value-type="float" office:value="0.000000613515685251355" calcext:value-type="float">
            <text:p>6,1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76810202136031" calcext:value-type="float">
            <text:p>4,77E-04</text:p>
          </table:table-cell>
          <table:table-cell office:value-type="float" office:value="16" calcext:value-type="float">
            <text:p>16</text:p>
          </table:table-cell>
          <table:table-cell office:value-type="float" office:value="0.000476148710375991" calcext:value-type="float">
            <text:p>4,76E-04</text:p>
          </table:table-cell>
          <table:table-cell office:value-type="float" office:value="0.000477532258130471" calcext:value-type="float">
            <text:p>4,78E-04</text:p>
          </table:table-cell>
          <table:table-cell office:value-type="float" office:value="0.00000328664581684949" calcext:value-type="float">
            <text:p>3,29E-06</text:p>
          </table:table-cell>
          <table:table-cell office:value-type="float" office:value="0.00000267915441489347" calcext:value-type="float">
            <text:p>2,6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0338354507319" calcext:value-type="float">
            <text:p>1,30E-05</text:p>
          </table:table-cell>
          <table:table-cell office:value-type="float" office:value="16" calcext:value-type="float">
            <text:p>16</text:p>
          </table:table-cell>
          <table:table-cell office:value-type="float" office:value="0.0000130031341272523" calcext:value-type="float">
            <text:p>1,30E-05</text:p>
          </table:table-cell>
          <table:table-cell office:value-type="float" office:value="0.0000130662719378903" calcext:value-type="float">
            <text:p>1,31E-05</text:p>
          </table:table-cell>
          <table:table-cell office:value-type="float" office:value="0.000000152962320670309" calcext:value-type="float">
            <text:p>1,53E-07</text:p>
          </table:table-cell>
          <table:table-cell office:value-type="float" office:value="0.000000139796431138535" calcext:value-type="float">
            <text:p>1,4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601883213025" calcext:value-type="float">
            <text:p>2,56E-05</text:p>
          </table:table-cell>
          <table:table-cell office:value-type="float" office:value="16" calcext:value-type="float">
            <text:p>16</text:p>
          </table:table-cell>
          <table:table-cell office:value-type="float" office:value="0.0000254458585130242" calcext:value-type="float">
            <text:p>2,54E-05</text:p>
          </table:table-cell>
          <table:table-cell office:value-type="float" office:value="0.0000258243383439015" calcext:value-type="float">
            <text:p>2,58E-05</text:p>
          </table:table-cell>
          <table:table-cell office:value-type="float" office:value="0.000000975390854181326" calcext:value-type="float">
            <text:p>9,75E-07</text:p>
          </table:table-cell>
          <table:table-cell office:value-type="float" office:value="0.000000836022913584207" calcext:value-type="float">
            <text:p>8,3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1658283677566" calcext:value-type="float">
            <text:p>2,52E-05</text:p>
          </table:table-cell>
          <table:table-cell office:value-type="float" office:value="16" calcext:value-type="float">
            <text:p>16</text:p>
          </table:table-cell>
          <table:table-cell office:value-type="float" office:value="0.0000251141101613876" calcext:value-type="float">
            <text:p>2,51E-05</text:p>
          </table:table-cell>
          <table:table-cell office:value-type="float" office:value="0.0000252393994589423" calcext:value-type="float">
            <text:p>2,52E-05</text:p>
          </table:table-cell>
          <table:table-cell office:value-type="float" office:value="0.000000294708927153894" calcext:value-type="float">
            <text:p>2,95E-07</text:p>
          </table:table-cell>
          <table:table-cell office:value-type="float" office:value="0.000000218033512463251" calcext:value-type="float">
            <text:p>2,1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2956010063099" calcext:value-type="float">
            <text:p>0,222956010063099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22236277759852" calcext:value-type="float">
            <text:p>0,22236277759852</text:p>
          </table:table-cell>
          <table:table-cell table:style-name="Default" office:value-type="float" office:value="0.223635589905617" calcext:value-type="float">
            <text:p>0,223635589905617</text:p>
          </table:table-cell>
          <table:table-cell office:value-type="float" office:value="0.0016202839867127" calcext:value-type="float">
            <text:p>1,62E-03</text:p>
          </table:table-cell>
          <table:table-cell office:value-type="float" office:value="0.00126561251023679" calcext:value-type="float">
            <text:p>1,27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67659915405134" calcext:value-type="float">
            <text:p>0,267659915405134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266623511075838" calcext:value-type="float">
            <text:p>0,266623511075838</text:p>
          </table:table-cell>
          <table:table-cell table:style-name="Default" office:value-type="float" office:value="0.269499612749282" calcext:value-type="float">
            <text:p>0,269499612749282</text:p>
          </table:table-cell>
          <table:table-cell office:value-type="float" office:value="0.00315258040452196" calcext:value-type="float">
            <text:p>3,15E-03</text:p>
          </table:table-cell>
          <table:table-cell office:value-type="float" office:value="0.00207542945250099" calcext:value-type="float">
            <text:p>2,0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044560905226" calcext:value-type="float">
            <text:p>0,11044560905226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109480595793563" calcext:value-type="float">
            <text:p>0,109480595793563</text:p>
          </table:table-cell>
          <table:table-cell table:style-name="Default" office:value-type="float" office:value="0.111526180277493" calcext:value-type="float">
            <text:p>0,111526180277493</text:p>
          </table:table-cell>
          <table:table-cell office:value-type="float" office:value="0.00289493973032319" calcext:value-type="float">
            <text:p>2,89E-03</text:p>
          </table:table-cell>
          <table:table-cell office:value-type="float" office:value="0.00237563471697183" calcext:value-type="float">
            <text:p>2,3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09945458988474" calcext:value-type="float">
            <text:p>0,109945458988474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10886361473334" calcext:value-type="float">
            <text:p>0,10886361473334</text:p>
          </table:table-cell>
          <table:table-cell table:style-name="Default" office:value-type="float" office:value="0.111435342032794" calcext:value-type="float">
            <text:p>0,111435342032794</text:p>
          </table:table-cell>
          <table:table-cell office:value-type="float" office:value="0.00377183235813421" calcext:value-type="float">
            <text:p>3,77E-03</text:p>
          </table:table-cell>
          <table:table-cell office:value-type="float" office:value="0.00290375337061342" calcext:value-type="float">
            <text:p>2,9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248429261261" calcext:value-type="float">
            <text:p>0,1824842926126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181989725454497" calcext:value-type="float">
            <text:p>0,181989725454497</text:p>
          </table:table-cell>
          <table:table-cell table:style-name="Default" office:value-type="float" office:value="0.183057411860512" calcext:value-type="float">
            <text:p>0,183057411860512</text:p>
          </table:table-cell>
          <table:table-cell office:value-type="float" office:value="0.00134510559293103" calcext:value-type="float">
            <text:p>1,35E-03</text:p>
          </table:table-cell>
          <table:table-cell office:value-type="float" office:value="0.000975784770045456" calcext:value-type="float">
            <text:p>9,76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2078947565603" calcext:value-type="float">
            <text:p>6,42E-03</text:p>
          </table:table-cell>
          <table:table-cell office:value-type="float" office:value="16" calcext:value-type="float">
            <text:p>16</text:p>
          </table:table-cell>
          <table:table-cell office:value-type="float" office:value="0.00641380011670193" calcext:value-type="float">
            <text:p>6,41E-03</text:p>
          </table:table-cell>
          <table:table-cell office:value-type="float" office:value="0.00642816637005752" calcext:value-type="float">
            <text:p>6,43E-03</text:p>
          </table:table-cell>
          <table:table-cell office:value-type="float" office:value="0.0000332019703125428" calcext:value-type="float">
            <text:p>3,32E-05</text:p>
          </table:table-cell>
          <table:table-cell office:value-type="float" office:value="0.0000275829895625951" calcext:value-type="float">
            <text:p>2,7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7825513427729" calcext:value-type="float">
            <text:p>1,28E-02</text:p>
          </table:table-cell>
          <table:table-cell office:value-type="float" office:value="16" calcext:value-type="float">
            <text:p>16</text:p>
          </table:table-cell>
          <table:table-cell office:value-type="float" office:value="0.0127558676473468" calcext:value-type="float">
            <text:p>1,28E-02</text:p>
          </table:table-cell>
          <table:table-cell office:value-type="float" office:value="0.0128157510625973" calcext:value-type="float">
            <text:p>1,28E-02</text:p>
          </table:table-cell>
          <table:table-cell office:value-type="float" office:value="0.000125187834262134" calcext:value-type="float">
            <text:p>1,25E-04</text:p>
          </table:table-cell>
          <table:table-cell office:value-type="float" office:value="0.000108645375350213" calcext:value-type="float">
            <text:p>1,09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7773226972994" calcext:value-type="float">
            <text:p>1,28E-02</text:p>
          </table:table-cell>
          <table:table-cell office:value-type="float" office:value="16" calcext:value-type="float">
            <text:p>16</text:p>
          </table:table-cell>
          <table:table-cell office:value-type="float" office:value="0.0127182191781234" calcext:value-type="float">
            <text:p>1,27E-02</text:p>
          </table:table-cell>
          <table:table-cell office:value-type="float" office:value="0.0128805433552839" calcext:value-type="float">
            <text:p>1,29E-02</text:p>
          </table:table-cell>
          <table:table-cell office:value-type="float" office:value="0.000327436832345417" calcext:value-type="float">
            <text:p>3,27E-04</text:p>
          </table:table-cell>
          <table:table-cell office:value-type="float" office:value="0.000235471479866705" calcext:value-type="float">
            <text:p>2,3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38948355228645" calcext:value-type="float">
            <text:p>5,39E-04</text:p>
          </table:table-cell>
          <table:table-cell office:value-type="float" office:value="32" calcext:value-type="float">
            <text:p>32</text:p>
          </table:table-cell>
          <table:table-cell office:value-type="float" office:value="0.000538100234825351" calcext:value-type="float">
            <text:p>5,38E-04</text:p>
          </table:table-cell>
          <table:table-cell office:value-type="float" office:value="0.000539916663154953" calcext:value-type="float">
            <text:p>5,40E-04</text:p>
          </table:table-cell>
          <table:table-cell office:value-type="float" office:value="0.00000468463718546028" calcext:value-type="float">
            <text:p>4,68E-06</text:p>
          </table:table-cell>
          <table:table-cell office:value-type="float" office:value="0.00000393613727375903" calcext:value-type="float">
            <text:p>3,9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62157943527886" calcext:value-type="float">
            <text:p>5,62E-04</text:p>
          </table:table-cell>
          <table:table-cell office:value-type="float" office:value="32" calcext:value-type="float">
            <text:p>32</text:p>
          </table:table-cell>
          <table:table-cell office:value-type="float" office:value="0.000561318650577747" calcext:value-type="float">
            <text:p>5,61E-04</text:p>
          </table:table-cell>
          <table:table-cell office:value-type="float" office:value="0.000563260400458306" calcext:value-type="float">
            <text:p>5,63E-04</text:p>
          </table:table-cell>
          <table:table-cell office:value-type="float" office:value="0.00000484424307955804" calcext:value-type="float">
            <text:p>4,84E-06</text:p>
          </table:table-cell>
          <table:table-cell office:value-type="float" office:value="0.0000041092942634568" calcext:value-type="float">
            <text:p>4,1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605045231125045" calcext:value-type="float">
            <text:p>6,05E-05</text:p>
          </table:table-cell>
          <table:table-cell office:value-type="float" office:value="32" calcext:value-type="float">
            <text:p>32</text:p>
          </table:table-cell>
          <table:table-cell office:value-type="float" office:value="0.0000603109412720248" calcext:value-type="float">
            <text:p>6,03E-05</text:p>
          </table:table-cell>
          <table:table-cell office:value-type="float" office:value="0.0000607186832713734" calcext:value-type="float">
            <text:p>6,07E-05</text:p>
          </table:table-cell>
          <table:table-cell office:value-type="float" office:value="0.000000986568162437339" calcext:value-type="float">
            <text:p>9,87E-07</text:p>
          </table:table-cell>
          <table:table-cell office:value-type="float" office:value="0.000000901821410088442" calcext:value-type="float">
            <text:p>9,0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1331235656727" calcext:value-type="float">
            <text:p>5,81E-05</text:p>
          </table:table-cell>
          <table:table-cell office:value-type="float" office:value="32" calcext:value-type="float">
            <text:p>32</text:p>
          </table:table-cell>
          <table:table-cell office:value-type="float" office:value="0.000057943798333031" calcext:value-type="float">
            <text:p>5,79E-05</text:p>
          </table:table-cell>
          <table:table-cell office:value-type="float" office:value="0.0000583303630123188" calcext:value-type="float">
            <text:p>5,83E-05</text:p>
          </table:table-cell>
          <table:table-cell office:value-type="float" office:value="0.000000993835265535404" calcext:value-type="float">
            <text:p>9,94E-07</text:p>
          </table:table-cell>
          <table:table-cell office:value-type="float" office:value="0.000000935219306312455" calcext:value-type="float">
            <text:p>9,3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78459065045381" calcext:value-type="float">
            <text:p>4,78E-04</text:p>
          </table:table-cell>
          <table:table-cell office:value-type="float" office:value="32" calcext:value-type="float">
            <text:p>32</text:p>
          </table:table-cell>
          <table:table-cell office:value-type="float" office:value="0.000477602748145027" calcext:value-type="float">
            <text:p>4,78E-04</text:p>
          </table:table-cell>
          <table:table-cell office:value-type="float" office:value="0.000479400388431312" calcext:value-type="float">
            <text:p>4,79E-04</text:p>
          </table:table-cell>
          <table:table-cell office:value-type="float" office:value="0.00000446572464933599" calcext:value-type="float">
            <text:p>4,47E-06</text:p>
          </table:table-cell>
          <table:table-cell office:value-type="float" office:value="0.00000401201537217758" calcext:value-type="float">
            <text:p>4,0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29663825018375" calcext:value-type="float">
            <text:p>1,30E-05</text:p>
          </table:table-cell>
          <table:table-cell office:value-type="float" office:value="32" calcext:value-type="float">
            <text:p>32</text:p>
          </table:table-cell>
          <table:table-cell office:value-type="float" office:value="0.0000129494163922971" calcext:value-type="float">
            <text:p>1,29E-05</text:p>
          </table:table-cell>
          <table:table-cell office:value-type="float" office:value="0.000012985081656817" calcext:value-type="float">
            <text:p>1,30E-05</text:p>
          </table:table-cell>
          <table:table-cell office:value-type="float" office:value="0.0000000896116653018788" calcext:value-type="float">
            <text:p>8,96E-08</text:p>
          </table:table-cell>
          <table:table-cell office:value-type="float" office:value="0.0000000766825869891934" calcext:value-type="float">
            <text:p>7,6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3857446501098" calcext:value-type="float">
            <text:p>2,54E-05</text:p>
          </table:table-cell>
          <table:table-cell office:value-type="float" office:value="32" calcext:value-type="float">
            <text:p>32</text:p>
          </table:table-cell>
          <table:table-cell office:value-type="float" office:value="0.0000253383620338269" calcext:value-type="float">
            <text:p>2,53E-05</text:p>
          </table:table-cell>
          <table:table-cell office:value-type="float" office:value="0.0000254665244741366" calcext:value-type="float">
            <text:p>2,55E-05</text:p>
          </table:table-cell>
          <table:table-cell office:value-type="float" office:value="0.00000029102739006597" calcext:value-type="float">
            <text:p>2,91E-07</text:p>
          </table:table-cell>
          <table:table-cell office:value-type="float" office:value="0.00000017628992757448" calcext:value-type="float">
            <text:p>1,7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3420393029464" calcext:value-type="float">
            <text:p>2,53E-05</text:p>
          </table:table-cell>
          <table:table-cell office:value-type="float" office:value="32" calcext:value-type="float">
            <text:p>32</text:p>
          </table:table-cell>
          <table:table-cell office:value-type="float" office:value="0.0000252417793355008" calcext:value-type="float">
            <text:p>2,52E-05</text:p>
          </table:table-cell>
          <table:table-cell office:value-type="float" office:value="0.0000254891359625711" calcext:value-type="float">
            <text:p>2,55E-05</text:p>
          </table:table-cell>
          <table:table-cell office:value-type="float" office:value="0.000000592998323653793" calcext:value-type="float">
            <text:p>5,93E-07</text:p>
          </table:table-cell>
          <table:table-cell office:value-type="float" office:value="0.000000419283279737449" calcext:value-type="float">
            <text:p>4,1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1175224189128" calcext:value-type="float">
            <text:p>0,221175224189128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220757001213866" calcext:value-type="float">
            <text:p>0,220757001213866</text:p>
          </table:table-cell>
          <table:table-cell table:style-name="Default" office:value-type="float" office:value="0.221920519045554" calcext:value-type="float">
            <text:p>0,221920519045554</text:p>
          </table:table-cell>
          <table:table-cell office:value-type="float" office:value="0.00133461524646489" calcext:value-type="float">
            <text:p>1,33E-03</text:p>
          </table:table-cell>
          <table:table-cell office:value-type="float" office:value="0.000922182345160153" calcext:value-type="float">
            <text:p>9,2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6763627991386" calcext:value-type="float">
            <text:p>0,26763627991386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266221225585948" calcext:value-type="float">
            <text:p>0,266221225585948</text:p>
          </table:table-cell>
          <table:table-cell table:style-name="Default" office:value-type="float" office:value="0.269969724867313" calcext:value-type="float">
            <text:p>0,269969724867313</text:p>
          </table:table-cell>
          <table:table-cell office:value-type="float" office:value="0.00437211647514343" calcext:value-type="float">
            <text:p>4,37E-03</text:p>
          </table:table-cell>
          <table:table-cell office:value-type="float" office:value="0.00300099744802808" calcext:value-type="float">
            <text:p>3,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2211309121157" calcext:value-type="float">
            <text:p>0,11221130912115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110638335090286" calcext:value-type="float">
            <text:p>0,110638335090286</text:p>
          </table:table-cell>
          <table:table-cell table:style-name="Default" office:value-type="float" office:value="0.11446433962402" calcext:value-type="float">
            <text:p>0,11446433962402</text:p>
          </table:table-cell>
          <table:table-cell office:value-type="float" office:value="0.00542629295083884" calcext:value-type="float">
            <text:p>5,43E-03</text:p>
          </table:table-cell>
          <table:table-cell office:value-type="float" office:value="0.0037979195762013" calcext:value-type="float">
            <text:p>3,8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2132644942355" calcext:value-type="float">
            <text:p>0,112132644942355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110286669902341" calcext:value-type="float">
            <text:p>0,110286669902341</text:p>
          </table:table-cell>
          <table:table-cell table:style-name="Default" office:value-type="float" office:value="0.114542557425608" calcext:value-type="float">
            <text:p>0,114542557425608</text:p>
          </table:table-cell>
          <table:table-cell office:value-type="float" office:value="0.00601221156714607" calcext:value-type="float">
            <text:p>6,01E-03</text:p>
          </table:table-cell>
          <table:table-cell office:value-type="float" office:value="0.0041915747015946" calcext:value-type="float">
            <text:p>4,19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1422608303048" calcext:value-type="float">
            <text:p>0,181422608303048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180535617796898" calcext:value-type="float">
            <text:p>0,180535617796898</text:p>
          </table:table-cell>
          <table:table-cell table:style-name="Default" office:value-type="float" office:value="0.182423889335509" calcext:value-type="float">
            <text:p>0,182423889335509</text:p>
          </table:table-cell>
          <table:table-cell office:value-type="float" office:value="0.00239341529525895" calcext:value-type="float">
            <text:p>2,39E-03</text:p>
          </table:table-cell>
          <table:table-cell office:value-type="float" office:value="0.00186076019213415" calcext:value-type="float">
            <text:p>1,8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51587159503158" calcext:value-type="float">
            <text:p>6,52E-03</text:p>
          </table:table-cell>
          <table:table-cell office:value-type="float" office:value="32" calcext:value-type="float">
            <text:p>32</text:p>
          </table:table-cell>
          <table:table-cell office:value-type="float" office:value="0.00648293637470557" calcext:value-type="float">
            <text:p>6,48E-03</text:p>
          </table:table-cell>
          <table:table-cell office:value-type="float" office:value="0.0065763724003321" calcext:value-type="float">
            <text:p>6,58E-03</text:p>
          </table:table-cell>
          <table:table-cell office:value-type="float" office:value="0.000201209187626733" calcext:value-type="float">
            <text:p>2,01E-04</text:p>
          </table:table-cell>
          <table:table-cell office:value-type="float" office:value="0.000125385502367919" calcext:value-type="float">
            <text:p>1,2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9401936706294" calcext:value-type="float">
            <text:p>1,29E-02</text:p>
          </table:table-cell>
          <table:table-cell office:value-type="float" office:value="32" calcext:value-type="float">
            <text:p>32</text:p>
          </table:table-cell>
          <table:table-cell office:value-type="float" office:value="0.012880183643668" calcext:value-type="float">
            <text:p>1,29E-02</text:p>
          </table:table-cell>
          <table:table-cell office:value-type="float" office:value="0.0130078987479358" calcext:value-type="float">
            <text:p>1,30E-02</text:p>
          </table:table-cell>
          <table:table-cell office:value-type="float" office:value="0.000264735702979471" calcext:value-type="float">
            <text:p>2,65E-04</text:p>
          </table:table-cell>
          <table:table-cell office:value-type="float" office:value="0.000232063827148178" calcext:value-type="float">
            <text:p>2,3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8302372551684" calcext:value-type="float">
            <text:p>1,28E-02</text:p>
          </table:table-cell>
          <table:table-cell office:value-type="float" office:value="32" calcext:value-type="float">
            <text:p>32</text:p>
          </table:table-cell>
          <table:table-cell office:value-type="float" office:value="0.0127887040618231" calcext:value-type="float">
            <text:p>1,28E-02</text:p>
          </table:table-cell>
          <table:table-cell office:value-type="float" office:value="0.0129118410983594" calcext:value-type="float">
            <text:p>1,29E-02</text:p>
          </table:table-cell>
          <table:table-cell office:value-type="float" office:value="0.000240358119581687" calcext:value-type="float">
            <text:p>2,40E-04</text:p>
          </table:table-cell>
          <table:table-cell office:value-type="float" office:value="0.000136892344494362" calcext:value-type="float">
            <text:p>1,37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38595310342294" calcext:value-type="float">
            <text:p>5,39E-04</text:p>
          </table:table-cell>
          <table:table-cell office:value-type="float" office:value="64" calcext:value-type="float">
            <text:p>64</text:p>
          </table:table-cell>
          <table:table-cell office:value-type="float" office:value="0.00053799214971083" calcext:value-type="float">
            <text:p>5,38E-04</text:p>
          </table:table-cell>
          <table:table-cell office:value-type="float" office:value="0.000539388637186269" calcext:value-type="float">
            <text:p>5,39E-04</text:p>
          </table:table-cell>
          <table:table-cell office:value-type="float" office:value="0.00000335019780469222" calcext:value-type="float">
            <text:p>3,35E-06</text:p>
          </table:table-cell>
          <table:table-cell office:value-type="float" office:value="0.00000261652636011787" calcext:value-type="float">
            <text:p>2,6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9958827713925" calcext:value-type="float">
            <text:p>5,60E-04</text:p>
          </table:table-cell>
          <table:table-cell office:value-type="float" office:value="64" calcext:value-type="float">
            <text:p>64</text:p>
          </table:table-cell>
          <table:table-cell office:value-type="float" office:value="0.000559295175285767" calcext:value-type="float">
            <text:p>5,59E-04</text:p>
          </table:table-cell>
          <table:table-cell office:value-type="float" office:value="0.000560790824934385" calcext:value-type="float">
            <text:p>5,61E-04</text:p>
          </table:table-cell>
          <table:table-cell office:value-type="float" office:value="0.00000374212164278718" calcext:value-type="float">
            <text:p>3,74E-06</text:p>
          </table:table-cell>
          <table:table-cell office:value-type="float" office:value="0.00000322424522221217" calcext:value-type="float">
            <text:p>3,2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9577794511675" calcext:value-type="float">
            <text:p>6,00E-05</text:p>
          </table:table-cell>
          <table:table-cell office:value-type="float" office:value="64" calcext:value-type="float">
            <text:p>64</text:p>
          </table:table-cell>
          <table:table-cell office:value-type="float" office:value="0.0000597731153160873" calcext:value-type="float">
            <text:p>5,98E-05</text:p>
          </table:table-cell>
          <table:table-cell office:value-type="float" office:value="0.0000601961427393188" calcext:value-type="float">
            <text:p>6,02E-05</text:p>
          </table:table-cell>
          <table:table-cell office:value-type="float" office:value="0.00000104604581197432" calcext:value-type="float">
            <text:p>1,05E-06</text:p>
          </table:table-cell>
          <table:table-cell office:value-type="float" office:value="0.000000835546248324765" calcext:value-type="float">
            <text:p>8,3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157842078559" calcext:value-type="float">
            <text:p>5,82E-05</text:p>
          </table:table-cell>
          <table:table-cell office:value-type="float" office:value="64" calcext:value-type="float">
            <text:p>64</text:p>
          </table:table-cell>
          <table:table-cell office:value-type="float" office:value="0.0000580036476009612" calcext:value-type="float">
            <text:p>5,80E-05</text:p>
          </table:table-cell>
          <table:table-cell office:value-type="float" office:value="0.000058301035639006" calcext:value-type="float">
            <text:p>5,83E-05</text:p>
          </table:table-cell>
          <table:table-cell office:value-type="float" office:value="0.000000767721525468992" calcext:value-type="float">
            <text:p>7,68E-07</text:p>
          </table:table-cell>
          <table:table-cell office:value-type="float" office:value="0.000000709305452870703" calcext:value-type="float">
            <text:p>7,0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79167282857177" calcext:value-type="float">
            <text:p>4,79E-04</text:p>
          </table:table-cell>
          <table:table-cell office:value-type="float" office:value="64" calcext:value-type="float">
            <text:p>64</text:p>
          </table:table-cell>
          <table:table-cell office:value-type="float" office:value="0.00047819646850621" calcext:value-type="float">
            <text:p>4,78E-04</text:p>
          </table:table-cell>
          <table:table-cell office:value-type="float" office:value="0.000480273574945354" calcext:value-type="float">
            <text:p>4,80E-04</text:p>
          </table:table-cell>
          <table:table-cell office:value-type="float" office:value="0.0000052628464890611" calcext:value-type="float">
            <text:p>5,26E-06</text:p>
          </table:table-cell>
          <table:table-cell office:value-type="float" office:value="0.00000457726558564556" calcext:value-type="float">
            <text:p>4,5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0330952586311" calcext:value-type="float">
            <text:p>1,30E-05</text:p>
          </table:table-cell>
          <table:table-cell office:value-type="float" office:value="64" calcext:value-type="float">
            <text:p>64</text:p>
          </table:table-cell>
          <table:table-cell office:value-type="float" office:value="0.0000130046898011518" calcext:value-type="float">
            <text:p>1,30E-05</text:p>
          </table:table-cell>
          <table:table-cell office:value-type="float" office:value="0.0000130745084561365" calcext:value-type="float">
            <text:p>1,31E-05</text:p>
          </table:table-cell>
          <table:table-cell office:value-type="float" office:value="0.000000164249731831084" calcext:value-type="float">
            <text:p>1,64E-07</text:p>
          </table:table-cell>
          <table:table-cell office:value-type="float" office:value="0.000000135650906271552" calcext:value-type="float">
            <text:p>1,3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625130407493" calcext:value-type="float">
            <text:p>2,56E-05</text:p>
          </table:table-cell>
          <table:table-cell office:value-type="float" office:value="64" calcext:value-type="float">
            <text:p>64</text:p>
          </table:table-cell>
          <table:table-cell office:value-type="float" office:value="0.0000255485054202414" calcext:value-type="float">
            <text:p>2,55E-05</text:p>
          </table:table-cell>
          <table:table-cell office:value-type="float" office:value="0.000025746769840609" calcext:value-type="float">
            <text:p>2,57E-05</text:p>
          </table:table-cell>
          <table:table-cell office:value-type="float" office:value="0.000000472686839595708" calcext:value-type="float">
            <text:p>4,73E-07</text:p>
          </table:table-cell>
          <table:table-cell office:value-type="float" office:value="0.000000319489546542042" calcext:value-type="float">
            <text:p>3,1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7501374829594" calcext:value-type="float">
            <text:p>2,58E-05</text:p>
          </table:table-cell>
          <table:table-cell office:value-type="float" office:value="64" calcext:value-type="float">
            <text:p>64</text:p>
          </table:table-cell>
          <table:table-cell office:value-type="float" office:value="0.0000255956671727152" calcext:value-type="float">
            <text:p>2,56E-05</text:p>
          </table:table-cell>
          <table:table-cell office:value-type="float" office:value="0.0000259377653531126" calcext:value-type="float">
            <text:p>2,59E-05</text:p>
          </table:table-cell>
          <table:table-cell office:value-type="float" office:value="0.000000865870003231103" calcext:value-type="float">
            <text:p>8,66E-07</text:p>
          </table:table-cell>
          <table:table-cell office:value-type="float" office:value="0.000000700592862741724" calcext:value-type="float">
            <text:p>7,0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7972484367689" calcext:value-type="float">
            <text:p>0,227972484367689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227448085549408" calcext:value-type="float">
            <text:p>0,227448085549408</text:p>
          </table:table-cell>
          <table:table-cell table:style-name="Default" office:value-type="float" office:value="0.228636903222529" calcext:value-type="float">
            <text:p>0,228636903222529</text:p>
          </table:table-cell>
          <table:table-cell office:value-type="float" office:value="0.00145338417217749" calcext:value-type="float">
            <text:p>1,45E-03</text:p>
          </table:table-cell>
          <table:table-cell office:value-type="float" office:value="0.00112620410557719" calcext:value-type="float">
            <text:p>1,13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71465061653634" calcext:value-type="float">
            <text:p>0,271465061653634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268145060513453" calcext:value-type="float">
            <text:p>0,268145060513453</text:p>
          </table:table-cell>
          <table:table-cell table:style-name="Default" office:value-type="float" office:value="0.280753928513361" calcext:value-type="float">
            <text:p>0,280753928513361</text:p>
          </table:table-cell>
          <table:table-cell office:value-type="float" office:value="0.0109315301946361" calcext:value-type="float">
            <text:p>1,09E-02</text:p>
          </table:table-cell>
          <table:table-cell office:value-type="float" office:value="0.00430135373417912" calcext:value-type="float">
            <text:p>4,3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3345844248582" calcext:value-type="float">
            <text:p>0,11334584424858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111013127135696" calcext:value-type="float">
            <text:p>0,111013127135696</text:p>
          </table:table-cell>
          <table:table-cell table:style-name="Default" office:value-type="float" office:value="0.117777930500579" calcext:value-type="float">
            <text:p>0,117777930500579</text:p>
          </table:table-cell>
          <table:table-cell office:value-type="float" office:value="0.00879166950336191" calcext:value-type="float">
            <text:p>8,79E-03</text:p>
          </table:table-cell>
          <table:table-cell office:value-type="float" office:value="0.00525531504604336" calcext:value-type="float">
            <text:p>5,2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1477226403324" calcext:value-type="float">
            <text:p>0,111477226403324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109459062294691" calcext:value-type="float">
            <text:p>0,109459062294691</text:p>
          </table:table-cell>
          <table:table-cell table:style-name="Default" office:value-type="float" office:value="0.115828115183047" calcext:value-type="float">
            <text:p>0,115828115183047</text:p>
          </table:table-cell>
          <table:table-cell office:value-type="float" office:value="0.00843727158962786" calcext:value-type="float">
            <text:p>8,44E-03</text:p>
          </table:table-cell>
          <table:table-cell office:value-type="float" office:value="0.00427078771044125" calcext:value-type="float">
            <text:p>4,27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95175154553686" calcext:value-type="float">
            <text:p>0,195175154553686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0.194655799899616" calcext:value-type="float">
            <text:p>0,194655799899616</text:p>
          </table:table-cell>
          <table:table-cell table:style-name="Default" office:value-type="float" office:value="0.195812952272877" calcext:value-type="float">
            <text:p>0,195812952272877</text:p>
          </table:table-cell>
          <table:table-cell office:value-type="float" office:value="0.00147358116248628" calcext:value-type="float">
            <text:p>1,47E-03</text:p>
          </table:table-cell>
          <table:table-cell office:value-type="float" office:value="0.00113119628989078" calcext:value-type="float">
            <text:p>1,13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50216022502698" calcext:value-type="float">
            <text:p>6,50E-03</text:p>
          </table:table-cell>
          <table:table-cell office:value-type="float" office:value="64" calcext:value-type="float">
            <text:p>64</text:p>
          </table:table-cell>
          <table:table-cell office:value-type="float" office:value="0.0064859412925461" calcext:value-type="float">
            <text:p>6,49E-03</text:p>
          </table:table-cell>
          <table:table-cell office:value-type="float" office:value="0.00652606359960076" calcext:value-type="float">
            <text:p>6,53E-03</text:p>
          </table:table-cell>
          <table:table-cell office:value-type="float" office:value="0.0000877125639483436" calcext:value-type="float">
            <text:p>8,77E-05</text:p>
          </table:table-cell>
          <table:table-cell office:value-type="float" office:value="0.0000671057173046755" calcext:value-type="float">
            <text:p>6,7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2593929873822" calcext:value-type="float">
            <text:p>1,33E-02</text:p>
          </table:table-cell>
          <table:table-cell office:value-type="float" office:value="64" calcext:value-type="float">
            <text:p>64</text:p>
          </table:table-cell>
          <table:table-cell office:value-type="float" office:value="0.0131677628529763" calcext:value-type="float">
            <text:p>1,32E-02</text:p>
          </table:table-cell>
          <table:table-cell office:value-type="float" office:value="0.0134001987441544" calcext:value-type="float">
            <text:p>1,34E-02</text:p>
          </table:table-cell>
          <table:table-cell office:value-type="float" office:value="0.000463676794155845" calcext:value-type="float">
            <text:p>4,64E-04</text:p>
          </table:table-cell>
          <table:table-cell office:value-type="float" office:value="0.000365517154634832" calcext:value-type="float">
            <text:p>3,66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5572625451994" calcext:value-type="float">
            <text:p>1,26E-02</text:p>
          </table:table-cell>
          <table:table-cell office:value-type="float" office:value="64" calcext:value-type="float">
            <text:p>64</text:p>
          </table:table-cell>
          <table:table-cell office:value-type="float" office:value="0.0125316169783793" calcext:value-type="float">
            <text:p>1,25E-02</text:p>
          </table:table-cell>
          <table:table-cell office:value-type="float" office:value="0.0126046507312478" calcext:value-type="float">
            <text:p>1,26E-02</text:p>
          </table:table-cell>
          <table:table-cell office:value-type="float" office:value="0.00013447881351644" calcext:value-type="float">
            <text:p>1,34E-04</text:p>
          </table:table-cell>
          <table:table-cell office:value-type="float" office:value="0.0000887788454874925" calcext:value-type="float">
            <text:p>8,8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40671771438945" calcext:value-type="float">
            <text:p>5,41E-04</text:p>
          </table:table-cell>
          <table:table-cell office:value-type="float" office:value="128" calcext:value-type="float">
            <text:p>128</text:p>
          </table:table-cell>
          <table:table-cell office:value-type="float" office:value="0.000540040271235663" calcext:value-type="float">
            <text:p>5,40E-04</text:p>
          </table:table-cell>
          <table:table-cell office:value-type="float" office:value="0.000541467046978009" calcext:value-type="float">
            <text:p>5,41E-04</text:p>
          </table:table-cell>
          <table:table-cell office:value-type="float" office:value="0.00000346099264151239" calcext:value-type="float">
            <text:p>3,46E-06</text:p>
          </table:table-cell>
          <table:table-cell office:value-type="float" office:value="0.0000025330305463024" calcext:value-type="float">
            <text:p>2,53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61338143386718" calcext:value-type="float">
            <text:p>5,61E-04</text:p>
          </table:table-cell>
          <table:table-cell office:value-type="float" office:value="128" calcext:value-type="float">
            <text:p>128</text:p>
          </table:table-cell>
          <table:table-cell office:value-type="float" office:value="0.000560610479837606" calcext:value-type="float">
            <text:p>5,61E-04</text:p>
          </table:table-cell>
          <table:table-cell office:value-type="float" office:value="0.000562061877230842" calcext:value-type="float">
            <text:p>5,62E-04</text:p>
          </table:table-cell>
          <table:table-cell office:value-type="float" office:value="0.0000036616559407156" calcext:value-type="float">
            <text:p>3,66E-06</text:p>
          </table:table-cell>
          <table:table-cell office:value-type="float" office:value="0.00000334132841625071" calcext:value-type="float">
            <text:p>3,3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9276384561351" calcext:value-type="float">
            <text:p>5,99E-05</text:p>
          </table:table-cell>
          <table:table-cell office:value-type="float" office:value="128" calcext:value-type="float">
            <text:p>128</text:p>
          </table:table-cell>
          <table:table-cell office:value-type="float" office:value="0.0000597847908043924" calcext:value-type="float">
            <text:p>5,98E-05</text:p>
          </table:table-cell>
          <table:table-cell office:value-type="float" office:value="0.0000601261847659343" calcext:value-type="float">
            <text:p>6,01E-05</text:p>
          </table:table-cell>
          <table:table-cell office:value-type="float" office:value="0.00000082772167553074" calcext:value-type="float">
            <text:p>8,28E-07</text:p>
          </table:table-cell>
          <table:table-cell office:value-type="float" office:value="0.000000740898160220674" calcext:value-type="float">
            <text:p>7,4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062383092811" calcext:value-type="float">
            <text:p>5,81E-05</text:p>
          </table:table-cell>
          <table:table-cell office:value-type="float" office:value="128" calcext:value-type="float">
            <text:p>128</text:p>
          </table:table-cell>
          <table:table-cell office:value-type="float" office:value="0.0000578960360803037" calcext:value-type="float">
            <text:p>5,79E-05</text:p>
          </table:table-cell>
          <table:table-cell office:value-type="float" office:value="0.0000582245217160372" calcext:value-type="float">
            <text:p>5,82E-05</text:p>
          </table:table-cell>
          <table:table-cell office:value-type="float" office:value="0.000000798183917526312" calcext:value-type="float">
            <text:p>7,98E-07</text:p>
          </table:table-cell>
          <table:table-cell office:value-type="float" office:value="0.000000745133478607901" calcext:value-type="float">
            <text:p>7,4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74960973444387" calcext:value-type="float">
            <text:p>4,75E-04</text:p>
          </table:table-cell>
          <table:table-cell office:value-type="float" office:value="128" calcext:value-type="float">
            <text:p>128</text:p>
          </table:table-cell>
          <table:table-cell office:value-type="float" office:value="0.000473922266723659" calcext:value-type="float">
            <text:p>4,74E-04</text:p>
          </table:table-cell>
          <table:table-cell office:value-type="float" office:value="0.000476362291330999" calcext:value-type="float">
            <text:p>4,76E-04</text:p>
          </table:table-cell>
          <table:table-cell office:value-type="float" office:value="0.00000574855665803194" calcext:value-type="float">
            <text:p>5,75E-06</text:p>
          </table:table-cell>
          <table:table-cell office:value-type="float" office:value="0.00000460434687400996" calcext:value-type="float">
            <text:p>4,6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29896944008619" calcext:value-type="float">
            <text:p>1,30E-05</text:p>
          </table:table-cell>
          <table:table-cell office:value-type="float" office:value="128" calcext:value-type="float">
            <text:p>128</text:p>
          </table:table-cell>
          <table:table-cell office:value-type="float" office:value="0.000012974385882407" calcext:value-type="float">
            <text:p>1,30E-05</text:p>
          </table:table-cell>
          <table:table-cell office:value-type="float" office:value="0.0000130136407072762" calcext:value-type="float">
            <text:p>1,30E-05</text:p>
          </table:table-cell>
          <table:table-cell office:value-type="float" office:value="0.0000000954680110067154" calcext:value-type="float">
            <text:p>9,55E-08</text:p>
          </table:table-cell>
          <table:table-cell office:value-type="float" office:value="0.0000000670269621663911" calcext:value-type="float">
            <text:p>6,70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4004185737675" calcext:value-type="float">
            <text:p>2,54E-05</text:p>
          </table:table-cell>
          <table:table-cell office:value-type="float" office:value="128" calcext:value-type="float">
            <text:p>128</text:p>
          </table:table-cell>
          <table:table-cell office:value-type="float" office:value="0.0000253190705193532" calcext:value-type="float">
            <text:p>2,53E-05</text:p>
          </table:table-cell>
          <table:table-cell office:value-type="float" office:value="0.0000254785763205326" calcext:value-type="float">
            <text:p>2,55E-05</text:p>
          </table:table-cell>
          <table:table-cell office:value-type="float" office:value="0.000000389838408571749" calcext:value-type="float">
            <text:p>3,90E-07</text:p>
          </table:table-cell>
          <table:table-cell office:value-type="float" office:value="0.000000368174864770733" calcext:value-type="float">
            <text:p>3,6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1439161231571" calcext:value-type="float">
            <text:p>2,51E-05</text:p>
          </table:table-cell>
          <table:table-cell office:value-type="float" office:value="128" calcext:value-type="float">
            <text:p>128</text:p>
          </table:table-cell>
          <table:table-cell office:value-type="float" office:value="0.0000250884123086478" calcext:value-type="float">
            <text:p>2,51E-05</text:p>
          </table:table-cell>
          <table:table-cell office:value-type="float" office:value="0.000025237211170991" calcext:value-type="float">
            <text:p>2,52E-05</text:p>
          </table:table-cell>
          <table:table-cell office:value-type="float" office:value="0.000000338452119134089" calcext:value-type="float">
            <text:p>3,38E-07</text:p>
          </table:table-cell>
          <table:table-cell office:value-type="float" office:value="0.000000226552397114633" calcext:value-type="float">
            <text:p>2,2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45671700624044" calcext:value-type="float">
            <text:p>0,245671700624044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244914907971478" calcext:value-type="float">
            <text:p>0,244914907971478</text:p>
          </table:table-cell>
          <table:table-cell table:style-name="Default" office:value-type="float" office:value="0.246750807744557" calcext:value-type="float">
            <text:p>0,246750807744557</text:p>
          </table:table-cell>
          <table:table-cell office:value-type="float" office:value="0.00208789620533145" calcext:value-type="float">
            <text:p>2,09E-03</text:p>
          </table:table-cell>
          <table:table-cell office:value-type="float" office:value="0.00146193089743188" calcext:value-type="float">
            <text:p>1,4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74356713265729" calcext:value-type="float">
            <text:p>0,274356713265729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273207639525888" calcext:value-type="float">
            <text:p>0,273207639525888</text:p>
          </table:table-cell>
          <table:table-cell table:style-name="Default" office:value-type="float" office:value="0.276259537435836" calcext:value-type="float">
            <text:p>0,276259537435836</text:p>
          </table:table-cell>
          <table:table-cell office:value-type="float" office:value="0.00338181032985059" calcext:value-type="float">
            <text:p>3,38E-03</text:p>
          </table:table-cell>
          <table:table-cell office:value-type="float" office:value="0.0019491665002524" calcext:value-type="float">
            <text:p>1,9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5293759171514" calcext:value-type="float">
            <text:p>0,115293759171514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114366115253089" calcext:value-type="float">
            <text:p>0,114366115253089</text:p>
          </table:table-cell>
          <table:table-cell table:style-name="Default" office:value-type="float" office:value="0.116643293970768" calcext:value-type="float">
            <text:p>0,116643293970768</text:p>
          </table:table-cell>
          <table:table-cell office:value-type="float" office:value="0.00317386523168157" calcext:value-type="float">
            <text:p>3,17E-03</text:p>
          </table:table-cell>
          <table:table-cell office:value-type="float" office:value="0.00233882395801125" calcext:value-type="float">
            <text:p>2,3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14144332025377" calcext:value-type="float">
            <text:p>0,114144332025377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113258725980838" calcext:value-type="float">
            <text:p>0,113258725980838</text:p>
          </table:table-cell>
          <table:table-cell table:style-name="Default" office:value-type="float" office:value="0.115499543266334" calcext:value-type="float">
            <text:p>0,115499543266334</text:p>
          </table:table-cell>
          <table:table-cell office:value-type="float" office:value="0.00337912178590855" calcext:value-type="float">
            <text:p>3,38E-03</text:p>
          </table:table-cell>
          <table:table-cell office:value-type="float" office:value="0.00254210926183009" calcext:value-type="float">
            <text:p>2,5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03359881575085" calcext:value-type="float">
            <text:p>0,203359881575085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0.20228865531626" calcext:value-type="float">
            <text:p>0,20228865531626</text:p>
          </table:table-cell>
          <table:table-cell table:style-name="Default" office:value-type="float" office:value="0.204643942239155" calcext:value-type="float">
            <text:p>0,204643942239155</text:p>
          </table:table-cell>
          <table:table-cell office:value-type="float" office:value="0.00298550948607147" calcext:value-type="float">
            <text:p>2,99E-03</text:p>
          </table:table-cell>
          <table:table-cell office:value-type="float" office:value="0.0024107803892139" calcext:value-type="float">
            <text:p>2,4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2201893564966" calcext:value-type="float">
            <text:p>6,42E-03</text:p>
          </table:table-cell>
          <table:table-cell office:value-type="float" office:value="128" calcext:value-type="float">
            <text:p>128</text:p>
          </table:table-cell>
          <table:table-cell office:value-type="float" office:value="0.00641363021614338" calcext:value-type="float">
            <text:p>6,41E-03</text:p>
          </table:table-cell>
          <table:table-cell office:value-type="float" office:value="0.00643201968759863" calcext:value-type="float">
            <text:p>6,43E-03</text:p>
          </table:table-cell>
          <table:table-cell office:value-type="float" office:value="0.0000421350371520286" calcext:value-type="float">
            <text:p>4,21E-05</text:p>
          </table:table-cell>
          <table:table-cell office:value-type="float" office:value="0.0000347045908881681" calcext:value-type="float">
            <text:p>3,4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3437280236765" calcext:value-type="float">
            <text:p>1,33E-02</text:p>
          </table:table-cell>
          <table:table-cell office:value-type="float" office:value="128" calcext:value-type="float">
            <text:p>128</text:p>
          </table:table-cell>
          <table:table-cell office:value-type="float" office:value="0.0132663764465118" calcext:value-type="float">
            <text:p>1,33E-02</text:p>
          </table:table-cell>
          <table:table-cell office:value-type="float" office:value="0.013435095582233" calcext:value-type="float">
            <text:p>1,34E-02</text:p>
          </table:table-cell>
          <table:table-cell office:value-type="float" office:value="0.000357572069886766" calcext:value-type="float">
            <text:p>3,58E-04</text:p>
          </table:table-cell>
          <table:table-cell office:value-type="float" office:value="0.000282047930526746" calcext:value-type="float">
            <text:p>2,8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5711444465932" calcext:value-type="float">
            <text:p>1,26E-02</text:p>
          </table:table-cell>
          <table:table-cell office:value-type="float" office:value="128" calcext:value-type="float">
            <text:p>128</text:p>
          </table:table-cell>
          <table:table-cell office:value-type="float" office:value="0.0125480788079496" calcext:value-type="float">
            <text:p>1,25E-02</text:p>
          </table:table-cell>
          <table:table-cell office:value-type="float" office:value="0.0125988269924784" calcext:value-type="float">
            <text:p>1,26E-02</text:p>
          </table:table-cell>
          <table:table-cell office:value-type="float" office:value="0.000103113713041975" calcext:value-type="float">
            <text:p>1,03E-04</text:p>
          </table:table-cell>
          <table:table-cell office:value-type="float" office:value="0.0000842792255639425" calcext:value-type="float">
            <text:p>8,4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40707194210694" calcext:value-type="float">
            <text:p>5,41E-04</text:p>
          </table:table-cell>
          <table:table-cell office:value-type="float" office:value="256" calcext:value-type="float">
            <text:p>256</text:p>
          </table:table-cell>
          <table:table-cell office:value-type="float" office:value="0.000539671645311209" calcext:value-type="float">
            <text:p>5,40E-04</text:p>
          </table:table-cell>
          <table:table-cell office:value-type="float" office:value="0.000541934874802278" calcext:value-type="float">
            <text:p>5,42E-04</text:p>
          </table:table-cell>
          <table:table-cell office:value-type="float" office:value="0.00000547400982711665" calcext:value-type="float">
            <text:p>5,47E-06</text:p>
          </table:table-cell>
          <table:table-cell office:value-type="float" office:value="0.00000473653871365013" calcext:value-type="float">
            <text:p>4,7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7170558148567" calcext:value-type="float">
            <text:p>5,57E-04</text:p>
          </table:table-cell>
          <table:table-cell office:value-type="float" office:value="256" calcext:value-type="float">
            <text:p>256</text:p>
          </table:table-cell>
          <table:table-cell office:value-type="float" office:value="0.000556736832860162" calcext:value-type="float">
            <text:p>5,57E-04</text:p>
          </table:table-cell>
          <table:table-cell office:value-type="float" office:value="0.00055784706275102" calcext:value-type="float">
            <text:p>5,58E-04</text:p>
          </table:table-cell>
          <table:table-cell office:value-type="float" office:value="0.00000270163481520093" calcext:value-type="float">
            <text:p>2,70E-06</text:p>
          </table:table-cell>
          <table:table-cell office:value-type="float" office:value="0.00000198236113662839" calcext:value-type="float">
            <text:p>1,9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604296957124603" calcext:value-type="float">
            <text:p>6,04E-05</text:p>
          </table:table-cell>
          <table:table-cell office:value-type="float" office:value="256" calcext:value-type="float">
            <text:p>256</text:p>
          </table:table-cell>
          <table:table-cell office:value-type="float" office:value="0.0000603302969037701" calcext:value-type="float">
            <text:p>6,03E-05</text:p>
          </table:table-cell>
          <table:table-cell office:value-type="float" office:value="0.0000605425491898781" calcext:value-type="float">
            <text:p>6,05E-05</text:p>
          </table:table-cell>
          <table:table-cell office:value-type="float" office:value="0.000000514090041554844" calcext:value-type="float">
            <text:p>5,14E-07</text:p>
          </table:table-cell>
          <table:table-cell office:value-type="float" office:value="0.000000420722846664308" calcext:value-type="float">
            <text:p>4,2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4683780476029" calcext:value-type="float">
            <text:p>5,85E-05</text:p>
          </table:table-cell>
          <table:table-cell office:value-type="float" office:value="256" calcext:value-type="float">
            <text:p>256</text:p>
          </table:table-cell>
          <table:table-cell office:value-type="float" office:value="0.0000582538127050181" calcext:value-type="float">
            <text:p>5,83E-05</text:p>
          </table:table-cell>
          <table:table-cell office:value-type="float" office:value="0.0000586306222020901" calcext:value-type="float">
            <text:p>5,86E-05</text:p>
          </table:table-cell>
          <table:table-cell office:value-type="float" office:value="0.00000092071123806915" calcext:value-type="float">
            <text:p>9,21E-07</text:p>
          </table:table-cell>
          <table:table-cell office:value-type="float" office:value="0.000000854382661857068" calcext:value-type="float">
            <text:p>8,5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79459672068899" calcext:value-type="float">
            <text:p>4,79E-04</text:p>
          </table:table-cell>
          <table:table-cell office:value-type="float" office:value="256" calcext:value-type="float">
            <text:p>256</text:p>
          </table:table-cell>
          <table:table-cell office:value-type="float" office:value="0.000478216464771497" calcext:value-type="float">
            <text:p>4,78E-04</text:p>
          </table:table-cell>
          <table:table-cell office:value-type="float" office:value="0.000480801235105715" calcext:value-type="float">
            <text:p>4,81E-04</text:p>
          </table:table-cell>
          <table:table-cell office:value-type="float" office:value="0.00000653826291006583" calcext:value-type="float">
            <text:p>6,54E-06</text:p>
          </table:table-cell>
          <table:table-cell office:value-type="float" office:value="0.00000576661019640518" calcext:value-type="float">
            <text:p>5,7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3098878563101" calcext:value-type="float">
            <text:p>1,33E-05</text:p>
          </table:table-cell>
          <table:table-cell office:value-type="float" office:value="256" calcext:value-type="float">
            <text:p>256</text:p>
          </table:table-cell>
          <table:table-cell office:value-type="float" office:value="0.0000132194185670624" calcext:value-type="float">
            <text:p>1,32E-05</text:p>
          </table:table-cell>
          <table:table-cell office:value-type="float" office:value="0.0000134765015797656" calcext:value-type="float">
            <text:p>1,35E-05</text:p>
          </table:table-cell>
          <table:table-cell office:value-type="float" office:value="0.000000602113576166764" calcext:value-type="float">
            <text:p>6,02E-07</text:p>
          </table:table-cell>
          <table:table-cell office:value-type="float" office:value="0.000000386367659716182" calcext:value-type="float">
            <text:p>3,8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5224598186056" calcext:value-type="float">
            <text:p>2,55E-05</text:p>
          </table:table-cell>
          <table:table-cell office:value-type="float" office:value="256" calcext:value-type="float">
            <text:p>256</text:p>
          </table:table-cell>
          <table:table-cell office:value-type="float" office:value="0.0000253435100606124" calcext:value-type="float">
            <text:p>2,53E-05</text:p>
          </table:table-cell>
          <table:table-cell office:value-type="float" office:value="0.0000257173199146543" calcext:value-type="float">
            <text:p>2,57E-05</text:p>
          </table:table-cell>
          <table:table-cell office:value-type="float" office:value="0.000000933799551542872" calcext:value-type="float">
            <text:p>9,34E-07</text:p>
          </table:table-cell>
          <table:table-cell office:value-type="float" office:value="0.000000814466126897608" calcext:value-type="float">
            <text:p>8,1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6811029632888" calcext:value-type="float">
            <text:p>2,57E-05</text:p>
          </table:table-cell>
          <table:table-cell office:value-type="float" office:value="256" calcext:value-type="float">
            <text:p>256</text:p>
          </table:table-cell>
          <table:table-cell office:value-type="float" office:value="0.000025474628174565" calcext:value-type="float">
            <text:p>2,55E-05</text:p>
          </table:table-cell>
          <table:table-cell office:value-type="float" office:value="0.0000259445265414104" calcext:value-type="float">
            <text:p>2,59E-05</text:p>
          </table:table-cell>
          <table:table-cell office:value-type="float" office:value="0.00000117400014929122" calcext:value-type="float">
            <text:p>1,17E-06</text:p>
          </table:table-cell>
          <table:table-cell office:value-type="float" office:value="0.00000103215065047235" calcext:value-type="float">
            <text:p>1,03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44907102676566" calcext:value-type="float">
            <text:p>0,244907102676566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244213436834466" calcext:value-type="float">
            <text:p>0,244213436834466</text:p>
          </table:table-cell>
          <table:table-cell table:style-name="Default" office:value-type="float" office:value="0.245403345188382" calcext:value-type="float">
            <text:p>0,245403345188382</text:p>
          </table:table-cell>
          <table:table-cell office:value-type="float" office:value="0.00144022189408403" calcext:value-type="float">
            <text:p>1,44E-03</text:p>
          </table:table-cell>
          <table:table-cell office:value-type="float" office:value="0.000982221889667494" calcext:value-type="float">
            <text:p>9,8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7774812847791" calcext:value-type="float">
            <text:p>0,18777481284779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187489836320854" calcext:value-type="float">
            <text:p>0,187489836320854</text:p>
          </table:table-cell>
          <table:table-cell table:style-name="Default" office:value-type="float" office:value="0.188251342795826" calcext:value-type="float">
            <text:p>0,188251342795826</text:p>
          </table:table-cell>
          <table:table-cell office:value-type="float" office:value="0.000962128836339995" calcext:value-type="float">
            <text:p>9,62E-04</text:p>
          </table:table-cell>
          <table:table-cell office:value-type="float" office:value="0.000626775086485311" calcext:value-type="float">
            <text:p>6,27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4182234757153" calcext:value-type="float">
            <text:p>3,04E-02</text:p>
          </table:table-cell>
          <table:table-cell office:value-type="float" office:value="256" calcext:value-type="float">
            <text:p>256</text:p>
          </table:table-cell>
          <table:table-cell office:value-type="float" office:value="0.0303289245877635" calcext:value-type="float">
            <text:p>3,03E-02</text:p>
          </table:table-cell>
          <table:table-cell office:value-type="float" office:value="0.0305051318266729" calcext:value-type="float">
            <text:p>3,05E-02</text:p>
          </table:table-cell>
          <table:table-cell office:value-type="float" office:value="0.000334921024130993" calcext:value-type="float">
            <text:p>3,35E-04</text:p>
          </table:table-cell>
          <table:table-cell office:value-type="float" office:value="0.000288703560850553" calcext:value-type="float">
            <text:p>2,89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1888255442664" calcext:value-type="float">
            <text:p>3,02E-02</text:p>
          </table:table-cell>
          <table:table-cell office:value-type="float" office:value="256" calcext:value-type="float">
            <text:p>256</text:p>
          </table:table-cell>
          <table:table-cell office:value-type="float" office:value="0.0300879339266475" calcext:value-type="float">
            <text:p>3,01E-02</text:p>
          </table:table-cell>
          <table:table-cell office:value-type="float" office:value="0.0302674947814882" calcext:value-type="float">
            <text:p>3,03E-02</text:p>
          </table:table-cell>
          <table:table-cell office:value-type="float" office:value="0.00034452091666048" calcext:value-type="float">
            <text:p>3,45E-04</text:p>
          </table:table-cell>
          <table:table-cell office:value-type="float" office:value="0.000286814985809041" calcext:value-type="float">
            <text:p>2,87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97248767848493" calcext:value-type="float">
            <text:p>0,197248767848493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196630146733382" calcext:value-type="float">
            <text:p>0,196630146733382</text:p>
          </table:table-cell>
          <table:table-cell table:style-name="Default" office:value-type="float" office:value="0.198090041318216" calcext:value-type="float">
            <text:p>0,198090041318216</text:p>
          </table:table-cell>
          <table:table-cell office:value-type="float" office:value="0.00188873762510607" calcext:value-type="float">
            <text:p>1,89E-03</text:p>
          </table:table-cell>
          <table:table-cell office:value-type="float" office:value="0.00130495607289459" calcext:value-type="float">
            <text:p>1,3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7275798678268" calcext:value-type="float">
            <text:p>6,73E-03</text:p>
          </table:table-cell>
          <table:table-cell office:value-type="float" office:value="256" calcext:value-type="float">
            <text:p>256</text:p>
          </table:table-cell>
          <table:table-cell office:value-type="float" office:value="0.00662158819433124" calcext:value-type="float">
            <text:p>6,62E-03</text:p>
          </table:table-cell>
          <table:table-cell office:value-type="float" office:value="0.00684557903769493" calcext:value-type="float">
            <text:p>6,85E-03</text:p>
          </table:table-cell>
          <table:table-cell office:value-type="float" office:value="0.000476346200945125" calcext:value-type="float">
            <text:p>4,76E-04</text:p>
          </table:table-cell>
          <table:table-cell office:value-type="float" office:value="0.000394527410132642" calcext:value-type="float">
            <text:p>3,9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1757674071298" calcext:value-type="float">
            <text:p>1,32E-02</text:p>
          </table:table-cell>
          <table:table-cell office:value-type="float" office:value="256" calcext:value-type="float">
            <text:p>256</text:p>
          </table:table-cell>
          <table:table-cell office:value-type="float" office:value="0.0131170333016813" calcext:value-type="float">
            <text:p>1,31E-02</text:p>
          </table:table-cell>
          <table:table-cell office:value-type="float" office:value="0.0132707566002928" calcext:value-type="float">
            <text:p>1,33E-02</text:p>
          </table:table-cell>
          <table:table-cell office:value-type="float" office:value="0.000320387060304023" calcext:value-type="float">
            <text:p>3,20E-04</text:p>
          </table:table-cell>
          <table:table-cell office:value-type="float" office:value="0.000233893833491052" calcext:value-type="float">
            <text:p>2,34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5626262432808" calcext:value-type="float">
            <text:p>1,26E-02</text:p>
          </table:table-cell>
          <table:table-cell office:value-type="float" office:value="256" calcext:value-type="float">
            <text:p>256</text:p>
          </table:table-cell>
          <table:table-cell office:value-type="float" office:value="0.0125039509045488" calcext:value-type="float">
            <text:p>1,25E-02</text:p>
          </table:table-cell>
          <table:table-cell office:value-type="float" office:value="0.0126857210537907" calcext:value-type="float">
            <text:p>1,27E-02</text:p>
          </table:table-cell>
          <table:table-cell office:value-type="float" office:value="0.00035055814264424" calcext:value-type="float">
            <text:p>3,51E-04</text:p>
          </table:table-cell>
          <table:table-cell office:value-type="float" office:value="0.000232343811154034" calcext:value-type="float">
            <text:p>2,3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41733023122989" calcext:value-type="float">
            <text:p>5,42E-04</text:p>
          </table:table-cell>
          <table:table-cell office:value-type="float" office:value="512" calcext:value-type="float">
            <text:p>512</text:p>
          </table:table-cell>
          <table:table-cell office:value-type="float" office:value="0.00054048735550794" calcext:value-type="float">
            <text:p>5,40E-04</text:p>
          </table:table-cell>
          <table:table-cell office:value-type="float" office:value="0.000543408861571639" calcext:value-type="float">
            <text:p>5,43E-04</text:p>
          </table:table-cell>
          <table:table-cell office:value-type="float" office:value="0.00000728866043660944" calcext:value-type="float">
            <text:p>7,29E-06</text:p>
          </table:table-cell>
          <table:table-cell office:value-type="float" office:value="0.00000574266680896888" calcext:value-type="float">
            <text:p>5,7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8077321119054" calcext:value-type="float">
            <text:p>5,58E-04</text:p>
          </table:table-cell>
          <table:table-cell office:value-type="float" office:value="512" calcext:value-type="float">
            <text:p>512</text:p>
          </table:table-cell>
          <table:table-cell office:value-type="float" office:value="0.000557369213585416" calcext:value-type="float">
            <text:p>5,57E-04</text:p>
          </table:table-cell>
          <table:table-cell office:value-type="float" office:value="0.000558954673672838" calcext:value-type="float">
            <text:p>5,59E-04</text:p>
          </table:table-cell>
          <table:table-cell office:value-type="float" office:value="0.00000402297069597385" calcext:value-type="float">
            <text:p>4,02E-06</text:p>
          </table:table-cell>
          <table:table-cell office:value-type="float" office:value="0.00000346527076501484" calcext:value-type="float">
            <text:p>3,4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8269684615667" calcext:value-type="float">
            <text:p>5,98E-05</text:p>
          </table:table-cell>
          <table:table-cell office:value-type="float" office:value="512" calcext:value-type="float">
            <text:p>512</text:p>
          </table:table-cell>
          <table:table-cell office:value-type="float" office:value="0.0000596915366966865" calcext:value-type="float">
            <text:p>5,97E-05</text:p>
          </table:table-cell>
          <table:table-cell office:value-type="float" office:value="0.0000599668699020434" calcext:value-type="float">
            <text:p>6,00E-05</text:p>
          </table:table-cell>
          <table:table-cell office:value-type="float" office:value="0.000000687287848522258" calcext:value-type="float">
            <text:p>6,87E-07</text:p>
          </table:table-cell>
          <table:table-cell office:value-type="float" office:value="0.000000614471197833705" calcext:value-type="float">
            <text:p>6,1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77778859589167" calcext:value-type="float">
            <text:p>5,78E-05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6105743766382" calcext:value-type="float">
            <text:p>5,76E-05</text:p>
          </table:table-cell>
          <table:table-cell office:value-type="float" office:value="0.0000579782487162734" calcext:value-type="float">
            <text:p>5,80E-05</text:p>
          </table:table-cell>
          <table:table-cell office:value-type="float" office:value="0.000000940219419009024" calcext:value-type="float">
            <text:p>9,40E-07</text:p>
          </table:table-cell>
          <table:table-cell office:value-type="float" office:value="0.000000836146033954907" calcext:value-type="float">
            <text:p>8,3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81011517879176" calcext:value-type="float">
            <text:p>4,81E-04</text:p>
          </table:table-cell>
          <table:table-cell office:value-type="float" office:value="512" calcext:value-type="float">
            <text:p>512</text:p>
          </table:table-cell>
          <table:table-cell office:value-type="float" office:value="0.000479282724347765" calcext:value-type="float">
            <text:p>4,79E-04</text:p>
          </table:table-cell>
          <table:table-cell office:value-type="float" office:value="0.000482843171776167" calcext:value-type="float">
            <text:p>4,83E-04</text:p>
          </table:table-cell>
          <table:table-cell office:value-type="float" office:value="0.00000891282175848185" calcext:value-type="float">
            <text:p>8,91E-06</text:p>
          </table:table-cell>
          <table:table-cell office:value-type="float" office:value="0.00000798142411033163" calcext:value-type="float">
            <text:p>7,9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0015644162434" calcext:value-type="float">
            <text:p>1,30E-05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9743865896967" calcext:value-type="float">
            <text:p>1,30E-05</text:p>
          </table:table-cell>
          <table:table-cell office:value-type="float" office:value="0.0000130292665596428" calcext:value-type="float">
            <text:p>1,30E-05</text:p>
          </table:table-cell>
          <table:table-cell office:value-type="float" office:value="0.000000134780794773399" calcext:value-type="float">
            <text:p>1,35E-07</text:p>
          </table:table-cell>
          <table:table-cell office:value-type="float" office:value="0.000000118076901386593" calcext:value-type="float">
            <text:p>1,1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2598240361717" calcext:value-type="float">
            <text:p>2,53E-05</text:p>
          </table:table-cell>
          <table:table-cell office:value-type="float" office:value="512" calcext:value-type="float">
            <text:p>512</text:p>
          </table:table-cell>
          <table:table-cell office:value-type="float" office:value="0.0000252069279035368" calcext:value-type="float">
            <text:p>2,52E-05</text:p>
          </table:table-cell>
          <table:table-cell office:value-type="float" office:value="0.0000253589500767257" calcext:value-type="float">
            <text:p>2,54E-05</text:p>
          </table:table-cell>
          <table:table-cell office:value-type="float" office:value="0.0000003668943617981" calcext:value-type="float">
            <text:p>3,67E-07</text:p>
          </table:table-cell>
          <table:table-cell office:value-type="float" office:value="0.000000212709841968667" calcext:value-type="float">
            <text:p>2,1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3574487022296" calcext:value-type="float">
            <text:p>2,54E-05</text:p>
          </table:table-cell>
          <table:table-cell office:value-type="float" office:value="512" calcext:value-type="float">
            <text:p>512</text:p>
          </table:table-cell>
          <table:table-cell office:value-type="float" office:value="0.0000252125072515599" calcext:value-type="float">
            <text:p>2,52E-05</text:p>
          </table:table-cell>
          <table:table-cell office:value-type="float" office:value="0.0000255607619931057" calcext:value-type="float">
            <text:p>2,56E-05</text:p>
          </table:table-cell>
          <table:table-cell office:value-type="float" office:value="0.000000887755157094836" calcext:value-type="float">
            <text:p>8,88E-07</text:p>
          </table:table-cell>
          <table:table-cell office:value-type="float" office:value="0.000000724610904032008" calcext:value-type="float">
            <text:p>7,2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2452722838204" calcext:value-type="float">
            <text:p>0,22452722838204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0.223994544544926" calcext:value-type="float">
            <text:p>0,223994544544926</text:p>
          </table:table-cell>
          <table:table-cell table:style-name="Default" office:value-type="float" office:value="0.225140369806299" calcext:value-type="float">
            <text:p>0,225140369806299</text:p>
          </table:table-cell>
          <table:table-cell office:value-type="float" office:value="0.00147784928158052" calcext:value-type="float">
            <text:p>1,48E-03</text:p>
          </table:table-cell>
          <table:table-cell office:value-type="float" office:value="0.000977981321528451" calcext:value-type="float">
            <text:p>9,78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9359260032351" calcext:value-type="float">
            <text:p>0,189359260032351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0.188672714920509" calcext:value-type="float">
            <text:p>0,188672714920509</text:p>
          </table:table-cell>
          <table:table-cell table:style-name="Default" office:value-type="float" office:value="0.190058587269563" calcext:value-type="float">
            <text:p>0,190058587269563</text:p>
          </table:table-cell>
          <table:table-cell office:value-type="float" office:value="0.00175023742060907" calcext:value-type="float">
            <text:p>1,75E-03</text:p>
          </table:table-cell>
          <table:table-cell office:value-type="float" office:value="0.001537552628808" calcext:value-type="float">
            <text:p>1,5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203376487468" calcext:value-type="float">
            <text:p>3,02E-02</text:p>
          </table:table-cell>
          <table:table-cell office:value-type="float" office:value="512" calcext:value-type="float">
            <text:p>512</text:p>
          </table:table-cell>
          <table:table-cell office:value-type="float" office:value="0.0301129722381463" calcext:value-type="float">
            <text:p>3,01E-02</text:p>
          </table:table-cell>
          <table:table-cell office:value-type="float" office:value="0.0302756588728687" calcext:value-type="float">
            <text:p>3,03E-02</text:p>
          </table:table-cell>
          <table:table-cell office:value-type="float" office:value="0.000293413691565715" calcext:value-type="float">
            <text:p>2,93E-04</text:p>
          </table:table-cell>
          <table:table-cell office:value-type="float" office:value="0.000250631539288142" calcext:value-type="float">
            <text:p>2,51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4745782049325" calcext:value-type="float">
            <text:p>3,05E-02</text:p>
          </table:table-cell>
          <table:table-cell office:value-type="float" office:value="512" calcext:value-type="float">
            <text:p>512</text:p>
          </table:table-cell>
          <table:table-cell office:value-type="float" office:value="0.0303972581807189" calcext:value-type="float">
            <text:p>3,04E-02</text:p>
          </table:table-cell>
          <table:table-cell office:value-type="float" office:value="0.0305464414828706" calcext:value-type="float">
            <text:p>3,05E-02</text:p>
          </table:table-cell>
          <table:table-cell office:value-type="float" office:value="0.000288160474186095" calcext:value-type="float">
            <text:p>2,88E-04</text:p>
          </table:table-cell>
          <table:table-cell office:value-type="float" office:value="0.000234620187473467" calcext:value-type="float">
            <text:p>2,3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79523985388166" calcext:value-type="float">
            <text:p>0,179523985388166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0.178200732401793" calcext:value-type="float">
            <text:p>0,178200732401793</text:p>
          </table:table-cell>
          <table:table-cell table:style-name="Default" office:value-type="float" office:value="0.180451230209992" calcext:value-type="float">
            <text:p>0,180451230209992</text:p>
          </table:table-cell>
          <table:table-cell office:value-type="float" office:value="0.00294868200744269" calcext:value-type="float">
            <text:p>2,95E-03</text:p>
          </table:table-cell>
          <table:table-cell office:value-type="float" office:value="0.00200148005299434" calcext:value-type="float">
            <text:p>2,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3166142650683" calcext:value-type="float">
            <text:p>6,43E-03</text:p>
          </table:table-cell>
          <table:table-cell office:value-type="float" office:value="512" calcext:value-type="float">
            <text:p>512</text:p>
          </table:table-cell>
          <table:table-cell office:value-type="float" office:value="0.006418943364782" calcext:value-type="float">
            <text:p>6,42E-03</text:p>
          </table:table-cell>
          <table:table-cell office:value-type="float" office:value="0.00645347379591104" calcext:value-type="float">
            <text:p>6,45E-03</text:p>
          </table:table-cell>
          <table:table-cell office:value-type="float" office:value="0.00007434400433667" calcext:value-type="float">
            <text:p>7,43E-05</text:p>
          </table:table-cell>
          <table:table-cell office:value-type="float" office:value="0.0000491978186896552" calcext:value-type="float">
            <text:p>4,9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0559690973221" calcext:value-type="float">
            <text:p>1,31E-02</text:p>
          </table:table-cell>
          <table:table-cell office:value-type="float" office:value="512" calcext:value-type="float">
            <text:p>512</text:p>
          </table:table-cell>
          <table:table-cell office:value-type="float" office:value="0.0130296268183068" calcext:value-type="float">
            <text:p>1,30E-02</text:p>
          </table:table-cell>
          <table:table-cell office:value-type="float" office:value="0.0130813493946457" calcext:value-type="float">
            <text:p>1,31E-02</text:p>
          </table:table-cell>
          <table:table-cell office:value-type="float" office:value="0.000110594817874916" calcext:value-type="float">
            <text:p>1,11E-04</text:p>
          </table:table-cell>
          <table:table-cell office:value-type="float" office:value="0.000100429701476198" calcext:value-type="float">
            <text:p>1,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6113406624562" calcext:value-type="float">
            <text:p>1,26E-02</text:p>
          </table:table-cell>
          <table:table-cell office:value-type="float" office:value="512" calcext:value-type="float">
            <text:p>512</text:p>
          </table:table-cell>
          <table:table-cell office:value-type="float" office:value="0.0125828197581035" calcext:value-type="float">
            <text:p>1,26E-02</text:p>
          </table:table-cell>
          <table:table-cell office:value-type="float" office:value="0.0126367160337709" calcext:value-type="float">
            <text:p>1,26E-02</text:p>
          </table:table-cell>
          <table:table-cell office:value-type="float" office:value="0.000110265485377933" calcext:value-type="float">
            <text:p>1,10E-04</text:p>
          </table:table-cell>
          <table:table-cell office:value-type="float" office:value="0.0000973253537459223" calcext:value-type="float">
            <text:p>9,7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38658958346093" calcext:value-type="float">
            <text:p>5,39E-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38204397845646" calcext:value-type="float">
            <text:p>5,38E-04</text:p>
          </table:table-cell>
          <table:table-cell office:value-type="float" office:value="0.00053941754952283" calcext:value-type="float">
            <text:p>5,39E-04</text:p>
          </table:table-cell>
          <table:table-cell office:value-type="float" office:value="0.00000289300647843436" calcext:value-type="float">
            <text:p>2,89E-06</text:p>
          </table:table-cell>
          <table:table-cell office:value-type="float" office:value="0.00000186201838390354" calcext:value-type="float">
            <text:p>1,86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726725750003" calcext:value-type="float">
            <text:p>5,57E-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56779853430706" calcext:value-type="float">
            <text:p>5,57E-04</text:p>
          </table:table-cell>
          <table:table-cell office:value-type="float" office:value="0.000557798867250545" calcext:value-type="float">
            <text:p>5,58E-04</text:p>
          </table:table-cell>
          <table:table-cell office:value-type="float" office:value="0.00000253479498267134" calcext:value-type="float">
            <text:p>2,53E-06</text:p>
          </table:table-cell>
          <table:table-cell office:value-type="float" office:value="0.00000230213598090636" calcext:value-type="float">
            <text:p>2,3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0940075920925" calcext:value-type="float">
            <text:p>5,91E-0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8909987977881" calcext:value-type="float">
            <text:p>5,89E-05</text:p>
          </table:table-cell>
          <table:table-cell office:value-type="float" office:value="0.0000592750723069809" calcext:value-type="float">
            <text:p>5,93E-05</text:p>
          </table:table-cell>
          <table:table-cell office:value-type="float" office:value="0.000000937659753209506" calcext:value-type="float">
            <text:p>9,38E-07</text:p>
          </table:table-cell>
          <table:table-cell office:value-type="float" office:value="0.000000869278839654586" calcext:value-type="float">
            <text:p>8,6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79927180320445" calcext:value-type="float">
            <text:p>5,80E-0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78590152466836" calcext:value-type="float">
            <text:p>5,79E-05</text:p>
          </table:table-cell>
          <table:table-cell office:value-type="float" office:value="0.0000581605673040021" calcext:value-type="float">
            <text:p>5,82E-05</text:p>
          </table:table-cell>
          <table:table-cell office:value-type="float" office:value="0.000000758356285368694" calcext:value-type="float">
            <text:p>7,58E-07</text:p>
          </table:table-cell>
          <table:table-cell office:value-type="float" office:value="0.00000070464245958719" calcext:value-type="float">
            <text:p>7,0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82454573655641" calcext:value-type="float">
            <text:p>4,82E-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480707401610471" calcext:value-type="float">
            <text:p>4,81E-04</text:p>
          </table:table-cell>
          <table:table-cell office:value-type="float" office:value="0.000483943725711608" calcext:value-type="float">
            <text:p>4,84E-04</text:p>
          </table:table-cell>
          <table:table-cell office:value-type="float" office:value="0.00000796776321529276" calcext:value-type="float">
            <text:p>7,97E-06</text:p>
          </table:table-cell>
          <table:table-cell office:value-type="float" office:value="0.0000074850374849698" calcext:value-type="float">
            <text:p>7,4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29273308942567" calcext:value-type="float">
            <text:p>1,29E-0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9095765792564" calcext:value-type="float">
            <text:p>1,29E-05</text:p>
          </table:table-cell>
          <table:table-cell office:value-type="float" office:value="0.0000129475126384937" calcext:value-type="float">
            <text:p>1,29E-05</text:p>
          </table:table-cell>
          <table:table-cell office:value-type="float" office:value="0.0000000951461893669692" calcext:value-type="float">
            <text:p>9,51E-08</text:p>
          </table:table-cell>
          <table:table-cell office:value-type="float" office:value="0.000000083663809357854" calcext:value-type="float">
            <text:p>8,3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4191981944333" calcext:value-type="float">
            <text:p>2,54E-0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536485555946" calcext:value-type="float">
            <text:p>2,54E-05</text:p>
          </table:table-cell>
          <table:table-cell office:value-type="float" office:value="0.0000254938358945442" calcext:value-type="float">
            <text:p>2,55E-05</text:p>
          </table:table-cell>
          <table:table-cell office:value-type="float" office:value="0.000000304223721219394" calcext:value-type="float">
            <text:p>3,04E-07</text:p>
          </table:table-cell>
          <table:table-cell office:value-type="float" office:value="0.000000240540438939157" calcext:value-type="float">
            <text:p>2,4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4123723613588" calcext:value-type="float">
            <text:p>2,54E-0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53467752574582" calcext:value-type="float">
            <text:p>2,53E-05</text:p>
          </table:table-cell>
          <table:table-cell office:value-type="float" office:value="0.0000254737125713838" calcext:value-type="float">
            <text:p>2,55E-05</text:p>
          </table:table-cell>
          <table:table-cell office:value-type="float" office:value="0.000000308128931792022" calcext:value-type="float">
            <text:p>3,08E-07</text:p>
          </table:table-cell>
          <table:table-cell office:value-type="float" office:value="0.000000267021229287633" calcext:value-type="float">
            <text:p>2,6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02373763812793" calcext:value-type="float">
            <text:p>0,202373763812793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.201718420752662" calcext:value-type="float">
            <text:p>0,201718420752662</text:p>
          </table:table-cell>
          <table:table-cell table:style-name="Default" office:value-type="float" office:value="0.203033489503667" calcext:value-type="float">
            <text:p>0,203033489503667</text:p>
          </table:table-cell>
          <table:table-cell office:value-type="float" office:value="0.00167100580238033" calcext:value-type="float">
            <text:p>1,67E-03</text:p>
          </table:table-cell>
          <table:table-cell office:value-type="float" office:value="0.00130132613598097" calcext:value-type="float">
            <text:p>1,3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99276516691375" calcext:value-type="float">
            <text:p>0,19927651669137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.196554989405056" calcext:value-type="float">
            <text:p>0,196554989405056</text:p>
          </table:table-cell>
          <table:table-cell table:style-name="Default" office:value-type="float" office:value="0.200566743601914" calcext:value-type="float">
            <text:p>0,200566743601914</text:p>
          </table:table-cell>
          <table:table-cell office:value-type="float" office:value="0.00430414505750872" calcext:value-type="float">
            <text:p>4,30E-03</text:p>
          </table:table-cell>
          <table:table-cell office:value-type="float" office:value="0.00227296777785039" calcext:value-type="float">
            <text:p>2,27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5856111455843" calcext:value-type="float">
            <text:p>3,06E-02</text:p>
          </table:table-cell>
          <table:table-cell office:value-type="float" office:value="1024" calcext:value-type="float">
            <text:p>1024</text:p>
          </table:table-cell>
          <table:table-cell office:value-type="float" office:value="0.0305100713871501" calcext:value-type="float">
            <text:p>3,05E-02</text:p>
          </table:table-cell>
          <table:table-cell office:value-type="float" office:value="0.0306679821902382" calcext:value-type="float">
            <text:p>3,07E-02</text:p>
          </table:table-cell>
          <table:table-cell office:value-type="float" office:value="0.000302160488579228" calcext:value-type="float">
            <text:p>3,02E-04</text:p>
          </table:table-cell>
          <table:table-cell office:value-type="float" office:value="0.000245834419577652" calcext:value-type="float">
            <text:p>2,46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6878413496821" calcext:value-type="float">
            <text:p>3,07E-02</text:p>
          </table:table-cell>
          <table:table-cell office:value-type="float" office:value="1024" calcext:value-type="float">
            <text:p>1024</text:p>
          </table:table-cell>
          <table:table-cell office:value-type="float" office:value="0.0305624235177563" calcext:value-type="float">
            <text:p>3,06E-02</text:p>
          </table:table-cell>
          <table:table-cell office:value-type="float" office:value="0.0308369031832723" calcext:value-type="float">
            <text:p>3,08E-02</text:p>
          </table:table-cell>
          <table:table-cell office:value-type="float" office:value="0.000517580179679892" calcext:value-type="float">
            <text:p>5,18E-04</text:p>
          </table:table-cell>
          <table:table-cell office:value-type="float" office:value="0.000439156614010277" calcext:value-type="float">
            <text:p>4,39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74363332950161" calcext:value-type="float">
            <text:p>0,174363332950161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.172265594377707" calcext:value-type="float">
            <text:p>0,172265594377707</text:p>
          </table:table-cell>
          <table:table-cell table:style-name="Default" office:value-type="float" office:value="0.18110739349882" calcext:value-type="float">
            <text:p>0,18110739349882</text:p>
          </table:table-cell>
          <table:table-cell office:value-type="float" office:value="0.00923806445165677" calcext:value-type="float">
            <text:p>9,24E-03</text:p>
          </table:table-cell>
          <table:table-cell office:value-type="float" office:value="0.0039506549299259" calcext:value-type="float">
            <text:p>3,9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37181674579567" calcext:value-type="float">
            <text:p>6,37E-03</text:p>
          </table:table-cell>
          <table:table-cell office:value-type="float" office:value="1024" calcext:value-type="float">
            <text:p>1024</text:p>
          </table:table-cell>
          <table:table-cell office:value-type="float" office:value="0.00636377033349798" calcext:value-type="float">
            <text:p>6,36E-03</text:p>
          </table:table-cell>
          <table:table-cell office:value-type="float" office:value="0.00638407866469346" calcext:value-type="float">
            <text:p>6,38E-03</text:p>
          </table:table-cell>
          <table:table-cell office:value-type="float" office:value="0.000046448973948792" calcext:value-type="float">
            <text:p>4,64E-05</text:p>
          </table:table-cell>
          <table:table-cell office:value-type="float" office:value="0.0000367337531411697" calcext:value-type="float">
            <text:p>3,6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0117727240896" calcext:value-type="float">
            <text:p>1,30E-02</text:p>
          </table:table-cell>
          <table:table-cell office:value-type="float" office:value="1024" calcext:value-type="float">
            <text:p>1024</text:p>
          </table:table-cell>
          <table:table-cell office:value-type="float" office:value="0.0129831613418549" calcext:value-type="float">
            <text:p>1,30E-02</text:p>
          </table:table-cell>
          <table:table-cell office:value-type="float" office:value="0.0130411162846992" calcext:value-type="float">
            <text:p>1,30E-02</text:p>
          </table:table-cell>
          <table:table-cell office:value-type="float" office:value="0.000123140019196275" calcext:value-type="float">
            <text:p>1,23E-04</text:p>
          </table:table-cell>
          <table:table-cell office:value-type="float" office:value="0.00011050765245445" calcext:value-type="float">
            <text:p>1,11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5347728299236" calcext:value-type="float">
            <text:p>1,25E-02</text:p>
          </table:table-cell>
          <table:table-cell office:value-type="float" office:value="1024" calcext:value-type="float">
            <text:p>1024</text:p>
          </table:table-cell>
          <table:table-cell office:value-type="float" office:value="0.0125150662176126" calcext:value-type="float">
            <text:p>1,25E-02</text:p>
          </table:table-cell>
          <table:table-cell office:value-type="float" office:value="0.0125558507726358" calcext:value-type="float">
            <text:p>1,26E-02</text:p>
          </table:table-cell>
          <table:table-cell office:value-type="float" office:value="0.0000848360906348806" calcext:value-type="float">
            <text:p>8,48E-05</text:p>
          </table:table-cell>
          <table:table-cell office:value-type="float" office:value="0.0000740799166146373" calcext:value-type="float">
            <text:p>7,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38367119597889" calcext:value-type="float">
            <text:p>5,38E-04</text:p>
          </table:table-cell>
          <table:table-cell office:value-type="float" office:value="2048" calcext:value-type="float">
            <text:p>2048</text:p>
          </table:table-cell>
          <table:table-cell office:value-type="float" office:value="0.000537536428949987" calcext:value-type="float">
            <text:p>5,38E-04</text:p>
          </table:table-cell>
          <table:table-cell office:value-type="float" office:value="0.000539017548025329" calcext:value-type="float">
            <text:p>5,39E-04</text:p>
          </table:table-cell>
          <table:table-cell office:value-type="float" office:value="0.0000037203256807734" calcext:value-type="float">
            <text:p>3,72E-06</text:p>
          </table:table-cell>
          <table:table-cell office:value-type="float" office:value="0.00000323808487729756" calcext:value-type="float">
            <text:p>3,2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8165695556047" calcext:value-type="float">
            <text:p>5,58E-04</text:p>
          </table:table-cell>
          <table:table-cell office:value-type="float" office:value="2048" calcext:value-type="float">
            <text:p>2048</text:p>
          </table:table-cell>
          <table:table-cell office:value-type="float" office:value="0.000557844940739322" calcext:value-type="float">
            <text:p>5,58E-04</text:p>
          </table:table-cell>
          <table:table-cell office:value-type="float" office:value="0.000558488972798365" calcext:value-type="float">
            <text:p>5,58E-04</text:p>
          </table:table-cell>
          <table:table-cell office:value-type="float" office:value="0.00000166135312477174" calcext:value-type="float">
            <text:p>1,66E-06</text:p>
          </table:table-cell>
          <table:table-cell office:value-type="float" office:value="0.00000148237719342081" calcext:value-type="float">
            <text:p>1,4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9912003504523" calcext:value-type="float">
            <text:p>6,00E-0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97228523519481" calcext:value-type="float">
            <text:p>5,97E-05</text:p>
          </table:table-cell>
          <table:table-cell office:value-type="float" office:value="0.0000602590583834669" calcext:value-type="float">
            <text:p>6,03E-05</text:p>
          </table:table-cell>
          <table:table-cell office:value-type="float" office:value="0.00000135113251111107" calcext:value-type="float">
            <text:p>1,35E-06</text:p>
          </table:table-cell>
          <table:table-cell office:value-type="float" office:value="0.00000129604919857094" calcext:value-type="float">
            <text:p>1,3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7316635506063" calcext:value-type="float">
            <text:p>5,73E-0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72124806934944" calcext:value-type="float">
            <text:p>5,72E-05</text:p>
          </table:table-cell>
          <table:table-cell office:value-type="float" office:value="0.000057451441660181" calcext:value-type="float">
            <text:p>5,75E-05</text:p>
          </table:table-cell>
          <table:table-cell office:value-type="float" office:value="0.000000580626884541803" calcext:value-type="float">
            <text:p>5,81E-07</text:p>
          </table:table-cell>
          <table:table-cell office:value-type="float" office:value="0.000000475759636090731" calcext:value-type="float">
            <text:p>4,7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84652890727598" calcext:value-type="float">
            <text:p>4,85E-04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82862583614162" calcext:value-type="float">
            <text:p>4,83E-04</text:p>
          </table:table-cell>
          <table:table-cell office:value-type="float" office:value="0.000486055712613198" calcext:value-type="float">
            <text:p>4,86E-04</text:p>
          </table:table-cell>
          <table:table-cell office:value-type="float" office:value="0.00000740763014350406" calcext:value-type="float">
            <text:p>7,41E-06</text:p>
          </table:table-cell>
          <table:table-cell office:value-type="float" office:value="0.00000651739971135306" calcext:value-type="float">
            <text:p>6,5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0933781764113" calcext:value-type="float">
            <text:p>1,31E-0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30389192027669" calcext:value-type="float">
            <text:p>1,30E-05</text:p>
          </table:table-cell>
          <table:table-cell office:value-type="float" office:value="0.0000131926802421411" calcext:value-type="float">
            <text:p>1,32E-05</text:p>
          </table:table-cell>
          <table:table-cell office:value-type="float" office:value="0.000000352089207361788" calcext:value-type="float">
            <text:p>3,52E-07</text:p>
          </table:table-cell>
          <table:table-cell office:value-type="float" office:value="0.000000180987260063923" calcext:value-type="float">
            <text:p>1,8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2891032293704" calcext:value-type="float">
            <text:p>2,53E-0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52507211113783" calcext:value-type="float">
            <text:p>2,53E-05</text:p>
          </table:table-cell>
          <table:table-cell office:value-type="float" office:value="0.0000253311931462087" calcext:value-type="float">
            <text:p>2,53E-05</text:p>
          </table:table-cell>
          <table:table-cell office:value-type="float" office:value="0.000000202556678819333" calcext:value-type="float">
            <text:p>2,03E-07</text:p>
          </table:table-cell>
          <table:table-cell office:value-type="float" office:value="0.000000182101298678349" calcext:value-type="float">
            <text:p>1,8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48538287914728" calcext:value-type="float">
            <text:p>2,49E-0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47896661228208" calcext:value-type="float">
            <text:p>2,48E-05</text:p>
          </table:table-cell>
          <table:table-cell office:value-type="float" office:value="0.0000249092595778166" calcext:value-type="float">
            <text:p>2,49E-05</text:p>
          </table:table-cell>
          <table:table-cell office:value-type="float" office:value="0.000000288221244281602" calcext:value-type="float">
            <text:p>2,88E-07</text:p>
          </table:table-cell>
          <table:table-cell office:value-type="float" office:value="0.000000245345602373265" calcext:value-type="float">
            <text:p>2,4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03071957384912" calcext:value-type="float">
            <text:p>0,203071957384912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202672224008426" calcext:value-type="float">
            <text:p>0,202672224008426</text:p>
          </table:table-cell>
          <table:table-cell table:style-name="Default" office:value-type="float" office:value="0.203561757892763" calcext:value-type="float">
            <text:p>0,203561757892763</text:p>
          </table:table-cell>
          <table:table-cell office:value-type="float" office:value="0.00108797468965492" calcext:value-type="float">
            <text:p>1,09E-03</text:p>
          </table:table-cell>
          <table:table-cell office:value-type="float" office:value="0.000784192798222851" calcext:value-type="float">
            <text:p>7,84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9933986479035" calcext:value-type="float">
            <text:p>0,19933986479035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197191422822919" calcext:value-type="float">
            <text:p>0,197191422822919</text:p>
          </table:table-cell>
          <table:table-cell table:style-name="Default" office:value-type="float" office:value="0.200741232490724" calcext:value-type="float">
            <text:p>0,200741232490724</text:p>
          </table:table-cell>
          <table:table-cell office:value-type="float" office:value="0.00455341085695124" calcext:value-type="float">
            <text:p>4,55E-03</text:p>
          </table:table-cell>
          <table:table-cell office:value-type="float" office:value="0.00299003827634737" calcext:value-type="float">
            <text:p>2,99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4954140964265" calcext:value-type="float">
            <text:p>3,05E-02</text:p>
          </table:table-cell>
          <table:table-cell office:value-type="float" office:value="2048" calcext:value-type="float">
            <text:p>2048</text:p>
          </table:table-cell>
          <table:table-cell office:value-type="float" office:value="0.0304126970680092" calcext:value-type="float">
            <text:p>3,04E-02</text:p>
          </table:table-cell>
          <table:table-cell office:value-type="float" office:value="0.030567474276267" calcext:value-type="float">
            <text:p>3,06E-02</text:p>
          </table:table-cell>
          <table:table-cell office:value-type="float" office:value="0.000281425593815528" calcext:value-type="float">
            <text:p>2,81E-04</text:p>
          </table:table-cell>
          <table:table-cell office:value-type="float" office:value="0.000238605801942056" calcext:value-type="float">
            <text:p>2,39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3077757889349" calcext:value-type="float">
            <text:p>3,03E-02</text:p>
          </table:table-cell>
          <table:table-cell office:value-type="float" office:value="2048" calcext:value-type="float">
            <text:p>2048</text:p>
          </table:table-cell>
          <table:table-cell office:value-type="float" office:value="0.0302268575744239" calcext:value-type="float">
            <text:p>3,02E-02</text:p>
          </table:table-cell>
          <table:table-cell office:value-type="float" office:value="0.0304609575620278" calcext:value-type="float">
            <text:p>3,05E-02</text:p>
          </table:table-cell>
          <table:table-cell office:value-type="float" office:value="0.000381241230498622" calcext:value-type="float">
            <text:p>3,81E-04</text:p>
          </table:table-cell>
          <table:table-cell office:value-type="float" office:value="0.000239886083859571" calcext:value-type="float">
            <text:p>2,4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73523193435481" calcext:value-type="float">
            <text:p>0,173523193435481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170557277023732" calcext:value-type="float">
            <text:p>0,170557277023732</text:p>
          </table:table-cell>
          <table:table-cell table:style-name="Default" office:value-type="float" office:value="0.180828052867571" calcext:value-type="float">
            <text:p>0,180828052867571</text:p>
          </table:table-cell>
          <table:table-cell office:value-type="float" office:value="0.010842916148892" calcext:value-type="float">
            <text:p>1,08E-02</text:p>
          </table:table-cell>
          <table:table-cell office:value-type="float" office:value="0.00574947670061072" calcext:value-type="float">
            <text:p>5,75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41527265055289" calcext:value-type="float">
            <text:p>6,42E-03</text:p>
          </table:table-cell>
          <table:table-cell office:value-type="float" office:value="2048" calcext:value-type="float">
            <text:p>2048</text:p>
          </table:table-cell>
          <table:table-cell office:value-type="float" office:value="0.00640490266842736" calcext:value-type="float">
            <text:p>6,40E-03</text:p>
          </table:table-cell>
          <table:table-cell office:value-type="float" office:value="0.00643169568869445" calcext:value-type="float">
            <text:p>6,43E-03</text:p>
          </table:table-cell>
          <table:table-cell office:value-type="float" office:value="0.00005917871201675" calcext:value-type="float">
            <text:p>5,92E-05</text:p>
          </table:table-cell>
          <table:table-cell office:value-type="float" office:value="0.0000452672830744732" calcext:value-type="float">
            <text:p>4,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1687109869827" calcext:value-type="float">
            <text:p>1,32E-02</text:p>
          </table:table-cell>
          <table:table-cell office:value-type="float" office:value="2048" calcext:value-type="float">
            <text:p>2048</text:p>
          </table:table-cell>
          <table:table-cell office:value-type="float" office:value="0.0131168324629911" calcext:value-type="float">
            <text:p>1,31E-02</text:p>
          </table:table-cell>
          <table:table-cell office:value-type="float" office:value="0.013246746613382" calcext:value-type="float">
            <text:p>1,32E-02</text:p>
          </table:table-cell>
          <table:table-cell office:value-type="float" office:value="0.000254702485004421" calcext:value-type="float">
            <text:p>2,55E-04</text:p>
          </table:table-cell>
          <table:table-cell office:value-type="float" office:value="0.000181822633126935" calcext:value-type="float">
            <text:p>1,8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7975342816278" calcext:value-type="float">
            <text:p>1,28E-02</text:p>
          </table:table-cell>
          <table:table-cell office:value-type="float" office:value="2048" calcext:value-type="float">
            <text:p>2048</text:p>
          </table:table-cell>
          <table:table-cell office:value-type="float" office:value="0.0126941353006549" calcext:value-type="float">
            <text:p>1,27E-02</text:p>
          </table:table-cell>
          <table:table-cell office:value-type="float" office:value="0.0129250171923582" calcext:value-type="float">
            <text:p>1,29E-02</text:p>
          </table:table-cell>
          <table:table-cell office:value-type="float" office:value="0.000477702415026974" calcext:value-type="float">
            <text:p>4,78E-04</text:p>
          </table:table-cell>
          <table:table-cell office:value-type="float" office:value="0.000386947065159424" calcext:value-type="float">
            <text:p>3,87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39969094132723" calcext:value-type="float">
            <text:p>5,40E-04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9274436416017" calcext:value-type="float">
            <text:p>5,39E-04</text:p>
          </table:table-cell>
          <table:table-cell office:value-type="float" office:value="0.000541082262879928" calcext:value-type="float">
            <text:p>5,41E-04</text:p>
          </table:table-cell>
          <table:table-cell office:value-type="float" office:value="0.00000413156857253404" calcext:value-type="float">
            <text:p>4,13E-06</text:p>
          </table:table-cell>
          <table:table-cell office:value-type="float" office:value="0.00000283395018372627" calcext:value-type="float">
            <text:p>2,83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6878562143556" calcext:value-type="float">
            <text:p>5,57E-04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56451653953609" calcext:value-type="float">
            <text:p>5,56E-04</text:p>
          </table:table-cell>
          <table:table-cell office:value-type="float" office:value="0.000557426710206645" calcext:value-type="float">
            <text:p>5,57E-04</text:p>
          </table:table-cell>
          <table:table-cell office:value-type="float" office:value="0.00000235538022482741" calcext:value-type="float">
            <text:p>2,36E-06</text:p>
          </table:table-cell>
          <table:table-cell office:value-type="float" office:value="0.00000212928665229399" calcext:value-type="float">
            <text:p>2,13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9121911708856" calcext:value-type="float">
            <text:p>5,99E-05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7275779000196" calcext:value-type="float">
            <text:p>5,97E-05</text:p>
          </table:table-cell>
          <table:table-cell office:value-type="float" office:value="0.0000600981378472253" calcext:value-type="float">
            <text:p>6,01E-05</text:p>
          </table:table-cell>
          <table:table-cell office:value-type="float" office:value="0.000000955563773784166" calcext:value-type="float">
            <text:p>9,56E-07</text:p>
          </table:table-cell>
          <table:table-cell office:value-type="float" office:value="0.00000087187900468411" calcext:value-type="float">
            <text:p>8,7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0962580454375" calcext:value-type="float">
            <text:p>5,81E-05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9889465932712" calcext:value-type="float">
            <text:p>5,80E-05</text:p>
          </table:table-cell>
          <table:table-cell office:value-type="float" office:value="0.0000582094727631717" calcext:value-type="float">
            <text:p>5,82E-05</text:p>
          </table:table-cell>
          <table:table-cell office:value-type="float" office:value="0.000000575719145411456" calcext:value-type="float">
            <text:p>5,76E-07</text:p>
          </table:table-cell>
          <table:table-cell office:value-type="float" office:value="0.000000517193950203173" calcext:value-type="float">
            <text:p>5,1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85700621269526" calcext:value-type="float">
            <text:p>4,86E-04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84281361846992" calcext:value-type="float">
            <text:p>4,84E-04</text:p>
          </table:table-cell>
          <table:table-cell office:value-type="float" office:value="0.000486992275792705" calcext:value-type="float">
            <text:p>4,87E-04</text:p>
          </table:table-cell>
          <table:table-cell office:value-type="float" office:value="0.00000673199433584106" calcext:value-type="float">
            <text:p>6,73E-06</text:p>
          </table:table-cell>
          <table:table-cell office:value-type="float" office:value="0.00000579144097534128" calcext:value-type="float">
            <text:p>5,7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29078544627766" calcext:value-type="float">
            <text:p>1,29E-05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28603264697435" calcext:value-type="float">
            <text:p>1,29E-05</text:p>
          </table:table-cell>
          <table:table-cell office:value-type="float" office:value="0.0000130290051605023" calcext:value-type="float">
            <text:p>1,30E-05</text:p>
          </table:table-cell>
          <table:table-cell office:value-type="float" office:value="0.000000324869937128123" calcext:value-type="float">
            <text:p>3,25E-07</text:p>
          </table:table-cell>
          <table:table-cell office:value-type="float" office:value="0.000000127431377714797" calcext:value-type="float">
            <text:p>1,2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6161770644948" calcext:value-type="float">
            <text:p>2,56E-05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54553895334204" calcext:value-type="float">
            <text:p>2,55E-05</text:p>
          </table:table-cell>
          <table:table-cell office:value-type="float" office:value="0.0000258447101682238" calcext:value-type="float">
            <text:p>2,58E-05</text:p>
          </table:table-cell>
          <table:table-cell office:value-type="float" office:value="0.000000951696804120651" calcext:value-type="float">
            <text:p>9,52E-07</text:p>
          </table:table-cell>
          <table:table-cell office:value-type="float" office:value="0.00000074914983945287" calcext:value-type="float">
            <text:p>7,4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2868225121455" calcext:value-type="float">
            <text:p>2,53E-05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51672968644054" calcext:value-type="float">
            <text:p>2,52E-05</text:p>
          </table:table-cell>
          <table:table-cell office:value-type="float" office:value="0.0000254651967722406" calcext:value-type="float">
            <text:p>2,55E-05</text:p>
          </table:table-cell>
          <table:table-cell office:value-type="float" office:value="0.000000718651231061556" calcext:value-type="float">
            <text:p>7,19E-07</text:p>
          </table:table-cell>
          <table:table-cell office:value-type="float" office:value="0.000000534272159115593" calcext:value-type="float">
            <text:p>5,3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04030233102781" calcext:value-type="float">
            <text:p>0,204030233102781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203434532996628" calcext:value-type="float">
            <text:p>0,203434532996628</text:p>
          </table:table-cell>
          <table:table-cell table:style-name="Default" office:value-type="float" office:value="0.204798143371138" calcext:value-type="float">
            <text:p>0,204798143371138</text:p>
          </table:table-cell>
          <table:table-cell office:value-type="float" office:value="0.00168933434882318" calcext:value-type="float">
            <text:p>1,69E-03</text:p>
          </table:table-cell>
          <table:table-cell office:value-type="float" office:value="0.00124286134947327" calcext:value-type="float">
            <text:p>1,24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99955124469804" calcext:value-type="float">
            <text:p>0,199955124469804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197803546096733" calcext:value-type="float">
            <text:p>0,197803546096733</text:p>
          </table:table-cell>
          <table:table-cell table:style-name="Default" office:value-type="float" office:value="0.201322559547516" calcext:value-type="float">
            <text:p>0,201322559547516</text:p>
          </table:table-cell>
          <table:table-cell office:value-type="float" office:value="0.00434587254215772" calcext:value-type="float">
            <text:p>4,35E-03</text:p>
          </table:table-cell>
          <table:table-cell office:value-type="float" office:value="0.00298094101809932" calcext:value-type="float">
            <text:p>2,9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891368223859" calcext:value-type="float">
            <text:p>3,09E-02</text:p>
          </table:table-cell>
          <table:table-cell office:value-type="float" office:value="4096" calcext:value-type="float">
            <text:p>4096</text:p>
          </table:table-cell>
          <table:table-cell office:value-type="float" office:value="0.0307908017498048" calcext:value-type="float">
            <text:p>3,08E-02</text:p>
          </table:table-cell>
          <table:table-cell office:value-type="float" office:value="0.0309710371782012" calcext:value-type="float">
            <text:p>3,10E-02</text:p>
          </table:table-cell>
          <table:table-cell office:value-type="float" office:value="0.000331514965943032" calcext:value-type="float">
            <text:p>3,32E-04</text:p>
          </table:table-cell>
          <table:table-cell office:value-type="float" office:value="0.000265353357484394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07645858775958" calcext:value-type="float">
            <text:p>3,08E-02</text:p>
          </table:table-cell>
          <table:table-cell office:value-type="float" office:value="4096" calcext:value-type="float">
            <text:p>4096</text:p>
          </table:table-cell>
          <table:table-cell office:value-type="float" office:value="0.0306490206664146" calcext:value-type="float">
            <text:p>3,06E-02</text:p>
          </table:table-cell>
          <table:table-cell office:value-type="float" office:value="0.0310476830126363" calcext:value-type="float">
            <text:p>3,10E-02</text:p>
          </table:table-cell>
          <table:table-cell office:value-type="float" office:value="0.000644227507182878" calcext:value-type="float">
            <text:p>6,44E-04</text:p>
          </table:table-cell>
          <table:table-cell office:value-type="float" office:value="0.000318881283673261" calcext:value-type="float">
            <text:p>3,19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76569087573111" calcext:value-type="float">
            <text:p>0,176569087573111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173123505818281" calcext:value-type="float">
            <text:p>0,173123505818281</text:p>
          </table:table-cell>
          <table:table-cell table:style-name="Default" office:value-type="float" office:value="0.182298128096858" calcext:value-type="float">
            <text:p>0,182298128096858</text:p>
          </table:table-cell>
          <table:table-cell office:value-type="float" office:value="0.0116902104828323" calcext:value-type="float">
            <text:p>1,17E-02</text:p>
          </table:table-cell>
          <table:table-cell office:value-type="float" office:value="0.00741830033396587" calcext:value-type="float">
            <text:p>7,42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60011832156576" calcext:value-type="float">
            <text:p>6,60E-03</text:p>
          </table:table-cell>
          <table:table-cell office:value-type="float" office:value="4096" calcext:value-type="float">
            <text:p>4096</text:p>
          </table:table-cell>
          <table:table-cell office:value-type="float" office:value="0.00653511468474506" calcext:value-type="float">
            <text:p>6,54E-03</text:p>
          </table:table-cell>
          <table:table-cell office:value-type="float" office:value="0.00669986503249234" calcext:value-type="float">
            <text:p>6,70E-03</text:p>
          </table:table-cell>
          <table:table-cell office:value-type="float" office:value="0.000358404093106199" calcext:value-type="float">
            <text:p>3,58E-04</text:p>
          </table:table-cell>
          <table:table-cell office:value-type="float" office:value="0.000255236093296694" calcext:value-type="float">
            <text:p>2,55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1337026228818" calcext:value-type="float">
            <text:p>1,31E-02</text:p>
          </table:table-cell>
          <table:table-cell office:value-type="float" office:value="4096" calcext:value-type="float">
            <text:p>4096</text:p>
          </table:table-cell>
          <table:table-cell office:value-type="float" office:value="0.0130845052617562" calcext:value-type="float">
            <text:p>1,31E-02</text:p>
          </table:table-cell>
          <table:table-cell office:value-type="float" office:value="0.0132049718875812" calcext:value-type="float">
            <text:p>1,32E-02</text:p>
          </table:table-cell>
          <table:table-cell office:value-type="float" office:value="0.000251693903134212" calcext:value-type="float">
            <text:p>2,52E-04</text:p>
          </table:table-cell>
          <table:table-cell office:value-type="float" office:value="0.000180421990713976" calcext:value-type="float">
            <text:p>1,8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5331590146821" calcext:value-type="float">
            <text:p>1,25E-02</text:p>
          </table:table-cell>
          <table:table-cell office:value-type="float" office:value="4096" calcext:value-type="float">
            <text:p>4096</text:p>
          </table:table-cell>
          <table:table-cell office:value-type="float" office:value="0.0125135392578584" calcext:value-type="float">
            <text:p>1,25E-02</text:p>
          </table:table-cell>
          <table:table-cell office:value-type="float" office:value="0.0125586610043515" calcext:value-type="float">
            <text:p>1,26E-02</text:p>
          </table:table-cell>
          <table:table-cell office:value-type="float" office:value="0.000095726811222606" calcext:value-type="float">
            <text:p>9,57E-05</text:p>
          </table:table-cell>
          <table:table-cell office:value-type="float" office:value="0.0000726703742095037" calcext:value-type="float">
            <text:p>7,2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1</text:p>
          </table:table-cell>
          <table:table-cell office:value-type="string" calcext:value-type="string">
            <text:p>small</text:p>
          </table:table-cell>
          <table:table-cell office:value-type="float" office:value="0.000540368668536077" calcext:value-type="float">
            <text:p>5,40E-04</text:p>
          </table:table-cell>
          <table:table-cell office:value-type="float" office:value="8192" calcext:value-type="float">
            <text:p>8192</text:p>
          </table:table-cell>
          <table:table-cell office:value-type="float" office:value="0.000539451826004893" calcext:value-type="float">
            <text:p>5,39E-04</text:p>
          </table:table-cell>
          <table:table-cell office:value-type="float" office:value="0.000541303853843022" calcext:value-type="float">
            <text:p>5,41E-04</text:p>
          </table:table-cell>
          <table:table-cell office:value-type="float" office:value="0.00000456044724249775" calcext:value-type="float">
            <text:p>4,56E-06</text:p>
          </table:table-cell>
          <table:table-cell office:value-type="float" office:value="0.00000400086020700645" calcext:value-type="float">
            <text:p>4,0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</text:p>
          </table:table-cell>
          <table:table-cell office:value-type="string" calcext:value-type="string">
            <text:p>small</text:p>
          </table:table-cell>
          <table:table-cell office:value-type="float" office:value="0.000559637718770747" calcext:value-type="float">
            <text:p>5,60E-04</text:p>
          </table:table-cell>
          <table:table-cell office:value-type="float" office:value="8192" calcext:value-type="float">
            <text:p>8192</text:p>
          </table:table-cell>
          <table:table-cell office:value-type="float" office:value="0.000558936331632459" calcext:value-type="float">
            <text:p>5,59E-04</text:p>
          </table:table-cell>
          <table:table-cell office:value-type="float" office:value="0.000560728586050754" calcext:value-type="float">
            <text:p>5,61E-04</text:p>
          </table:table-cell>
          <table:table-cell office:value-type="float" office:value="0.0000042591919656323" calcext:value-type="float">
            <text:p>4,26E-06</text:p>
          </table:table-cell>
          <table:table-cell office:value-type="float" office:value="0.00000285948403047984" calcext:value-type="float">
            <text:p>2,86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96613192776079" calcext:value-type="float">
            <text:p>5,97E-05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594657253800142" calcext:value-type="float">
            <text:p>5,95E-05</text:p>
          </table:table-cell>
          <table:table-cell office:value-type="float" office:value="0.0000599511820675726" calcext:value-type="float">
            <text:p>6,00E-05</text:p>
          </table:table-cell>
          <table:table-cell office:value-type="float" office:value="0.00000113144967731839" calcext:value-type="float">
            <text:p>1,13E-06</text:p>
          </table:table-cell>
          <table:table-cell office:value-type="float" office:value="0.000000940372950851003" calcext:value-type="float">
            <text:p>9,4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3-A</text:p>
          </table:table-cell>
          <table:table-cell office:value-type="string" calcext:value-type="string">
            <text:p>small</text:p>
          </table:table-cell>
          <table:table-cell office:value-type="float" office:value="0.0000584264163394394" calcext:value-type="float">
            <text:p>5,84E-05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582687323926073" calcext:value-type="float">
            <text:p>5,83E-05</text:p>
          </table:table-cell>
          <table:table-cell office:value-type="float" office:value="0.0000585893806549357" calcext:value-type="float">
            <text:p>5,86E-05</text:p>
          </table:table-cell>
          <table:table-cell office:value-type="float" office:value="0.000000820433970973076" calcext:value-type="float">
            <text:p>8,20E-07</text:p>
          </table:table-cell>
          <table:table-cell office:value-type="float" office:value="0.000000701022419109491" calcext:value-type="float">
            <text:p>7,0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parser-4</text:p>
          </table:table-cell>
          <table:table-cell office:value-type="string" calcext:value-type="string">
            <text:p>small</text:p>
          </table:table-cell>
          <table:table-cell office:value-type="float" office:value="0.000490999652912214" calcext:value-type="float">
            <text:p>4,91E-04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90004919887915" calcext:value-type="float">
            <text:p>4,90E-04</text:p>
          </table:table-cell>
          <table:table-cell office:value-type="float" office:value="0.000491963948648604" calcext:value-type="float">
            <text:p>4,92E-04</text:p>
          </table:table-cell>
          <table:table-cell office:value-type="float" office:value="0.00000500234635033904" calcext:value-type="float">
            <text:p>5,00E-06</text:p>
          </table:table-cell>
          <table:table-cell office:value-type="float" office:value="0.00000438795344682388" calcext:value-type="float">
            <text:p>4,3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</text:p>
          </table:table-cell>
          <table:table-cell office:value-type="string" calcext:value-type="string">
            <text:p>small</text:p>
          </table:table-cell>
          <table:table-cell office:value-type="float" office:value="0.0000132976453955714" calcext:value-type="float">
            <text:p>1,33E-05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131748404088498" calcext:value-type="float">
            <text:p>1,32E-05</text:p>
          </table:table-cell>
          <table:table-cell office:value-type="float" office:value="0.0000135169811781347" calcext:value-type="float">
            <text:p>1,35E-05</text:p>
          </table:table-cell>
          <table:table-cell office:value-type="float" office:value="0.000000810212597448693" calcext:value-type="float">
            <text:p>8,10E-07</text:p>
          </table:table-cell>
          <table:table-cell office:value-type="float" office:value="0.000000593026727117545" calcext:value-type="float">
            <text:p>5,9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3162617899631" calcext:value-type="float">
            <text:p>2,53E-05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2647668538966" calcext:value-type="float">
            <text:p>2,53E-05</text:p>
          </table:table-cell>
          <table:table-cell office:value-type="float" office:value="0.0000253623493222859" calcext:value-type="float">
            <text:p>2,54E-05</text:p>
          </table:table-cell>
          <table:table-cell office:value-type="float" office:value="0.000000242825113523436" calcext:value-type="float">
            <text:p>2,43E-07</text:p>
          </table:table-cell>
          <table:table-cell office:value-type="float" office:value="0.000000204124545013177" calcext:value-type="float">
            <text:p>2,0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/validateEx</text:p>
          </table:table-cell>
          <table:table-cell office:value-type="string" calcext:value-type="string">
            <text:p>small</text:p>
          </table:table-cell>
          <table:table-cell office:value-type="float" office:value="0.0000256520427950904" calcext:value-type="float">
            <text:p>2,57E-05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5059897058574" calcext:value-type="float">
            <text:p>2,55E-05</text:p>
          </table:table-cell>
          <table:table-cell office:value-type="float" office:value="0.0000258705619170373" calcext:value-type="float">
            <text:p>2,59E-05</text:p>
          </table:table-cell>
          <table:table-cell office:value-type="float" office:value="0.000000804247703594263" calcext:value-type="float">
            <text:p>8,04E-07</text:p>
          </table:table-cell>
          <table:table-cell office:value-type="float" office:value="0.000000621439714262146" calcext:value-type="float">
            <text:p>6,2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1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04375300044361" calcext:value-type="float">
            <text:p>0,204375300044361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203793316513272" calcext:value-type="float">
            <text:p>0,203793316513272</text:p>
          </table:table-cell>
          <table:table-cell table:style-name="Default" office:value-type="float" office:value="0.205309159794501" calcext:value-type="float">
            <text:p>0,205309159794501</text:p>
          </table:table-cell>
          <table:table-cell office:value-type="float" office:value="0.00171877751821734" calcext:value-type="float">
            <text:p>1,72E-03</text:p>
          </table:table-cell>
          <table:table-cell office:value-type="float" office:value="0.00120326786242758" calcext:value-type="float">
            <text:p>1,2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200614591543622" calcext:value-type="float">
            <text:p>0,200614591543622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198529178593679" calcext:value-type="float">
            <text:p>0,198529178593679</text:p>
          </table:table-cell>
          <table:table-cell table:style-name="Default" office:value-type="float" office:value="0.201773282707489" calcext:value-type="float">
            <text:p>0,201773282707489</text:p>
          </table:table-cell>
          <table:table-cell office:value-type="float" office:value="0.0038617821099872" calcext:value-type="float">
            <text:p>3,86E-03</text:p>
          </table:table-cell>
          <table:table-cell office:value-type="float" office:value="0.00245556252305041" calcext:value-type="float">
            <text:p>2,4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113728285116" calcext:value-type="float">
            <text:p>3,11E-02</text:p>
          </table:table-cell>
          <table:table-cell office:value-type="float" office:value="8192" calcext:value-type="float">
            <text:p>8192</text:p>
          </table:table-cell>
          <table:table-cell office:value-type="float" office:value="0.0310187426480445" calcext:value-type="float">
            <text:p>3,10E-02</text:p>
          </table:table-cell>
          <table:table-cell office:value-type="float" office:value="0.0312701725528929" calcext:value-type="float">
            <text:p>3,13E-02</text:p>
          </table:table-cell>
          <table:table-cell office:value-type="float" office:value="0.000482987787761455" calcext:value-type="float">
            <text:p>4,83E-04</text:p>
          </table:table-cell>
          <table:table-cell office:value-type="float" office:value="0.00042117554144933" calcext:value-type="float">
            <text:p>4,21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3-A</text:p>
          </table:table-cell>
          <table:table-cell office:value-type="string" calcext:value-type="string">
            <text:p>big</text:p>
          </table:table-cell>
          <table:table-cell office:value-type="float" office:value="0.0313257301368579" calcext:value-type="float">
            <text:p>3,13E-02</text:p>
          </table:table-cell>
          <table:table-cell office:value-type="float" office:value="8192" calcext:value-type="float">
            <text:p>8192</text:p>
          </table:table-cell>
          <table:table-cell office:value-type="float" office:value="0.0310737187362366" calcext:value-type="float">
            <text:p>3,11E-02</text:p>
          </table:table-cell>
          <table:table-cell office:value-type="float" office:value="0.0323151605592931" calcext:value-type="float">
            <text:p>3,23E-02</text:p>
          </table:table-cell>
          <table:table-cell office:value-type="float" office:value="0.00153028449631584" calcext:value-type="float">
            <text:p>1,53E-03</text:p>
          </table:table-cell>
          <table:table-cell office:value-type="float" office:value="0.000456449690737576" calcext:value-type="float">
            <text:p>4,56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parser-4</text:p>
          </table:table-cell>
          <table:table-cell office:value-type="string" calcext:value-type="string">
            <text:p>big</text:p>
          </table:table-cell>
          <table:table-cell table:style-name="Default" office:value-type="float" office:value="0.180131298884797" calcext:value-type="float">
            <text:p>0,180131298884797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176609330882619" calcext:value-type="float">
            <text:p>0,176609330882619</text:p>
          </table:table-cell>
          <table:table-cell table:style-name="Default" office:value-type="float" office:value="0.185602223265621" calcext:value-type="float">
            <text:p>0,185602223265621</text:p>
          </table:table-cell>
          <table:table-cell office:value-type="float" office:value="0.0113669765262218" calcext:value-type="float">
            <text:p>1,14E-02</text:p>
          </table:table-cell>
          <table:table-cell office:value-type="float" office:value="0.00798059460866567" calcext:value-type="float">
            <text:p>7,9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</text:p>
          </table:table-cell>
          <table:table-cell office:value-type="string" calcext:value-type="string">
            <text:p>big</text:p>
          </table:table-cell>
          <table:table-cell office:value-type="float" office:value="0.00653148085489459" calcext:value-type="float">
            <text:p>6,53E-03</text:p>
          </table:table-cell>
          <table:table-cell office:value-type="float" office:value="8192" calcext:value-type="float">
            <text:p>8192</text:p>
          </table:table-cell>
          <table:table-cell office:value-type="float" office:value="0.00648972388520065" calcext:value-type="float">
            <text:p>6,49E-03</text:p>
          </table:table-cell>
          <table:table-cell office:value-type="float" office:value="0.00659812928985456" calcext:value-type="float">
            <text:p>6,60E-03</text:p>
          </table:table-cell>
          <table:table-cell office:value-type="float" office:value="0.000244825062400675" calcext:value-type="float">
            <text:p>2,45E-04</text:p>
          </table:table-cell>
          <table:table-cell office:value-type="float" office:value="0.000143589423101732" calcext:value-type="float">
            <text:p>1,44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31320320741412" calcext:value-type="float">
            <text:p>1,31E-02</text:p>
          </table:table-cell>
          <table:table-cell office:value-type="float" office:value="8192" calcext:value-type="float">
            <text:p>8192</text:p>
          </table:table-cell>
          <table:table-cell office:value-type="float" office:value="0.0131146532385324" calcext:value-type="float">
            <text:p>1,31E-02</text:p>
          </table:table-cell>
          <table:table-cell office:value-type="float" office:value="0.0131594140017831" calcext:value-type="float">
            <text:p>1,32E-02</text:p>
          </table:table-cell>
          <table:table-cell office:value-type="float" office:value="0.000093059845453851" calcext:value-type="float">
            <text:p>9,31E-05</text:p>
          </table:table-cell>
          <table:table-cell office:value-type="float" office:value="0.0000756054165406669" calcext:value-type="float">
            <text:p>7,5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6Mb/validateEx</text:p>
          </table:table-cell>
          <table:table-cell office:value-type="string" calcext:value-type="string">
            <text:p>big</text:p>
          </table:table-cell>
          <table:table-cell office:value-type="float" office:value="0.0128088573617469" calcext:value-type="float">
            <text:p>1,28E-02</text:p>
          </table:table-cell>
          <table:table-cell office:value-type="float" office:value="8192" calcext:value-type="float">
            <text:p>8192</text:p>
          </table:table-cell>
          <table:table-cell office:value-type="float" office:value="0.0127515118960295" calcext:value-type="float">
            <text:p>1,28E-02</text:p>
          </table:table-cell>
          <table:table-cell office:value-type="float" office:value="0.0128991366072202" calcext:value-type="float">
            <text:p>1,29E-02</text:p>
          </table:table-cell>
          <table:table-cell office:value-type="float" office:value="0.000299677216260171" calcext:value-type="float">
            <text:p>3,00E-04</text:p>
          </table:table-cell>
          <table:table-cell office:value-type="float" office:value="0.000231073233291155" calcext:value-type="float">
            <text:p>2,31E-04</text:p>
          </table:table-cell>
          <table:table-cell table:number-columns-repeated="2"/>
        </table:table-row>
      </table:table>
      <table:table table:name="time per size per name" table:style-name="ta1">
        <table:shapes>
          <draw:frame draw:z-index="0" draw:style-name="gr1" draw:text-style-name="P1" svg:width="221.26mm" svg:height="129.82mm" svg:x="10.46mm" svg:y="85.52m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5"/>
        <table:table-column table:style-name="co6" table:default-cell-style-name="ce10"/>
        <table:table-column table:style-name="co6" table:number-columns-repeated="10" table:default-cell-style-name="ce16"/>
        <table:table-column table:style-name="co6" table:default-cell-style-name="ce20"/>
        <table:table-column table:style-name="co6" table:default-cell-style-name="ce26"/>
        <table:table-row table:style-name="ro1">
          <table:table-cell table:style-name="ce2" office:value-type="string" calcext:value-type="string">
            <text:p>Сумма - Mean</text:p>
          </table:table-cell>
          <table:table-cell table:style-name="ce7" office:value-type="string" calcext:value-type="string">
            <text:p>Name</text:p>
          </table:table-cell>
          <table:table-cell table:style-name="ce13" table:number-columns-repeated="11"/>
          <table:table-cell table:style-name="ce23"/>
        </table:table-row>
        <table:table-row table:style-name="ro1">
          <table:table-cell table:style-name="ce3" office:value-type="string" calcext:value-type="string">
            <text:p>MB</text:p>
          </table:table-cell>
          <table:table-cell table:style-name="ce8" office:value-type="string" calcext:value-type="string">
            <text:p>16Kb/parser-1</text:p>
          </table:table-cell>
          <table:table-cell table:style-name="ce14" office:value-type="string" calcext:value-type="string">
            <text:p>16Kb/parser-3</text:p>
          </table:table-cell>
          <table:table-cell table:style-name="ce14" office:value-type="string" calcext:value-type="string">
            <text:p>16Kb/parser-3-A</text:p>
          </table:table-cell>
          <table:table-cell table:style-name="ce14" office:value-type="string" calcext:value-type="string">
            <text:p>16Kb/parser-4</text:p>
          </table:table-cell>
          <table:table-cell table:style-name="ce14" office:value-type="string" calcext:value-type="string">
            <text:p>16Kb/validate</text:p>
          </table:table-cell>
          <table:table-cell table:style-name="ce14" office:value-type="string" calcext:value-type="string">
            <text:p>16Kb/validateEx</text:p>
          </table:table-cell>
          <table:table-cell table:style-name="ce14" office:value-type="string" calcext:value-type="string">
            <text:p>7.6Mb/parser-1</text:p>
          </table:table-cell>
          <table:table-cell table:style-name="ce14" office:value-type="string" calcext:value-type="string">
            <text:p>7.6Mb/parser-3</text:p>
          </table:table-cell>
          <table:table-cell table:style-name="ce14" office:value-type="string" calcext:value-type="string">
            <text:p>7.6Mb/parser-3-A</text:p>
          </table:table-cell>
          <table:table-cell table:style-name="ce14" office:value-type="string" calcext:value-type="string">
            <text:p>7.6Mb/parser-4</text:p>
          </table:table-cell>
          <table:table-cell table:style-name="ce14" office:value-type="string" calcext:value-type="string">
            <text:p>7.6Mb/validate</text:p>
          </table:table-cell>
          <table:table-cell table:style-name="ce14" office:value-type="string" calcext:value-type="string">
            <text:p>7.6Mb/validateEx</text:p>
          </table:table-cell>
          <table:table-cell table:style-name="ce24" office:value-type="string" calcext:value-type="string">
            <text:p>Итог Результат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0.000594034643064339" calcext:value-type="float">
            <text:p>5,94E-04</text:p>
          </table:table-cell>
          <table:table-cell table:style-name="ce15" office:value-type="float" office:value="0.000587743924081192" calcext:value-type="float">
            <text:p>5,88E-04</text:p>
          </table:table-cell>
          <table:table-cell table:style-name="ce15" office:value-type="float" office:value="0.000146298175264956" calcext:value-type="float">
            <text:p>1,46E-04</text:p>
          </table:table-cell>
          <table:table-cell table:style-name="ce15" office:value-type="float" office:value="0.000522481080937679" calcext:value-type="float">
            <text:p>5,22E-04</text:p>
          </table:table-cell>
          <table:table-cell table:style-name="ce15" office:value-type="float" office:value="0.0000135747869471198" calcext:value-type="float">
            <text:p>1,36E-05</text:p>
          </table:table-cell>
          <table:table-cell table:style-name="ce15" office:value-type="float" office:value="0.0000512836560437255" calcext:value-type="float">
            <text:p>5,13E-05</text:p>
          </table:table-cell>
          <table:table-cell table:style-name="ce15" office:value-type="float" office:value="0.245537861558459" calcext:value-type="float">
            <text:p>2,46E-01</text:p>
          </table:table-cell>
          <table:table-cell table:style-name="ce15" office:value-type="float" office:value="0.27978559735357" calcext:value-type="float">
            <text:p>2,80E-01</text:p>
          </table:table-cell>
          <table:table-cell table:style-name="ce15" office:value-type="float" office:value="0.221544324904526" calcext:value-type="float">
            <text:p>2,22E-01</text:p>
          </table:table-cell>
          <table:table-cell table:style-name="ce15" office:value-type="float" office:value="0.184147608902455" calcext:value-type="float">
            <text:p>1,84E-01</text:p>
          </table:table-cell>
          <table:table-cell table:style-name="ce15" office:value-type="float" office:value="0.00647347045595506" calcext:value-type="float">
            <text:p>6,47E-03</text:p>
          </table:table-cell>
          <table:table-cell table:style-name="ce19" office:value-type="float" office:value="0.0254365838390794" calcext:value-type="float">
            <text:p>2,54E-02</text:p>
          </table:table-cell>
          <table:table-cell table:style-name="ce25" office:value-type="float" office:value="0.964840863280383" calcext:value-type="float">
            <text:p>9,65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56164071179852" calcext:value-type="float">
            <text:p>5,56E-04</text:p>
          </table:table-cell>
          <table:table-cell office:value-type="float" office:value="0.000573748021848665" calcext:value-type="float">
            <text:p>5,74E-04</text:p>
          </table:table-cell>
          <table:table-cell office:value-type="float" office:value="0.000126315870143396" calcext:value-type="float">
            <text:p>1,26E-04</text:p>
          </table:table-cell>
          <table:table-cell office:value-type="float" office:value="0.000500612019062874" calcext:value-type="float">
            <text:p>5,01E-04</text:p>
          </table:table-cell>
          <table:table-cell office:value-type="float" office:value="0.0000128927679915126" calcext:value-type="float">
            <text:p>1,29E-05</text:p>
          </table:table-cell>
          <table:table-cell office:value-type="float" office:value="0.0000497055638697338" calcext:value-type="float">
            <text:p>4,97E-05</text:p>
          </table:table-cell>
          <table:table-cell office:value-type="float" office:value="0.22313393303072" calcext:value-type="float">
            <text:p>2,23E-01</text:p>
          </table:table-cell>
          <table:table-cell office:value-type="float" office:value="0.27482708555087" calcext:value-type="float">
            <text:p>2,75E-01</text:p>
          </table:table-cell>
          <table:table-cell office:value-type="float" office:value="0.221069357858629" calcext:value-type="float">
            <text:p>2,21E-01</text:p>
          </table:table-cell>
          <table:table-cell office:value-type="float" office:value="0.183733151582925" calcext:value-type="float">
            <text:p>1,84E-01</text:p>
          </table:table-cell>
          <table:table-cell office:value-type="float" office:value="0.0064414141883821" calcext:value-type="float">
            <text:p>6,44E-03</text:p>
          </table:table-cell>
          <table:table-cell office:value-type="float" office:value="0.025207784815266" calcext:value-type="float">
            <text:p>2,52E-02</text:p>
          </table:table-cell>
          <table:table-cell office:value-type="float" office:value="0.936232165340888" calcext:value-type="float">
            <text:p>9,36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5227886572072" calcext:value-type="float">
            <text:p>5,52E-04</text:p>
          </table:table-cell>
          <table:table-cell office:value-type="float" office:value="0.000565812696310219" calcext:value-type="float">
            <text:p>5,66E-04</text:p>
          </table:table-cell>
          <table:table-cell office:value-type="float" office:value="0.000124401726597083" calcext:value-type="float">
            <text:p>1,24E-04</text:p>
          </table:table-cell>
          <table:table-cell office:value-type="float" office:value="0.000486673359073202" calcext:value-type="float">
            <text:p>4,87E-04</text:p>
          </table:table-cell>
          <table:table-cell office:value-type="float" office:value="0.0000132893509362654" calcext:value-type="float">
            <text:p>1,33E-05</text:p>
          </table:table-cell>
          <table:table-cell office:value-type="float" office:value="0.0000543294047157647" calcext:value-type="float">
            <text:p>5,43E-05</text:p>
          </table:table-cell>
          <table:table-cell office:value-type="float" office:value="0.227836438843948" calcext:value-type="float">
            <text:p>2,28E-01</text:p>
          </table:table-cell>
          <table:table-cell office:value-type="float" office:value="0.268896927697824" calcext:value-type="float">
            <text:p>2,69E-01</text:p>
          </table:table-cell>
          <table:table-cell office:value-type="float" office:value="0.221126081069193" calcext:value-type="float">
            <text:p>2,21E-01</text:p>
          </table:table-cell>
          <table:table-cell office:value-type="float" office:value="0.184130920642699" calcext:value-type="float">
            <text:p>1,84E-01</text:p>
          </table:table-cell>
          <table:table-cell office:value-type="float" office:value="0.00648479824548728" calcext:value-type="float">
            <text:p>6,48E-03</text:p>
          </table:table-cell>
          <table:table-cell office:value-type="float" office:value="0.025504961414525" calcext:value-type="float">
            <text:p>2,55E-02</text:p>
          </table:table-cell>
          <table:table-cell office:value-type="float" office:value="0.935776913317031" calcext:value-type="float">
            <text:p>9,36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540461996221393" calcext:value-type="float">
            <text:p>5,40E-04</text:p>
          </table:table-cell>
          <table:table-cell office:value-type="float" office:value="0.000557165123511147" calcext:value-type="float">
            <text:p>5,57E-04</text:p>
          </table:table-cell>
          <table:table-cell office:value-type="float" office:value="0.000117639518732668" calcext:value-type="float">
            <text:p>1,18E-04</text:p>
          </table:table-cell>
          <table:table-cell office:value-type="float" office:value="0.000485048313797387" calcext:value-type="float">
            <text:p>4,85E-04</text:p>
          </table:table-cell>
          <table:table-cell office:value-type="float" office:value="0.0000130879593035878" calcext:value-type="float">
            <text:p>1,31E-05</text:p>
          </table:table-cell>
          <table:table-cell office:value-type="float" office:value="0.0000505758264032099" calcext:value-type="float">
            <text:p>5,06E-05</text:p>
          </table:table-cell>
          <table:table-cell office:value-type="float" office:value="0.224757733931191" calcext:value-type="float">
            <text:p>2,25E-01</text:p>
          </table:table-cell>
          <table:table-cell office:value-type="float" office:value="0.269333051087285" calcext:value-type="float">
            <text:p>2,69E-01</text:p>
          </table:table-cell>
          <table:table-cell office:value-type="float" office:value="0.222117174054905" calcext:value-type="float">
            <text:p>2,22E-01</text:p>
          </table:table-cell>
          <table:table-cell office:value-type="float" office:value="0.183249098026637" calcext:value-type="float">
            <text:p>1,83E-01</text:p>
          </table:table-cell>
          <table:table-cell office:value-type="float" office:value="0.00644588335990779" calcext:value-type="float">
            <text:p>6,45E-03</text:p>
          </table:table-cell>
          <table:table-cell office:value-type="float" office:value="0.025301527055981" calcext:value-type="float">
            <text:p>2,53E-02</text:p>
          </table:table-cell>
          <table:table-cell office:value-type="float" office:value="0.932968446253876" calcext:value-type="float">
            <text:p>9,33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38496459475947" calcext:value-type="float">
            <text:p>5,38E-04</text:p>
          </table:table-cell>
          <table:table-cell office:value-type="float" office:value="0.000558230717258598" calcext:value-type="float">
            <text:p>5,58E-04</text:p>
          </table:table-cell>
          <table:table-cell office:value-type="float" office:value="0.000118714430087659" calcext:value-type="float">
            <text:p>1,19E-04</text:p>
          </table:table-cell>
          <table:table-cell office:value-type="float" office:value="0.000476810202136031" calcext:value-type="float">
            <text:p>4,77E-04</text:p>
          </table:table-cell>
          <table:table-cell office:value-type="float" office:value="0.0000130338354507319" calcext:value-type="float">
            <text:p>1,30E-05</text:p>
          </table:table-cell>
          <table:table-cell office:value-type="float" office:value="0.0000507677115807817" calcext:value-type="float">
            <text:p>5,08E-05</text:p>
          </table:table-cell>
          <table:table-cell office:value-type="float" office:value="0.222956010063099" calcext:value-type="float">
            <text:p>2,23E-01</text:p>
          </table:table-cell>
          <table:table-cell office:value-type="float" office:value="0.267659915405134" calcext:value-type="float">
            <text:p>2,68E-01</text:p>
          </table:table-cell>
          <table:table-cell office:value-type="float" office:value="0.220391068040734" calcext:value-type="float">
            <text:p>2,20E-01</text:p>
          </table:table-cell>
          <table:table-cell office:value-type="float" office:value="0.18248429261261" calcext:value-type="float">
            <text:p>1,82E-01</text:p>
          </table:table-cell>
          <table:table-cell office:value-type="float" office:value="0.00642078947565603" calcext:value-type="float">
            <text:p>6,42E-03</text:p>
          </table:table-cell>
          <table:table-cell office:value-type="float" office:value="0.0255598740400723" calcext:value-type="float">
            <text:p>2,56E-02</text:p>
          </table:table-cell>
          <table:table-cell office:value-type="float" office:value="0.927228002993295" calcext:value-type="float">
            <text:p>9,27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38948355228645" calcext:value-type="float">
            <text:p>5,39E-04</text:p>
          </table:table-cell>
          <table:table-cell office:value-type="float" office:value="0.000562157943527886" calcext:value-type="float">
            <text:p>5,62E-04</text:p>
          </table:table-cell>
          <table:table-cell office:value-type="float" office:value="0.000118637646678177" calcext:value-type="float">
            <text:p>1,19E-04</text:p>
          </table:table-cell>
          <table:table-cell office:value-type="float" office:value="0.000478459065045381" calcext:value-type="float">
            <text:p>4,78E-04</text:p>
          </table:table-cell>
          <table:table-cell office:value-type="float" office:value="0.0000129663825018375" calcext:value-type="float">
            <text:p>1,30E-05</text:p>
          </table:table-cell>
          <table:table-cell office:value-type="float" office:value="0.0000507277839530562" calcext:value-type="float">
            <text:p>5,07E-05</text:p>
          </table:table-cell>
          <table:table-cell office:value-type="float" office:value="0.221175224189128" calcext:value-type="float">
            <text:p>2,21E-01</text:p>
          </table:table-cell>
          <table:table-cell office:value-type="float" office:value="0.26763627991386" calcext:value-type="float">
            <text:p>2,68E-01</text:p>
          </table:table-cell>
          <table:table-cell office:value-type="float" office:value="0.224343954063512" calcext:value-type="float">
            <text:p>2,24E-01</text:p>
          </table:table-cell>
          <table:table-cell office:value-type="float" office:value="0.181422608303048" calcext:value-type="float">
            <text:p>1,81E-01</text:p>
          </table:table-cell>
          <table:table-cell office:value-type="float" office:value="0.00651587159503158" calcext:value-type="float">
            <text:p>6,52E-03</text:p>
          </table:table-cell>
          <table:table-cell office:value-type="float" office:value="0.0257704309257978" calcext:value-type="float">
            <text:p>2,58E-02</text:p>
          </table:table-cell>
          <table:table-cell office:value-type="float" office:value="0.928626266167312" calcext:value-type="float">
            <text:p>9,29E-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38595310342294" calcext:value-type="float">
            <text:p>5,39E-04</text:p>
          </table:table-cell>
          <table:table-cell office:value-type="float" office:value="0.000559958827713925" calcext:value-type="float">
            <text:p>5,60E-04</text:p>
          </table:table-cell>
          <table:table-cell office:value-type="float" office:value="0.000118115621529726" calcext:value-type="float">
            <text:p>1,18E-04</text:p>
          </table:table-cell>
          <table:table-cell office:value-type="float" office:value="0.000479167282857177" calcext:value-type="float">
            <text:p>4,79E-04</text:p>
          </table:table-cell>
          <table:table-cell office:value-type="float" office:value="0.0000130330952586311" calcext:value-type="float">
            <text:p>1,30E-05</text:p>
          </table:table-cell>
          <table:table-cell office:value-type="float" office:value="0.0000513752678904524" calcext:value-type="float">
            <text:p>5,14E-05</text:p>
          </table:table-cell>
          <table:table-cell office:value-type="float" office:value="0.227972484367689" calcext:value-type="float">
            <text:p>2,28E-01</text:p>
          </table:table-cell>
          <table:table-cell office:value-type="float" office:value="0.271465061653634" calcext:value-type="float">
            <text:p>2,71E-01</text:p>
          </table:table-cell>
          <table:table-cell office:value-type="float" office:value="0.224823070651906" calcext:value-type="float">
            <text:p>2,25E-01</text:p>
          </table:table-cell>
          <table:table-cell office:value-type="float" office:value="0.195175154553686" calcext:value-type="float">
            <text:p>1,95E-01</text:p>
          </table:table-cell>
          <table:table-cell office:value-type="float" office:value="0.00650216022502698" calcext:value-type="float">
            <text:p>6,50E-03</text:p>
          </table:table-cell>
          <table:table-cell office:value-type="float" office:value="0.0258166555325816" calcext:value-type="float">
            <text:p>2,58E-02</text:p>
          </table:table-cell>
          <table:table-cell office:value-type="float" office:value="0.953514832390115" calcext:value-type="float">
            <text:p>9,54E-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540671771438945" calcext:value-type="float">
            <text:p>5,41E-04</text:p>
          </table:table-cell>
          <table:table-cell office:value-type="float" office:value="0.000561338143386718" calcext:value-type="float">
            <text:p>5,61E-04</text:p>
          </table:table-cell>
          <table:table-cell office:value-type="float" office:value="0.000117990021548946" calcext:value-type="float">
            <text:p>1,18E-04</text:p>
          </table:table-cell>
          <table:table-cell office:value-type="float" office:value="0.000474960973444387" calcext:value-type="float">
            <text:p>4,75E-04</text:p>
          </table:table-cell>
          <table:table-cell office:value-type="float" office:value="0.0000129896944008619" calcext:value-type="float">
            <text:p>1,30E-05</text:p>
          </table:table-cell>
          <table:table-cell office:value-type="float" office:value="0.0000505443346969246" calcext:value-type="float">
            <text:p>5,05E-05</text:p>
          </table:table-cell>
          <table:table-cell office:value-type="float" office:value="0.245671700624044" calcext:value-type="float">
            <text:p>2,46E-01</text:p>
          </table:table-cell>
          <table:table-cell office:value-type="float" office:value="0.274356713265729" calcext:value-type="float">
            <text:p>2,74E-01</text:p>
          </table:table-cell>
          <table:table-cell office:value-type="float" office:value="0.229438091196891" calcext:value-type="float">
            <text:p>2,29E-01</text:p>
          </table:table-cell>
          <table:table-cell office:value-type="float" office:value="0.203359881575085" calcext:value-type="float">
            <text:p>2,03E-01</text:p>
          </table:table-cell>
          <table:table-cell office:value-type="float" office:value="0.00642201893564966" calcext:value-type="float">
            <text:p>6,42E-03</text:p>
          </table:table-cell>
          <table:table-cell office:value-type="float" office:value="0.0259148724702697" calcext:value-type="float">
            <text:p>2,59E-02</text:p>
          </table:table-cell>
          <table:table-cell office:value-type="float" office:value="0.986921773006586" calcext:value-type="float">
            <text:p>9,87E-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40707194210694" calcext:value-type="float">
            <text:p>5,41E-04</text:p>
          </table:table-cell>
          <table:table-cell office:value-type="float" office:value="0.000557170558148567" calcext:value-type="float">
            <text:p>5,57E-04</text:p>
          </table:table-cell>
          <table:table-cell office:value-type="float" office:value="0.000118898073760063" calcext:value-type="float">
            <text:p>1,19E-04</text:p>
          </table:table-cell>
          <table:table-cell office:value-type="float" office:value="0.000479459672068899" calcext:value-type="float">
            <text:p>4,79E-04</text:p>
          </table:table-cell>
          <table:table-cell office:value-type="float" office:value="0.0000133098878563101" calcext:value-type="float">
            <text:p>1,33E-05</text:p>
          </table:table-cell>
          <table:table-cell office:value-type="float" office:value="0.0000512035627818944" calcext:value-type="float">
            <text:p>5,12E-05</text:p>
          </table:table-cell>
          <table:table-cell office:value-type="float" office:value="0.244907102676566" calcext:value-type="float">
            <text:p>2,45E-01</text:p>
          </table:table-cell>
          <table:table-cell office:value-type="float" office:value="0.187774812847791" calcext:value-type="float">
            <text:p>1,88E-01</text:p>
          </table:table-cell>
          <table:table-cell office:value-type="float" office:value="0.0606070490199817" calcext:value-type="float">
            <text:p>6,06E-02</text:p>
          </table:table-cell>
          <table:table-cell office:value-type="float" office:value="0.197248767848493" calcext:value-type="float">
            <text:p>1,97E-01</text:p>
          </table:table-cell>
          <table:table-cell office:value-type="float" office:value="0.0067275798678268" calcext:value-type="float">
            <text:p>6,73E-03</text:p>
          </table:table-cell>
          <table:table-cell office:value-type="float" office:value="0.0257383936504105" calcext:value-type="float">
            <text:p>2,57E-02</text:p>
          </table:table-cell>
          <table:table-cell office:value-type="float" office:value="0.724764454859895" calcext:value-type="float">
            <text:p>7,25E-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541733023122989" calcext:value-type="float">
            <text:p>5,42E-04</text:p>
          </table:table-cell>
          <table:table-cell office:value-type="float" office:value="0.000558077321119054" calcext:value-type="float">
            <text:p>5,58E-04</text:p>
          </table:table-cell>
          <table:table-cell office:value-type="float" office:value="0.000117604854420483" calcext:value-type="float">
            <text:p>1,18E-04</text:p>
          </table:table-cell>
          <table:table-cell office:value-type="float" office:value="0.000481011517879176" calcext:value-type="float">
            <text:p>4,81E-04</text:p>
          </table:table-cell>
          <table:table-cell office:value-type="float" office:value="0.0000130015644162434" calcext:value-type="float">
            <text:p>1,30E-05</text:p>
          </table:table-cell>
          <table:table-cell office:value-type="float" office:value="0.0000506172727384014" calcext:value-type="float">
            <text:p>5,06E-05</text:p>
          </table:table-cell>
          <table:table-cell office:value-type="float" office:value="0.22452722838204" calcext:value-type="float">
            <text:p>2,25E-01</text:p>
          </table:table-cell>
          <table:table-cell office:value-type="float" office:value="0.189359260032351" calcext:value-type="float">
            <text:p>1,89E-01</text:p>
          </table:table-cell>
          <table:table-cell office:value-type="float" office:value="0.0606779546924005" calcext:value-type="float">
            <text:p>6,07E-02</text:p>
          </table:table-cell>
          <table:table-cell office:value-type="float" office:value="0.179523985388166" calcext:value-type="float">
            <text:p>1,80E-01</text:p>
          </table:table-cell>
          <table:table-cell office:value-type="float" office:value="0.00643166142650683" calcext:value-type="float">
            <text:p>6,43E-03</text:p>
          </table:table-cell>
          <table:table-cell office:value-type="float" office:value="0.0256673097597783" calcext:value-type="float">
            <text:p>2,57E-02</text:p>
          </table:table-cell>
          <table:table-cell office:value-type="float" office:value="0.687949445234939" calcext:value-type="float">
            <text:p>6,88E-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538658958346093" calcext:value-type="float">
            <text:p>5,39E-04</text:p>
          </table:table-cell>
          <table:table-cell office:value-type="float" office:value="0.00055726725750003" calcext:value-type="float">
            <text:p>5,57E-04</text:p>
          </table:table-cell>
          <table:table-cell office:value-type="float" office:value="0.000117086725624137" calcext:value-type="float">
            <text:p>1,17E-04</text:p>
          </table:table-cell>
          <table:table-cell office:value-type="float" office:value="0.000482454573655641" calcext:value-type="float">
            <text:p>4,82E-04</text:p>
          </table:table-cell>
          <table:table-cell office:value-type="float" office:value="0.0000129273308942567" calcext:value-type="float">
            <text:p>1,29E-05</text:p>
          </table:table-cell>
          <table:table-cell office:value-type="float" office:value="0.0000508315705557921" calcext:value-type="float">
            <text:p>5,08E-05</text:p>
          </table:table-cell>
          <table:table-cell office:value-type="float" office:value="0.202373763812793" calcext:value-type="float">
            <text:p>2,02E-01</text:p>
          </table:table-cell>
          <table:table-cell office:value-type="float" office:value="0.199276516691375" calcext:value-type="float">
            <text:p>1,99E-01</text:p>
          </table:table-cell>
          <table:table-cell office:value-type="float" office:value="0.0612734524952664" calcext:value-type="float">
            <text:p>6,13E-02</text:p>
          </table:table-cell>
          <table:table-cell office:value-type="float" office:value="0.174363332950161" calcext:value-type="float">
            <text:p>1,74E-01</text:p>
          </table:table-cell>
          <table:table-cell office:value-type="float" office:value="0.00637181674579567" calcext:value-type="float">
            <text:p>6,37E-03</text:p>
          </table:table-cell>
          <table:table-cell office:value-type="float" office:value="0.0255465455540131" calcext:value-type="float">
            <text:p>2,55E-02</text:p>
          </table:table-cell>
          <table:table-cell office:value-type="float" office:value="0.670964654665981" calcext:value-type="float">
            <text:p>6,71E-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538367119597889" calcext:value-type="float">
            <text:p>5,38E-04</text:p>
          </table:table-cell>
          <table:table-cell office:value-type="float" office:value="0.000558165695556047" calcext:value-type="float">
            <text:p>5,58E-04</text:p>
          </table:table-cell>
          <table:table-cell office:value-type="float" office:value="0.000117307835856515" calcext:value-type="float">
            <text:p>1,17E-04</text:p>
          </table:table-cell>
          <table:table-cell office:value-type="float" office:value="0.000484652890727598" calcext:value-type="float">
            <text:p>4,85E-04</text:p>
          </table:table-cell>
          <table:table-cell office:value-type="float" office:value="0.0000130933781764113" calcext:value-type="float">
            <text:p>1,31E-05</text:p>
          </table:table-cell>
          <table:table-cell office:value-type="float" office:value="0.0000501429320208432" calcext:value-type="float">
            <text:p>5,01E-05</text:p>
          </table:table-cell>
          <table:table-cell office:value-type="float" office:value="0.203071957384912" calcext:value-type="float">
            <text:p>2,03E-01</text:p>
          </table:table-cell>
          <table:table-cell office:value-type="float" office:value="0.19933986479035" calcext:value-type="float">
            <text:p>1,99E-01</text:p>
          </table:table-cell>
          <table:table-cell office:value-type="float" office:value="0.0608031898853614" calcext:value-type="float">
            <text:p>6,08E-02</text:p>
          </table:table-cell>
          <table:table-cell office:value-type="float" office:value="0.173523193435481" calcext:value-type="float">
            <text:p>1,74E-01</text:p>
          </table:table-cell>
          <table:table-cell office:value-type="float" office:value="0.00641527265055289" calcext:value-type="float">
            <text:p>6,42E-03</text:p>
          </table:table-cell>
          <table:table-cell office:value-type="float" office:value="0.0259662452686105" calcext:value-type="float">
            <text:p>2,60E-02</text:p>
          </table:table-cell>
          <table:table-cell office:value-type="float" office:value="0.670881453267204" calcext:value-type="float">
            <text:p>6,71E-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39969094132723" calcext:value-type="float">
            <text:p>5,40E-04</text:p>
          </table:table-cell>
          <table:table-cell office:value-type="float" office:value="0.000556878562143556" calcext:value-type="float">
            <text:p>5,57E-04</text:p>
          </table:table-cell>
          <table:table-cell office:value-type="float" office:value="0.000118008449216323" calcext:value-type="float">
            <text:p>1,18E-04</text:p>
          </table:table-cell>
          <table:table-cell office:value-type="float" office:value="0.000485700621269526" calcext:value-type="float">
            <text:p>4,86E-04</text:p>
          </table:table-cell>
          <table:table-cell office:value-type="float" office:value="0.0000129078544627766" calcext:value-type="float">
            <text:p>1,29E-05</text:p>
          </table:table-cell>
          <table:table-cell office:value-type="float" office:value="0.0000509029995766403" calcext:value-type="float">
            <text:p>5,09E-05</text:p>
          </table:table-cell>
          <table:table-cell office:value-type="float" office:value="0.204030233102781" calcext:value-type="float">
            <text:p>2,04E-01</text:p>
          </table:table-cell>
          <table:table-cell office:value-type="float" office:value="0.199955124469804" calcext:value-type="float">
            <text:p>2,00E-01</text:p>
          </table:table-cell>
          <table:table-cell office:value-type="float" office:value="0.0616559541014549" calcext:value-type="float">
            <text:p>6,17E-02</text:p>
          </table:table-cell>
          <table:table-cell office:value-type="float" office:value="0.176569087573111" calcext:value-type="float">
            <text:p>1,77E-01</text:p>
          </table:table-cell>
          <table:table-cell office:value-type="float" office:value="0.00660011832156576" calcext:value-type="float">
            <text:p>6,60E-03</text:p>
          </table:table-cell>
          <table:table-cell office:value-type="float" office:value="0.025666861637564" calcext:value-type="float">
            <text:p>2,57E-02</text:p>
          </table:table-cell>
          <table:table-cell office:value-type="float" office:value="0.676241746787082" calcext:value-type="float">
            <text:p>6,76E-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11" office:value-type="float" office:value="0.000540368668536077" calcext:value-type="float">
            <text:p>5,40E-04</text:p>
          </table:table-cell>
          <table:table-cell table:style-name="ce17" office:value-type="float" office:value="0.000559637718770747" calcext:value-type="float">
            <text:p>5,60E-04</text:p>
          </table:table-cell>
          <table:table-cell table:style-name="ce17" office:value-type="float" office:value="0.000118087735617047" calcext:value-type="float">
            <text:p>1,18E-04</text:p>
          </table:table-cell>
          <table:table-cell table:style-name="ce17" office:value-type="float" office:value="0.000490999652912214" calcext:value-type="float">
            <text:p>4,91E-04</text:p>
          </table:table-cell>
          <table:table-cell table:style-name="ce17" office:value-type="float" office:value="0.0000132976453955714" calcext:value-type="float">
            <text:p>1,33E-05</text:p>
          </table:table-cell>
          <table:table-cell table:style-name="ce17" office:value-type="float" office:value="0.0000509683045850535" calcext:value-type="float">
            <text:p>5,10E-05</text:p>
          </table:table-cell>
          <table:table-cell table:style-name="ce17" office:value-type="float" office:value="0.204375300044361" calcext:value-type="float">
            <text:p>2,04E-01</text:p>
          </table:table-cell>
          <table:table-cell table:style-name="ce17" office:value-type="float" office:value="0.200614591543622" calcext:value-type="float">
            <text:p>2,01E-01</text:p>
          </table:table-cell>
          <table:table-cell table:style-name="ce17" office:value-type="float" office:value="0.0624630129880179" calcext:value-type="float">
            <text:p>6,25E-02</text:p>
          </table:table-cell>
          <table:table-cell table:style-name="ce17" office:value-type="float" office:value="0.180131298884797" calcext:value-type="float">
            <text:p>1,80E-01</text:p>
          </table:table-cell>
          <table:table-cell table:style-name="ce17" office:value-type="float" office:value="0.00653148085489459" calcext:value-type="float">
            <text:p>6,53E-03</text:p>
          </table:table-cell>
          <table:table-cell table:style-name="ce21" office:value-type="float" office:value="0.0259408894358881" calcext:value-type="float">
            <text:p>2,59E-02</text:p>
          </table:table-cell>
          <table:table-cell table:style-name="ce27" office:value-type="float" office:value="0.681829933477398" calcext:value-type="float">
            <text:p>6,82E-01</text:p>
          </table:table-cell>
        </table:table-row>
        <table:table-row table:style-name="ro1">
          <table:table-cell table:style-name="ce6" office:value-type="string" calcext:value-type="string">
            <text:p>Итог Результат</text:p>
          </table:table-cell>
          <table:table-cell table:style-name="ce12" office:value-type="float" office:value="0.0076394555306186" calcext:value-type="float">
            <text:p>7,64E-03</text:p>
          </table:table-cell>
          <table:table-cell table:style-name="ce18" office:value-type="float" office:value="0.00787335251087635" calcext:value-type="float">
            <text:p>7,87E-03</text:p>
          </table:table-cell>
          <table:table-cell table:style-name="ce18" office:value-type="float" office:value="0.00169510668507718" calcext:value-type="float">
            <text:p>1,70E-03</text:p>
          </table:table-cell>
          <table:table-cell table:style-name="ce18" office:value-type="float" office:value="0.00680849122486717" calcext:value-type="float">
            <text:p>6,81E-03</text:p>
          </table:table-cell>
          <table:table-cell table:style-name="ce18" office:value-type="float" office:value="0.000183405533992117" calcext:value-type="float">
            <text:p>1,83E-04</text:p>
          </table:table-cell>
          <table:table-cell table:style-name="ce18" office:value-type="float" office:value="0.000713976191412274" calcext:value-type="float">
            <text:p>7,14E-04</text:p>
          </table:table-cell>
          <table:table-cell table:style-name="ce18" office:value-type="float" office:value="3.12232697201173" calcext:value-type="float">
            <text:p>3,12E+00</text:p>
          </table:table-cell>
          <table:table-cell table:style-name="ce18" office:value-type="float" office:value="3.3502808023032" calcext:value-type="float">
            <text:p>3,35E+00</text:p>
          </table:table-cell>
          <table:table-cell table:style-name="ce18" office:value-type="float" office:value="2.15233373502278" calcext:value-type="float">
            <text:p>2,15E+00</text:p>
          </table:table-cell>
          <table:table-cell table:style-name="ce18" office:value-type="float" office:value="2.57906238227936" calcext:value-type="float">
            <text:p>2,58E+00</text:p>
          </table:table-cell>
          <table:table-cell table:style-name="ce18" office:value-type="float" office:value="0.090784336348239" calcext:value-type="float">
            <text:p>9,08E-02</text:p>
          </table:table-cell>
          <table:table-cell table:style-name="ce22" office:value-type="float" office:value="0.359038935399837" calcext:value-type="float">
            <text:p>3,59E-01</text:p>
          </table:table-cell>
          <table:table-cell table:style-name="ce28" office:value-type="float" office:value="11.678740951042" calcext:value-type="float">
            <text:p>1,17E+01</text:p>
          </table:table-cell>
        </table:table-row>
      </table:table>
      <table:table table:name="time per size" table:style-name="ta1">
        <table:shapes>
          <draw:frame draw:z-index="0" draw:style-name="gr1" draw:text-style-name="P1" svg:width="232.05mm" svg:height="130.52mm" svg:x="4.86mm" svg:y="77.7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5"/>
        <table:table-column table:style-name="co6" table:default-cell-style-name="ce32"/>
        <table:table-row table:style-name="ro1">
          <table:table-cell table:style-name="ce29" office:value-type="string" calcext:value-type="string">
            <text:p>MB</text:p>
          </table:table-cell>
          <table:table-cell table:style-name="ce30" office:value-type="string" calcext:value-type="string">
            <text:p>Среднее значение - Mea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1" office:value-type="float" office:value="0.060302553955024" calcext:value-type="float">
            <text:p>6,03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85145103338055" calcext:value-type="float">
            <text:p>5,85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84860570823144" calcext:value-type="float">
            <text:p>5,85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83105278908673" calcext:value-type="float">
            <text:p>5,83E-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951750187081" calcext:value-type="float">
            <text:p>5,80E-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8039141635457" calcext:value-type="float">
            <text:p>5,80E-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95946770243822" calcext:value-type="float">
            <text:p>5,96E-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16826108129116" calcext:value-type="float">
            <text:p>6,17E-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52977784287435" calcext:value-type="float">
            <text:p>4,53E-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9968403271837" calcext:value-type="float">
            <text:p>4,30E-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19352909166238" calcext:value-type="float">
            <text:p>4,19E-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419300908292002" calcext:value-type="float">
            <text:p>4,19E-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422651091741926" calcext:value-type="float">
            <text:p>4,23E-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33" office:value-type="float" office:value="0.0426143708423374" calcext:value-type="float">
            <text:p>4,26E-02</text:p>
          </table:table-cell>
        </table:table-row>
        <table:table-row table:style-name="ro1">
          <table:table-cell table:style-name="ce6" office:value-type="string" calcext:value-type="string">
            <text:p>Итог Результат</text:p>
          </table:table-cell>
          <table:table-cell table:style-name="ce28" office:value-type="float" office:value="0.0521372363885803" calcext:value-type="float">
            <text:p>5,21E-02</text:p>
          </table:table-cell>
        </table:table-row>
      </table:table>
      <table:table table:name="time per size, groupped by file size" table:style-name="ta1">
        <table:shapes>
          <draw:frame draw:z-index="0" draw:style-name="gr1" draw:text-style-name="P1" svg:width="219.17mm" svg:height="134.06mm" svg:x="6.33mm" svg:y="81.84m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5"/>
        <table:table-column table:style-name="co6" table:default-cell-style-name="ce10"/>
        <table:table-column table:style-name="co6" table:default-cell-style-name="ce20"/>
        <table:table-column table:style-name="co6" table:default-cell-style-name="ce26"/>
        <table:table-row table:style-name="ro1">
          <table:table-cell table:style-name="ce2" office:value-type="string" calcext:value-type="string">
            <text:p>Среднее значение - Mean</text:p>
          </table:table-cell>
          <table:table-cell table:style-name="ce7" office:value-type="string" calcext:value-type="string">
            <text:p>Данные</text:p>
          </table:table-cell>
          <table:table-cell table:style-name="ce13"/>
          <table:table-cell table:style-name="ce23"/>
        </table:table-row>
        <table:table-row table:style-name="ro1">
          <table:table-cell table:style-name="ce3" office:value-type="string" calcext:value-type="string">
            <text:p>MB</text:p>
          </table:table-cell>
          <table:table-cell table:style-name="ce8" office:value-type="string" calcext:value-type="string">
            <text:p>big</text:p>
          </table:table-cell>
          <table:table-cell table:style-name="ce14" office:value-type="string" calcext:value-type="string">
            <text:p>small</text:p>
          </table:table-cell>
          <table:table-cell table:style-name="ce24" office:value-type="string" calcext:value-type="string">
            <text:p>Итог Результат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20365680876756" calcext:value-type="float">
            <text:p>1,20E-01</text:p>
          </table:table-cell>
          <table:table-cell table:style-name="ce19" office:value-type="float" office:value="0.000239427033292376" calcext:value-type="float">
            <text:p>2,39E-04</text:p>
          </table:table-cell>
          <table:table-cell table:style-name="ce25" office:value-type="float" office:value="0.060302553955024" calcext:value-type="float">
            <text:p>6,03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6801590878349" calcext:value-type="float">
            <text:p>1,17E-01</text:p>
          </table:table-cell>
          <table:table-cell office:value-type="float" office:value="0.000227429789262004" calcext:value-type="float">
            <text:p>2,27E-04</text:p>
          </table:table-cell>
          <table:table-cell office:value-type="float" office:value="0.0585145103338055" calcext:value-type="float">
            <text:p>5,85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674751598921" calcext:value-type="float">
            <text:p>1,17E-01</text:p>
          </table:table-cell>
          <table:table-cell office:value-type="float" office:value="0.000224598175419157" calcext:value-type="float">
            <text:p>2,25E-04</text:p>
          </table:table-cell>
          <table:table-cell office:value-type="float" office:value="0.0584860570823144" calcext:value-type="float">
            <text:p>5,85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6400558439488" calcext:value-type="float">
            <text:p>1,16E-01</text:p>
          </table:table-cell>
          <table:table-cell office:value-type="float" office:value="0.000220497342246174" calcext:value-type="float">
            <text:p>2,20E-04</text:p>
          </table:table-cell>
          <table:table-cell office:value-type="float" office:value="0.0583105278908673" calcext:value-type="float">
            <text:p>5,83E-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5683993704663" calcext:value-type="float">
            <text:p>1,16E-01</text:p>
          </table:table-cell>
          <table:table-cell office:value-type="float" office:value="0.000219506669498719" calcext:value-type="float">
            <text:p>2,20E-04</text:p>
          </table:table-cell>
          <table:table-cell office:value-type="float" office:value="0.057951750187081" calcext:value-type="float">
            <text:p>5,80E-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5858046123797" calcext:value-type="float">
            <text:p>1,16E-01</text:p>
          </table:table-cell>
          <table:table-cell office:value-type="float" office:value="0.000220237147116873" calcext:value-type="float">
            <text:p>2,20E-04</text:p>
          </table:table-cell>
          <table:table-cell office:value-type="float" office:value="0.058039141635457" calcext:value-type="float">
            <text:p>5,80E-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8969323373065" calcext:value-type="float">
            <text:p>1,19E-01</text:p>
          </table:table-cell>
          <table:table-cell office:value-type="float" office:value="0.000220030675699026" calcext:value-type="float">
            <text:p>2,20E-04</text:p>
          </table:table-cell>
          <table:table-cell office:value-type="float" office:value="0.0595946770243822" calcext:value-type="float">
            <text:p>5,96E-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3145409758459" calcext:value-type="float">
            <text:p>1,23E-01</text:p>
          </table:table-cell>
          <table:table-cell office:value-type="float" office:value="0.000219811867364598" calcext:value-type="float">
            <text:p>2,20E-04</text:p>
          </table:table-cell>
          <table:table-cell office:value-type="float" office:value="0.0616826108129116" calcext:value-type="float">
            <text:p>6,17E-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03754632388836" calcext:value-type="float">
            <text:p>9,04E-02</text:p>
          </table:table-cell>
          <table:table-cell office:value-type="float" office:value="0.000220093618603303" calcext:value-type="float">
            <text:p>2,20E-04</text:p>
          </table:table-cell>
          <table:table-cell office:value-type="float" office:value="0.0452977784287435" calcext:value-type="float">
            <text:p>4,53E-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857734249601553" calcext:value-type="float">
            <text:p>8,58E-02</text:p>
          </table:table-cell>
          <table:table-cell office:value-type="float" office:value="0.000220255694212043" calcext:value-type="float">
            <text:p>2,20E-04</text:p>
          </table:table-cell>
          <table:table-cell office:value-type="float" office:value="0.0429968403271837" calcext:value-type="float">
            <text:p>4,30E-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836506785311756" calcext:value-type="float">
            <text:p>8,37E-02</text:p>
          </table:table-cell>
          <table:table-cell office:value-type="float" office:value="0.000219903302071994" calcext:value-type="float">
            <text:p>2,20E-04</text:p>
          </table:table-cell>
          <table:table-cell office:value-type="float" office:value="0.0419352909166238" calcext:value-type="float">
            <text:p>4,19E-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836399654269085" calcext:value-type="float">
            <text:p>8,36E-02</text:p>
          </table:table-cell>
          <table:table-cell office:value-type="float" office:value="0.000220216231491913" calcext:value-type="float">
            <text:p>2,20E-04</text:p>
          </table:table-cell>
          <table:table-cell office:value-type="float" office:value="0.0419300908292002" calcext:value-type="float">
            <text:p>4,19E-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84309672400785" calcext:value-type="float">
            <text:p>8,43E-02</text:p>
          </table:table-cell>
          <table:table-cell office:value-type="float" office:value="0.000220545947600193" calcext:value-type="float">
            <text:p>2,21E-04</text:p>
          </table:table-cell>
          <table:table-cell office:value-type="float" office:value="0.0422651091741926" calcext:value-type="float">
            <text:p>4,23E-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11" office:value-type="float" office:value="0.0850070717189477" calcext:value-type="float">
            <text:p>8,50E-02</text:p>
          </table:table-cell>
          <table:table-cell table:style-name="ce21" office:value-type="float" office:value="0.000221669965727089" calcext:value-type="float">
            <text:p>2,22E-04</text:p>
          </table:table-cell>
          <table:table-cell table:style-name="ce27" office:value-type="float" office:value="0.0426143708423374" calcext:value-type="float">
            <text:p>4,26E-02</text:p>
          </table:table-cell>
        </table:table-row>
        <table:table-row table:style-name="ro1">
          <table:table-cell table:style-name="ce6" office:value-type="string" calcext:value-type="string">
            <text:p>Итог Результат</text:p>
          </table:table-cell>
          <table:table-cell table:style-name="ce12" office:value-type="float" office:value="0.104052028244332" calcext:value-type="float">
            <text:p>1,04E-01</text:p>
          </table:table-cell>
          <table:table-cell table:style-name="ce22" office:value-type="float" office:value="0.000222444532828961" calcext:value-type="float">
            <text:p>2,22E-04</text:p>
          </table:table-cell>
          <table:table-cell table:style-name="ce28" office:value-type="float" office:value="0.0521372363885803" calcext:value-type="float">
            <text:p>5,21E-02</text:p>
          </table:table-cell>
        </table:table-row>
      </table:table>
      <table:named-expressions/>
      <table:data-pilot-tables>
        <table:data-pilot-table table:name="DataPilot4" table:application-data="" table:target-range-address="'time per size per name'.A1:'time per size per name'.N17" table:buttons="'time per size per name'.A2 'time per size per name'.B1" table:show-filter-button="false" table:drill-down-on-double-click="false">
          <table:source-cell-range table:cell-range-address="'raw data'.A1:'raw data'.D225"/>
          <table:data-pilot-field table:source-field-name="Name" table:orientation="column" table:used-hierarchy="0" table:function="auto">
            <table:data-pilot-level table:show-empty="false" calcext:repeat-item-labels="false">
              <table:data-pilot-members>
                <table:data-pilot-member table:name="16Kb/parser-1" table:display="true" table:show-details="true"/>
                <table:data-pilot-member table:name="16Kb/parser-3" table:display="true" table:show-details="true"/>
                <table:data-pilot-member table:name="16Kb/parser-3-A" table:display="true" table:show-details="true"/>
                <table:data-pilot-member table:name="16Kb/parser-4" table:display="true" table:show-details="true"/>
                <table:data-pilot-member table:name="16Kb/validate" table:display="true" table:show-details="true"/>
                <table:data-pilot-member table:name="16Kb/validateEx" table:display="true" table:show-details="true"/>
                <table:data-pilot-member table:name="7.6Mb/parser-1" table:display="true" table:show-details="true"/>
                <table:data-pilot-member table:name="7.6Mb/parser-3" table:display="true" table:show-details="true"/>
                <table:data-pilot-member table:name="7.6Mb/parser-3-A" table:display="true" table:show-details="true"/>
                <table:data-pilot-member table:name="7.6Mb/parser-4" table:display="true" table:show-details="true"/>
                <table:data-pilot-member table:name="7.6Mb/validate" table:display="true" table:show-details="true"/>
                <table:data-pilot-member table:name="7.6Mb/validateE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B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1,29E-05" table:display="true" table:show-details="true"/>
                <table:data-pilot-member table:name="1,30E-05" table:display="true" table:show-details="true"/>
                <table:data-pilot-member table:name="1,31E-05" table:display="true" table:show-details="true"/>
                <table:data-pilot-member table:name="1,33E-05" table:display="true" table:show-details="true"/>
                <table:data-pilot-member table:name="1,36E-05" table:display="true" table:show-details="true"/>
                <table:data-pilot-member table:name="2,48E-05" table:display="true" table:show-details="true"/>
                <table:data-pilot-member table:name="2,49E-05" table:display="true" table:show-details="true"/>
                <table:data-pilot-member table:name="2,51E-05" table:display="true" table:show-details="true"/>
                <table:data-pilot-member table:name="2,52E-05" table:display="true" table:show-details="true"/>
                <table:data-pilot-member table:name="2,53E-05" table:display="true" table:show-details="true"/>
                <table:data-pilot-member table:name="2,54E-05" table:display="true" table:show-details="true"/>
                <table:data-pilot-member table:name="2,55E-05" table:display="true" table:show-details="true"/>
                <table:data-pilot-member table:name="2,56E-05" table:display="true" table:show-details="true"/>
                <table:data-pilot-member table:name="2,57E-05" table:display="true" table:show-details="true"/>
                <table:data-pilot-member table:name="2,58E-05" table:display="true" table:show-details="true"/>
                <table:data-pilot-member table:name="2,90E-05" table:display="true" table:show-details="true"/>
                <table:data-pilot-member table:name="5,73E-05" table:display="true" table:show-details="true"/>
                <table:data-pilot-member table:name="5,78E-05" table:display="true" table:show-details="true"/>
                <table:data-pilot-member table:name="5,80E-05" table:display="true" table:show-details="true"/>
                <table:data-pilot-member table:name="5,81E-05" table:display="true" table:show-details="true"/>
                <table:data-pilot-member table:name="5,82E-05" table:display="true" table:show-details="true"/>
                <table:data-pilot-member table:name="5,84E-05" table:display="true" table:show-details="true"/>
                <table:data-pilot-member table:name="5,85E-05" table:display="true" table:show-details="true"/>
                <table:data-pilot-member table:name="5,87E-05" table:display="true" table:show-details="true"/>
                <table:data-pilot-member table:name="5,88E-05" table:display="true" table:show-details="true"/>
                <table:data-pilot-member table:name="5,89E-05" table:display="true" table:show-details="true"/>
                <table:data-pilot-member table:name="5,91E-05" table:display="true" table:show-details="true"/>
                <table:data-pilot-member table:name="5,97E-05" table:display="true" table:show-details="true"/>
                <table:data-pilot-member table:name="5,98E-05" table:display="true" table:show-details="true"/>
                <table:data-pilot-member table:name="5,99E-05" table:display="true" table:show-details="true"/>
                <table:data-pilot-member table:name="6,00E-05" table:display="true" table:show-details="true"/>
                <table:data-pilot-member table:name="6,04E-05" table:display="true" table:show-details="true"/>
                <table:data-pilot-member table:name="6,05E-05" table:display="true" table:show-details="true"/>
                <table:data-pilot-member table:name="6,17E-05" table:display="true" table:show-details="true"/>
                <table:data-pilot-member table:name="6,19E-05" table:display="true" table:show-details="true"/>
                <table:data-pilot-member table:name="6,27E-05" table:display="true" table:show-details="true"/>
                <table:data-pilot-member table:name="6,44E-05" table:display="true" table:show-details="true"/>
                <table:data-pilot-member table:name="7,31E-05" table:display="true" table:show-details="true"/>
                <table:data-pilot-member table:name="7,32E-05" table:display="true" table:show-details="true"/>
                <table:data-pilot-member table:name="4,75E-04" table:display="true" table:show-details="true"/>
                <table:data-pilot-member table:name="4,77E-04" table:display="true" table:show-details="true"/>
                <table:data-pilot-member table:name="4,78E-04" table:display="true" table:show-details="true"/>
                <table:data-pilot-member table:name="4,79E-04" table:display="true" table:show-details="true"/>
                <table:data-pilot-member table:name="4,81E-04" table:display="true" table:show-details="true"/>
                <table:data-pilot-member table:name="4,82E-04" table:display="true" table:show-details="true"/>
                <table:data-pilot-member table:name="4,85E-04" table:display="true" table:show-details="true"/>
                <table:data-pilot-member table:name="4,86E-04" table:display="true" table:show-details="true"/>
                <table:data-pilot-member table:name="4,87E-04" table:display="true" table:show-details="true"/>
                <table:data-pilot-member table:name="4,91E-04" table:display="true" table:show-details="true"/>
                <table:data-pilot-member table:name="5,01E-04" table:display="true" table:show-details="true"/>
                <table:data-pilot-member table:name="5,22E-04" table:display="true" table:show-details="true"/>
                <table:data-pilot-member table:name="5,38E-04" table:display="true" table:show-details="true"/>
                <table:data-pilot-member table:name="5,39E-04" table:display="true" table:show-details="true"/>
                <table:data-pilot-member table:name="5,40E-04" table:display="true" table:show-details="true"/>
                <table:data-pilot-member table:name="5,41E-04" table:display="true" table:show-details="true"/>
                <table:data-pilot-member table:name="5,42E-04" table:display="true" table:show-details="true"/>
                <table:data-pilot-member table:name="5,52E-04" table:display="true" table:show-details="true"/>
                <table:data-pilot-member table:name="5,56E-04" table:display="true" table:show-details="true"/>
                <table:data-pilot-member table:name="5,57E-04" table:display="true" table:show-details="true"/>
                <table:data-pilot-member table:name="5,58E-04" table:display="true" table:show-details="true"/>
                <table:data-pilot-member table:name="5,60E-04" table:display="true" table:show-details="true"/>
                <table:data-pilot-member table:name="5,61E-04" table:display="true" table:show-details="true"/>
                <table:data-pilot-member table:name="5,62E-04" table:display="true" table:show-details="true"/>
                <table:data-pilot-member table:name="5,66E-04" table:display="true" table:show-details="true"/>
                <table:data-pilot-member table:name="5,74E-04" table:display="true" table:show-details="true"/>
                <table:data-pilot-member table:name="5,88E-04" table:display="true" table:show-details="true"/>
                <table:data-pilot-member table:name="5,94E-04" table:display="true" table:show-details="true"/>
                <table:data-pilot-member table:name="6,37E-03" table:display="true" table:show-details="true"/>
                <table:data-pilot-member table:name="6,42E-03" table:display="true" table:show-details="true"/>
                <table:data-pilot-member table:name="6,43E-03" table:display="true" table:show-details="true"/>
                <table:data-pilot-member table:name="6,44E-03" table:display="true" table:show-details="true"/>
                <table:data-pilot-member table:name="6,45E-03" table:display="true" table:show-details="true"/>
                <table:data-pilot-member table:name="6,47E-03" table:display="true" table:show-details="true"/>
                <table:data-pilot-member table:name="6,48E-03" table:display="true" table:show-details="true"/>
                <table:data-pilot-member table:name="6,50E-03" table:display="true" table:show-details="true"/>
                <table:data-pilot-member table:name="6,52E-03" table:display="true" table:show-details="true"/>
                <table:data-pilot-member table:name="6,53E-03" table:display="true" table:show-details="true"/>
                <table:data-pilot-member table:name="6,60E-03" table:display="true" table:show-details="true"/>
                <table:data-pilot-member table:name="6,73E-03" table:display="true" table:show-details="true"/>
                <table:data-pilot-member table:name="1,25E-02" table:display="true" table:show-details="true"/>
                <table:data-pilot-member table:name="1,26E-02" table:display="true" table:show-details="true"/>
                <table:data-pilot-member table:name="1,27E-02" table:display="true" table:show-details="true"/>
                <table:data-pilot-member table:name="1,28E-02" table:display="true" table:show-details="true"/>
                <table:data-pilot-member table:name="1,29E-02" table:display="true" table:show-details="true"/>
                <table:data-pilot-member table:name="1,30E-02" table:display="true" table:show-details="true"/>
                <table:data-pilot-member table:name="1,31E-02" table:display="true" table:show-details="true"/>
                <table:data-pilot-member table:name="1,32E-02" table:display="true" table:show-details="true"/>
                <table:data-pilot-member table:name="1,33E-02" table:display="true" table:show-details="true"/>
                <table:data-pilot-member table:name="3,02E-02" table:display="true" table:show-details="true"/>
                <table:data-pilot-member table:name="3,03E-02" table:display="true" table:show-details="true"/>
                <table:data-pilot-member table:name="3,04E-02" table:display="true" table:show-details="true"/>
                <table:data-pilot-member table:name="3,05E-02" table:display="true" table:show-details="true"/>
                <table:data-pilot-member table:name="3,06E-02" table:display="true" table:show-details="true"/>
                <table:data-pilot-member table:name="3,07E-02" table:display="true" table:show-details="true"/>
                <table:data-pilot-member table:name="3,08E-02" table:display="true" table:show-details="true"/>
                <table:data-pilot-member table:name="3,09E-02" table:display="true" table:show-details="true"/>
                <table:data-pilot-member table:name="3,11E-02" table:display="true" table:show-details="true"/>
                <table:data-pilot-member table:name="3,13E-02" table:display="true" table:show-details="true"/>
                <table:data-pilot-member table:name="1,09E-01" table:display="true" table:show-details="true"/>
                <table:data-pilot-member table:name="1,10E-01" table:display="true" table:show-details="true"/>
                <table:data-pilot-member table:name="1,11E-01" table:display="true" table:show-details="true"/>
                <table:data-pilot-member table:name="1,12E-01" table:display="true" table:show-details="true"/>
                <table:data-pilot-member table:name="1,13E-01" table:display="true" table:show-details="true"/>
                <table:data-pilot-member table:name="1,14E-01" table:display="true" table:show-details="true"/>
                <table:data-pilot-member table:name="1,15E-01" table:display="true" table:show-details="true"/>
                <table:data-pilot-member table:name="1,74E-01" table:display="true" table:show-details="true"/>
                <table:data-pilot-member table:name="1,77E-01" table:display="true" table:show-details="true"/>
                <table:data-pilot-member table:name="1,80E-01" table:display="true" table:show-details="true"/>
                <table:data-pilot-member table:name="1,81E-01" table:display="true" table:show-details="true"/>
                <table:data-pilot-member table:name="1,82E-01" table:display="true" table:show-details="true"/>
                <table:data-pilot-member table:name="1,83E-01" table:display="true" table:show-details="true"/>
                <table:data-pilot-member table:name="1,84E-01" table:display="true" table:show-details="true"/>
                <table:data-pilot-member table:name="1,88E-01" table:display="true" table:show-details="true"/>
                <table:data-pilot-member table:name="1,89E-01" table:display="true" table:show-details="true"/>
                <table:data-pilot-member table:name="1,95E-01" table:display="true" table:show-details="true"/>
                <table:data-pilot-member table:name="1,97E-01" table:display="true" table:show-details="true"/>
                <table:data-pilot-member table:name="1,99E-01" table:display="true" table:show-details="true"/>
                <table:data-pilot-member table:name="2,00E-01" table:display="true" table:show-details="true"/>
                <table:data-pilot-member table:name="2,01E-01" table:display="true" table:show-details="true"/>
                <table:data-pilot-member table:name="2,02E-01" table:display="true" table:show-details="true"/>
                <table:data-pilot-member table:name="2,03E-01" table:display="true" table:show-details="true"/>
                <table:data-pilot-member table:name="2,04E-01" table:display="true" table:show-details="true"/>
                <table:data-pilot-member table:name="2,21E-01" table:display="true" table:show-details="true"/>
                <table:data-pilot-member table:name="2,23E-01" table:display="true" table:show-details="true"/>
                <table:data-pilot-member table:name="2,25E-01" table:display="true" table:show-details="true"/>
                <table:data-pilot-member table:name="2,28E-01" table:display="true" table:show-details="true"/>
                <table:data-pilot-member table:name="2,45E-01" table:display="true" table:show-details="true"/>
                <table:data-pilot-member table:name="2,46E-01" table:display="true" table:show-details="true"/>
                <table:data-pilot-member table:name="2,68E-01" table:display="true" table:show-details="true"/>
                <table:data-pilot-member table:name="2,69E-01" table:display="true" table:show-details="true"/>
                <table:data-pilot-member table:name="2,71E-01" table:display="true" table:show-details="true"/>
                <table:data-pilot-member table:name="2,74E-01" table:display="true" table:show-details="true"/>
                <table:data-pilot-member table:name="2,75E-01" table:display="true" table:show-details="true"/>
                <table:data-pilot-member table:name="2,80E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time per size'.A1:'time per size'.B16" table:buttons="'time per size'.A1" table:show-filter-button="false" table:drill-down-on-double-click="false">
          <table:source-cell-range table:cell-range-address="'raw data'.C1:'raw data'.D2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B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average">
            <table:data-pilot-level table:show-empty="false" calcext:repeat-item-labels="false">
              <table:data-pilot-members>
                <table:data-pilot-member table:name="1,29E-05" table:display="true" table:show-details="true"/>
                <table:data-pilot-member table:name="1,30E-05" table:display="true" table:show-details="true"/>
                <table:data-pilot-member table:name="1,31E-05" table:display="true" table:show-details="true"/>
                <table:data-pilot-member table:name="1,33E-05" table:display="true" table:show-details="true"/>
                <table:data-pilot-member table:name="1,36E-05" table:display="true" table:show-details="true"/>
                <table:data-pilot-member table:name="2,48E-05" table:display="true" table:show-details="true"/>
                <table:data-pilot-member table:name="2,49E-05" table:display="true" table:show-details="true"/>
                <table:data-pilot-member table:name="2,51E-05" table:display="true" table:show-details="true"/>
                <table:data-pilot-member table:name="2,52E-05" table:display="true" table:show-details="true"/>
                <table:data-pilot-member table:name="2,53E-05" table:display="true" table:show-details="true"/>
                <table:data-pilot-member table:name="2,54E-05" table:display="true" table:show-details="true"/>
                <table:data-pilot-member table:name="2,55E-05" table:display="true" table:show-details="true"/>
                <table:data-pilot-member table:name="2,56E-05" table:display="true" table:show-details="true"/>
                <table:data-pilot-member table:name="2,57E-05" table:display="true" table:show-details="true"/>
                <table:data-pilot-member table:name="2,58E-05" table:display="true" table:show-details="true"/>
                <table:data-pilot-member table:name="2,90E-05" table:display="true" table:show-details="true"/>
                <table:data-pilot-member table:name="5,73E-05" table:display="true" table:show-details="true"/>
                <table:data-pilot-member table:name="5,78E-05" table:display="true" table:show-details="true"/>
                <table:data-pilot-member table:name="5,80E-05" table:display="true" table:show-details="true"/>
                <table:data-pilot-member table:name="5,81E-05" table:display="true" table:show-details="true"/>
                <table:data-pilot-member table:name="5,82E-05" table:display="true" table:show-details="true"/>
                <table:data-pilot-member table:name="5,84E-05" table:display="true" table:show-details="true"/>
                <table:data-pilot-member table:name="5,85E-05" table:display="true" table:show-details="true"/>
                <table:data-pilot-member table:name="5,87E-05" table:display="true" table:show-details="true"/>
                <table:data-pilot-member table:name="5,88E-05" table:display="true" table:show-details="true"/>
                <table:data-pilot-member table:name="5,89E-05" table:display="true" table:show-details="true"/>
                <table:data-pilot-member table:name="5,91E-05" table:display="true" table:show-details="true"/>
                <table:data-pilot-member table:name="5,97E-05" table:display="true" table:show-details="true"/>
                <table:data-pilot-member table:name="5,98E-05" table:display="true" table:show-details="true"/>
                <table:data-pilot-member table:name="5,99E-05" table:display="true" table:show-details="true"/>
                <table:data-pilot-member table:name="6,00E-05" table:display="true" table:show-details="true"/>
                <table:data-pilot-member table:name="6,04E-05" table:display="true" table:show-details="true"/>
                <table:data-pilot-member table:name="6,05E-05" table:display="true" table:show-details="true"/>
                <table:data-pilot-member table:name="6,17E-05" table:display="true" table:show-details="true"/>
                <table:data-pilot-member table:name="6,19E-05" table:display="true" table:show-details="true"/>
                <table:data-pilot-member table:name="6,27E-05" table:display="true" table:show-details="true"/>
                <table:data-pilot-member table:name="6,44E-05" table:display="true" table:show-details="true"/>
                <table:data-pilot-member table:name="7,31E-05" table:display="true" table:show-details="true"/>
                <table:data-pilot-member table:name="7,32E-05" table:display="true" table:show-details="true"/>
                <table:data-pilot-member table:name="4,75E-04" table:display="true" table:show-details="true"/>
                <table:data-pilot-member table:name="4,77E-04" table:display="true" table:show-details="true"/>
                <table:data-pilot-member table:name="4,78E-04" table:display="true" table:show-details="true"/>
                <table:data-pilot-member table:name="4,79E-04" table:display="true" table:show-details="true"/>
                <table:data-pilot-member table:name="4,81E-04" table:display="true" table:show-details="true"/>
                <table:data-pilot-member table:name="4,82E-04" table:display="true" table:show-details="true"/>
                <table:data-pilot-member table:name="4,85E-04" table:display="true" table:show-details="true"/>
                <table:data-pilot-member table:name="4,86E-04" table:display="true" table:show-details="true"/>
                <table:data-pilot-member table:name="4,87E-04" table:display="true" table:show-details="true"/>
                <table:data-pilot-member table:name="4,91E-04" table:display="true" table:show-details="true"/>
                <table:data-pilot-member table:name="5,01E-04" table:display="true" table:show-details="true"/>
                <table:data-pilot-member table:name="5,22E-04" table:display="true" table:show-details="true"/>
                <table:data-pilot-member table:name="5,38E-04" table:display="true" table:show-details="true"/>
                <table:data-pilot-member table:name="5,39E-04" table:display="true" table:show-details="true"/>
                <table:data-pilot-member table:name="5,40E-04" table:display="true" table:show-details="true"/>
                <table:data-pilot-member table:name="5,41E-04" table:display="true" table:show-details="true"/>
                <table:data-pilot-member table:name="5,42E-04" table:display="true" table:show-details="true"/>
                <table:data-pilot-member table:name="5,52E-04" table:display="true" table:show-details="true"/>
                <table:data-pilot-member table:name="5,56E-04" table:display="true" table:show-details="true"/>
                <table:data-pilot-member table:name="5,57E-04" table:display="true" table:show-details="true"/>
                <table:data-pilot-member table:name="5,58E-04" table:display="true" table:show-details="true"/>
                <table:data-pilot-member table:name="5,60E-04" table:display="true" table:show-details="true"/>
                <table:data-pilot-member table:name="5,61E-04" table:display="true" table:show-details="true"/>
                <table:data-pilot-member table:name="5,62E-04" table:display="true" table:show-details="true"/>
                <table:data-pilot-member table:name="5,66E-04" table:display="true" table:show-details="true"/>
                <table:data-pilot-member table:name="5,74E-04" table:display="true" table:show-details="true"/>
                <table:data-pilot-member table:name="5,88E-04" table:display="true" table:show-details="true"/>
                <table:data-pilot-member table:name="5,94E-04" table:display="true" table:show-details="true"/>
                <table:data-pilot-member table:name="6,37E-03" table:display="true" table:show-details="true"/>
                <table:data-pilot-member table:name="6,42E-03" table:display="true" table:show-details="true"/>
                <table:data-pilot-member table:name="6,43E-03" table:display="true" table:show-details="true"/>
                <table:data-pilot-member table:name="6,44E-03" table:display="true" table:show-details="true"/>
                <table:data-pilot-member table:name="6,45E-03" table:display="true" table:show-details="true"/>
                <table:data-pilot-member table:name="6,47E-03" table:display="true" table:show-details="true"/>
                <table:data-pilot-member table:name="6,48E-03" table:display="true" table:show-details="true"/>
                <table:data-pilot-member table:name="6,50E-03" table:display="true" table:show-details="true"/>
                <table:data-pilot-member table:name="6,52E-03" table:display="true" table:show-details="true"/>
                <table:data-pilot-member table:name="6,53E-03" table:display="true" table:show-details="true"/>
                <table:data-pilot-member table:name="6,60E-03" table:display="true" table:show-details="true"/>
                <table:data-pilot-member table:name="6,73E-03" table:display="true" table:show-details="true"/>
                <table:data-pilot-member table:name="1,25E-02" table:display="true" table:show-details="true"/>
                <table:data-pilot-member table:name="1,26E-02" table:display="true" table:show-details="true"/>
                <table:data-pilot-member table:name="1,27E-02" table:display="true" table:show-details="true"/>
                <table:data-pilot-member table:name="1,28E-02" table:display="true" table:show-details="true"/>
                <table:data-pilot-member table:name="1,29E-02" table:display="true" table:show-details="true"/>
                <table:data-pilot-member table:name="1,30E-02" table:display="true" table:show-details="true"/>
                <table:data-pilot-member table:name="1,31E-02" table:display="true" table:show-details="true"/>
                <table:data-pilot-member table:name="1,32E-02" table:display="true" table:show-details="true"/>
                <table:data-pilot-member table:name="1,33E-02" table:display="true" table:show-details="true"/>
                <table:data-pilot-member table:name="3,02E-02" table:display="true" table:show-details="true"/>
                <table:data-pilot-member table:name="3,03E-02" table:display="true" table:show-details="true"/>
                <table:data-pilot-member table:name="3,04E-02" table:display="true" table:show-details="true"/>
                <table:data-pilot-member table:name="3,05E-02" table:display="true" table:show-details="true"/>
                <table:data-pilot-member table:name="3,06E-02" table:display="true" table:show-details="true"/>
                <table:data-pilot-member table:name="3,07E-02" table:display="true" table:show-details="true"/>
                <table:data-pilot-member table:name="3,08E-02" table:display="true" table:show-details="true"/>
                <table:data-pilot-member table:name="3,09E-02" table:display="true" table:show-details="true"/>
                <table:data-pilot-member table:name="3,11E-02" table:display="true" table:show-details="true"/>
                <table:data-pilot-member table:name="3,13E-02" table:display="true" table:show-details="true"/>
                <table:data-pilot-member table:name="1,09E-01" table:display="true" table:show-details="true"/>
                <table:data-pilot-member table:name="1,10E-01" table:display="true" table:show-details="true"/>
                <table:data-pilot-member table:name="1,11E-01" table:display="true" table:show-details="true"/>
                <table:data-pilot-member table:name="1,12E-01" table:display="true" table:show-details="true"/>
                <table:data-pilot-member table:name="1,13E-01" table:display="true" table:show-details="true"/>
                <table:data-pilot-member table:name="1,14E-01" table:display="true" table:show-details="true"/>
                <table:data-pilot-member table:name="1,15E-01" table:display="true" table:show-details="true"/>
                <table:data-pilot-member table:name="1,74E-01" table:display="true" table:show-details="true"/>
                <table:data-pilot-member table:name="1,77E-01" table:display="true" table:show-details="true"/>
                <table:data-pilot-member table:name="1,80E-01" table:display="true" table:show-details="true"/>
                <table:data-pilot-member table:name="1,81E-01" table:display="true" table:show-details="true"/>
                <table:data-pilot-member table:name="1,82E-01" table:display="true" table:show-details="true"/>
                <table:data-pilot-member table:name="1,83E-01" table:display="true" table:show-details="true"/>
                <table:data-pilot-member table:name="1,84E-01" table:display="true" table:show-details="true"/>
                <table:data-pilot-member table:name="1,88E-01" table:display="true" table:show-details="true"/>
                <table:data-pilot-member table:name="1,89E-01" table:display="true" table:show-details="true"/>
                <table:data-pilot-member table:name="1,95E-01" table:display="true" table:show-details="true"/>
                <table:data-pilot-member table:name="1,97E-01" table:display="true" table:show-details="true"/>
                <table:data-pilot-member table:name="1,99E-01" table:display="true" table:show-details="true"/>
                <table:data-pilot-member table:name="2,00E-01" table:display="true" table:show-details="true"/>
                <table:data-pilot-member table:name="2,01E-01" table:display="true" table:show-details="true"/>
                <table:data-pilot-member table:name="2,02E-01" table:display="true" table:show-details="true"/>
                <table:data-pilot-member table:name="2,03E-01" table:display="true" table:show-details="true"/>
                <table:data-pilot-member table:name="2,04E-01" table:display="true" table:show-details="true"/>
                <table:data-pilot-member table:name="2,21E-01" table:display="true" table:show-details="true"/>
                <table:data-pilot-member table:name="2,23E-01" table:display="true" table:show-details="true"/>
                <table:data-pilot-member table:name="2,25E-01" table:display="true" table:show-details="true"/>
                <table:data-pilot-member table:name="2,28E-01" table:display="true" table:show-details="true"/>
                <table:data-pilot-member table:name="2,45E-01" table:display="true" table:show-details="true"/>
                <table:data-pilot-member table:name="2,46E-01" table:display="true" table:show-details="true"/>
                <table:data-pilot-member table:name="2,68E-01" table:display="true" table:show-details="true"/>
                <table:data-pilot-member table:name="2,69E-01" table:display="true" table:show-details="true"/>
                <table:data-pilot-member table:name="2,71E-01" table:display="true" table:show-details="true"/>
                <table:data-pilot-member table:name="2,74E-01" table:display="true" table:show-details="true"/>
                <table:data-pilot-member table:name="2,75E-01" table:display="true" table:show-details="true"/>
                <table:data-pilot-member table:name="2,80E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ime per size, groupped by file size'.A1:'time per size, groupped by file size'.D17" table:buttons="'time per size, groupped by file size'.A2 'time per size, groupped by file size'.B1" table:show-filter-button="false" table:drill-down-on-double-click="false">
          <table:source-cell-range table:cell-range-address="'raw data'.B1:'raw data'.D2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column" table:used-hierarchy="0" table:function="auto">
            <table:data-pilot-level table:show-empty="false" calcext:repeat-item-labels="false">
              <table:data-pilot-members>
                <table:data-pilot-member table:name="big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B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average">
            <table:data-pilot-level table:show-empty="false" calcext:repeat-item-labels="false">
              <table:data-pilot-members>
                <table:data-pilot-member table:name="1,29E-05" table:display="true" table:show-details="true"/>
                <table:data-pilot-member table:name="1,30E-05" table:display="true" table:show-details="true"/>
                <table:data-pilot-member table:name="1,31E-05" table:display="true" table:show-details="true"/>
                <table:data-pilot-member table:name="1,33E-05" table:display="true" table:show-details="true"/>
                <table:data-pilot-member table:name="1,36E-05" table:display="true" table:show-details="true"/>
                <table:data-pilot-member table:name="2,48E-05" table:display="true" table:show-details="true"/>
                <table:data-pilot-member table:name="2,49E-05" table:display="true" table:show-details="true"/>
                <table:data-pilot-member table:name="2,51E-05" table:display="true" table:show-details="true"/>
                <table:data-pilot-member table:name="2,52E-05" table:display="true" table:show-details="true"/>
                <table:data-pilot-member table:name="2,53E-05" table:display="true" table:show-details="true"/>
                <table:data-pilot-member table:name="2,54E-05" table:display="true" table:show-details="true"/>
                <table:data-pilot-member table:name="2,55E-05" table:display="true" table:show-details="true"/>
                <table:data-pilot-member table:name="2,56E-05" table:display="true" table:show-details="true"/>
                <table:data-pilot-member table:name="2,57E-05" table:display="true" table:show-details="true"/>
                <table:data-pilot-member table:name="2,58E-05" table:display="true" table:show-details="true"/>
                <table:data-pilot-member table:name="2,90E-05" table:display="true" table:show-details="true"/>
                <table:data-pilot-member table:name="5,73E-05" table:display="true" table:show-details="true"/>
                <table:data-pilot-member table:name="5,78E-05" table:display="true" table:show-details="true"/>
                <table:data-pilot-member table:name="5,80E-05" table:display="true" table:show-details="true"/>
                <table:data-pilot-member table:name="5,81E-05" table:display="true" table:show-details="true"/>
                <table:data-pilot-member table:name="5,82E-05" table:display="true" table:show-details="true"/>
                <table:data-pilot-member table:name="5,84E-05" table:display="true" table:show-details="true"/>
                <table:data-pilot-member table:name="5,85E-05" table:display="true" table:show-details="true"/>
                <table:data-pilot-member table:name="5,87E-05" table:display="true" table:show-details="true"/>
                <table:data-pilot-member table:name="5,88E-05" table:display="true" table:show-details="true"/>
                <table:data-pilot-member table:name="5,89E-05" table:display="true" table:show-details="true"/>
                <table:data-pilot-member table:name="5,91E-05" table:display="true" table:show-details="true"/>
                <table:data-pilot-member table:name="5,97E-05" table:display="true" table:show-details="true"/>
                <table:data-pilot-member table:name="5,98E-05" table:display="true" table:show-details="true"/>
                <table:data-pilot-member table:name="5,99E-05" table:display="true" table:show-details="true"/>
                <table:data-pilot-member table:name="6,00E-05" table:display="true" table:show-details="true"/>
                <table:data-pilot-member table:name="6,04E-05" table:display="true" table:show-details="true"/>
                <table:data-pilot-member table:name="6,05E-05" table:display="true" table:show-details="true"/>
                <table:data-pilot-member table:name="6,17E-05" table:display="true" table:show-details="true"/>
                <table:data-pilot-member table:name="6,19E-05" table:display="true" table:show-details="true"/>
                <table:data-pilot-member table:name="6,27E-05" table:display="true" table:show-details="true"/>
                <table:data-pilot-member table:name="6,44E-05" table:display="true" table:show-details="true"/>
                <table:data-pilot-member table:name="7,31E-05" table:display="true" table:show-details="true"/>
                <table:data-pilot-member table:name="7,32E-05" table:display="true" table:show-details="true"/>
                <table:data-pilot-member table:name="4,75E-04" table:display="true" table:show-details="true"/>
                <table:data-pilot-member table:name="4,77E-04" table:display="true" table:show-details="true"/>
                <table:data-pilot-member table:name="4,78E-04" table:display="true" table:show-details="true"/>
                <table:data-pilot-member table:name="4,79E-04" table:display="true" table:show-details="true"/>
                <table:data-pilot-member table:name="4,81E-04" table:display="true" table:show-details="true"/>
                <table:data-pilot-member table:name="4,82E-04" table:display="true" table:show-details="true"/>
                <table:data-pilot-member table:name="4,85E-04" table:display="true" table:show-details="true"/>
                <table:data-pilot-member table:name="4,86E-04" table:display="true" table:show-details="true"/>
                <table:data-pilot-member table:name="4,87E-04" table:display="true" table:show-details="true"/>
                <table:data-pilot-member table:name="4,91E-04" table:display="true" table:show-details="true"/>
                <table:data-pilot-member table:name="5,01E-04" table:display="true" table:show-details="true"/>
                <table:data-pilot-member table:name="5,22E-04" table:display="true" table:show-details="true"/>
                <table:data-pilot-member table:name="5,38E-04" table:display="true" table:show-details="true"/>
                <table:data-pilot-member table:name="5,39E-04" table:display="true" table:show-details="true"/>
                <table:data-pilot-member table:name="5,40E-04" table:display="true" table:show-details="true"/>
                <table:data-pilot-member table:name="5,41E-04" table:display="true" table:show-details="true"/>
                <table:data-pilot-member table:name="5,42E-04" table:display="true" table:show-details="true"/>
                <table:data-pilot-member table:name="5,52E-04" table:display="true" table:show-details="true"/>
                <table:data-pilot-member table:name="5,56E-04" table:display="true" table:show-details="true"/>
                <table:data-pilot-member table:name="5,57E-04" table:display="true" table:show-details="true"/>
                <table:data-pilot-member table:name="5,58E-04" table:display="true" table:show-details="true"/>
                <table:data-pilot-member table:name="5,60E-04" table:display="true" table:show-details="true"/>
                <table:data-pilot-member table:name="5,61E-04" table:display="true" table:show-details="true"/>
                <table:data-pilot-member table:name="5,62E-04" table:display="true" table:show-details="true"/>
                <table:data-pilot-member table:name="5,66E-04" table:display="true" table:show-details="true"/>
                <table:data-pilot-member table:name="5,74E-04" table:display="true" table:show-details="true"/>
                <table:data-pilot-member table:name="5,88E-04" table:display="true" table:show-details="true"/>
                <table:data-pilot-member table:name="5,94E-04" table:display="true" table:show-details="true"/>
                <table:data-pilot-member table:name="6,37E-03" table:display="true" table:show-details="true"/>
                <table:data-pilot-member table:name="6,42E-03" table:display="true" table:show-details="true"/>
                <table:data-pilot-member table:name="6,43E-03" table:display="true" table:show-details="true"/>
                <table:data-pilot-member table:name="6,44E-03" table:display="true" table:show-details="true"/>
                <table:data-pilot-member table:name="6,45E-03" table:display="true" table:show-details="true"/>
                <table:data-pilot-member table:name="6,47E-03" table:display="true" table:show-details="true"/>
                <table:data-pilot-member table:name="6,48E-03" table:display="true" table:show-details="true"/>
                <table:data-pilot-member table:name="6,50E-03" table:display="true" table:show-details="true"/>
                <table:data-pilot-member table:name="6,52E-03" table:display="true" table:show-details="true"/>
                <table:data-pilot-member table:name="6,53E-03" table:display="true" table:show-details="true"/>
                <table:data-pilot-member table:name="6,60E-03" table:display="true" table:show-details="true"/>
                <table:data-pilot-member table:name="6,73E-03" table:display="true" table:show-details="true"/>
                <table:data-pilot-member table:name="1,25E-02" table:display="true" table:show-details="true"/>
                <table:data-pilot-member table:name="1,26E-02" table:display="true" table:show-details="true"/>
                <table:data-pilot-member table:name="1,27E-02" table:display="true" table:show-details="true"/>
                <table:data-pilot-member table:name="1,28E-02" table:display="true" table:show-details="true"/>
                <table:data-pilot-member table:name="1,29E-02" table:display="true" table:show-details="true"/>
                <table:data-pilot-member table:name="1,30E-02" table:display="true" table:show-details="true"/>
                <table:data-pilot-member table:name="1,31E-02" table:display="true" table:show-details="true"/>
                <table:data-pilot-member table:name="1,32E-02" table:display="true" table:show-details="true"/>
                <table:data-pilot-member table:name="1,33E-02" table:display="true" table:show-details="true"/>
                <table:data-pilot-member table:name="3,02E-02" table:display="true" table:show-details="true"/>
                <table:data-pilot-member table:name="3,03E-02" table:display="true" table:show-details="true"/>
                <table:data-pilot-member table:name="3,04E-02" table:display="true" table:show-details="true"/>
                <table:data-pilot-member table:name="3,05E-02" table:display="true" table:show-details="true"/>
                <table:data-pilot-member table:name="3,06E-02" table:display="true" table:show-details="true"/>
                <table:data-pilot-member table:name="3,07E-02" table:display="true" table:show-details="true"/>
                <table:data-pilot-member table:name="3,08E-02" table:display="true" table:show-details="true"/>
                <table:data-pilot-member table:name="3,09E-02" table:display="true" table:show-details="true"/>
                <table:data-pilot-member table:name="3,11E-02" table:display="true" table:show-details="true"/>
                <table:data-pilot-member table:name="3,13E-02" table:display="true" table:show-details="true"/>
                <table:data-pilot-member table:name="1,09E-01" table:display="true" table:show-details="true"/>
                <table:data-pilot-member table:name="1,10E-01" table:display="true" table:show-details="true"/>
                <table:data-pilot-member table:name="1,11E-01" table:display="true" table:show-details="true"/>
                <table:data-pilot-member table:name="1,12E-01" table:display="true" table:show-details="true"/>
                <table:data-pilot-member table:name="1,13E-01" table:display="true" table:show-details="true"/>
                <table:data-pilot-member table:name="1,14E-01" table:display="true" table:show-details="true"/>
                <table:data-pilot-member table:name="1,15E-01" table:display="true" table:show-details="true"/>
                <table:data-pilot-member table:name="1,74E-01" table:display="true" table:show-details="true"/>
                <table:data-pilot-member table:name="1,77E-01" table:display="true" table:show-details="true"/>
                <table:data-pilot-member table:name="1,80E-01" table:display="true" table:show-details="true"/>
                <table:data-pilot-member table:name="1,81E-01" table:display="true" table:show-details="true"/>
                <table:data-pilot-member table:name="1,82E-01" table:display="true" table:show-details="true"/>
                <table:data-pilot-member table:name="1,83E-01" table:display="true" table:show-details="true"/>
                <table:data-pilot-member table:name="1,84E-01" table:display="true" table:show-details="true"/>
                <table:data-pilot-member table:name="1,88E-01" table:display="true" table:show-details="true"/>
                <table:data-pilot-member table:name="1,89E-01" table:display="true" table:show-details="true"/>
                <table:data-pilot-member table:name="1,95E-01" table:display="true" table:show-details="true"/>
                <table:data-pilot-member table:name="1,97E-01" table:display="true" table:show-details="true"/>
                <table:data-pilot-member table:name="1,99E-01" table:display="true" table:show-details="true"/>
                <table:data-pilot-member table:name="2,00E-01" table:display="true" table:show-details="true"/>
                <table:data-pilot-member table:name="2,01E-01" table:display="true" table:show-details="true"/>
                <table:data-pilot-member table:name="2,02E-01" table:display="true" table:show-details="true"/>
                <table:data-pilot-member table:name="2,03E-01" table:display="true" table:show-details="true"/>
                <table:data-pilot-member table:name="2,04E-01" table:display="true" table:show-details="true"/>
                <table:data-pilot-member table:name="2,21E-01" table:display="true" table:show-details="true"/>
                <table:data-pilot-member table:name="2,23E-01" table:display="true" table:show-details="true"/>
                <table:data-pilot-member table:name="2,25E-01" table:display="true" table:show-details="true"/>
                <table:data-pilot-member table:name="2,28E-01" table:display="true" table:show-details="true"/>
                <table:data-pilot-member table:name="2,45E-01" table:display="true" table:show-details="true"/>
                <table:data-pilot-member table:name="2,46E-01" table:display="true" table:show-details="true"/>
                <table:data-pilot-member table:name="2,68E-01" table:display="true" table:show-details="true"/>
                <table:data-pilot-member table:name="2,69E-01" table:display="true" table:show-details="true"/>
                <table:data-pilot-member table:name="2,71E-01" table:display="true" table:show-details="true"/>
                <table:data-pilot-member table:name="2,74E-01" table:display="true" table:show-details="true"/>
                <table:data-pilot-member table:name="2,75E-01" table:display="true" table:show-details="true"/>
                <table:data-pilot-member table:name="2,80E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9:52:18.586033614</dc:date>
    <meta:editing-duration>PT15M26S</meta:editing-duration>
    <meta:editing-cycles>2</meta:editing-cycles>
    <meta:generator>LibreOffice/6.2.8.2$Linux_X86_64 LibreOffice_project/20$Build-2</meta:generator>
    <meta:document-statistic meta:table-count="4" meta:cell-count="21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206cm" svg:height="13.053cm" xlink:href=".." xlink:type="simple" loext:data-pilot-source="DataPilot1" chart:class="chart:line" chart:style-name="ch1">
        <chart:legend chart:legend-position="end" svg:x="19.226cm" svg:y="4.278cm" style:legend-expansion="high" chart:style-name="ch2"/>
        <chart:plot-area chart:style-name="ch3" table:cell-range-address="PivotChart" chart:data-source-has-labels="column" svg:x="0.464cm" svg:y="0.261cm" svg:width="18.298cm" svg:height="11.631cm">
          <chartooo:coordinate-region svg:x="1.391cm" svg:y="0.465cm" svg:width="16.991cm" svg:height="10.77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тог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60302553955024">
                <text:p>0.06030255395502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5145103338055">
                <text:p>0.0585145103338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4860570823144">
                <text:p>0.0584860570823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3105278908673">
                <text:p>0.0583105278908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51750187081">
                <text:p>0.057951750187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8039141635457">
                <text:p>0.058039141635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5946770243822">
                <text:p>0.0595946770243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16826108129116">
                <text:p>0.06168261081291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52977784287435">
                <text:p>0.04529777842874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29968403271837">
                <text:p>0.04299684032718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19352909166238">
                <text:p>0.041935290916623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419300908292002">
                <text:p>0.0419300908292002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0422651091741926">
                <text:p>0.0422651091741926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0.0426143708423374">
                <text:p>0.0426143708423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127cm" svg:height="12.983cm" xlink:href=".." xlink:type="simple" loext:data-pilot-source="DataPilot4" chart:class="chart:line" chart:style-name="ch1">
        <chart:legend chart:legend-position="end" svg:x="18.054cm" svg:y="2.905cm" style:legend-expansion="high" chart:style-name="ch2"/>
        <chart:plot-area chart:style-name="ch3" table:cell-range-address="PivotChart" chart:data-source-has-labels="column" svg:x="0.442cm" svg:y="0.259cm" svg:width="17.17cm" svg:height="11.565cm">
          <chartooo:coordinate-region svg:x="1.369cm" svg:y="0.463cm" svg:width="15.863cm" svg:height="10.70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4"/>
          </chart:series>
          <chart:series chart:style-name="ch7" chart:values-cell-range-address="PT@data 1" chart:label-cell-address="PT@label 1" chart:class="chart:line">
            <chart:data-point chart:repeated="14"/>
          </chart:series>
          <chart:series chart:style-name="ch8" chart:values-cell-range-address="PT@data 2" chart:label-cell-address="PT@label 2" chart:class="chart:line">
            <chart:data-point chart:repeated="14"/>
          </chart:series>
          <chart:series chart:style-name="ch9" chart:values-cell-range-address="PT@data 3" chart:label-cell-address="PT@label 3" chart:class="chart:line">
            <chart:data-point chart:repeated="14"/>
          </chart:series>
          <chart:series chart:style-name="ch10" chart:values-cell-range-address="PT@data 4" chart:label-cell-address="PT@label 4" chart:class="chart:line">
            <chart:data-point chart:repeated="14"/>
          </chart:series>
          <chart:series chart:style-name="ch11" chart:values-cell-range-address="PT@data 5" chart:label-cell-address="PT@label 5" chart:class="chart:line">
            <chart:data-point chart:repeated="14"/>
          </chart:series>
          <chart:series chart:style-name="ch12" chart:values-cell-range-address="PT@data 6" chart:label-cell-address="PT@label 6" chart:class="chart:line">
            <chart:data-point chart:repeated="14"/>
          </chart:series>
          <chart:series chart:style-name="ch13" chart:values-cell-range-address="PT@data 7" chart:label-cell-address="PT@label 7" chart:class="chart:line">
            <chart:data-point chart:repeated="14"/>
          </chart:series>
          <chart:series chart:style-name="ch14" chart:values-cell-range-address="PT@data 8" chart:label-cell-address="PT@label 8" chart:class="chart:line">
            <chart:data-point chart:repeated="14"/>
          </chart:series>
          <chart:series chart:style-name="ch15" chart:values-cell-range-address="PT@data 9" chart:label-cell-address="PT@label 9" chart:class="chart:line">
            <chart:data-point chart:repeated="14"/>
          </chart:series>
          <chart:series chart:style-name="ch16" chart:values-cell-range-address="PT@data 10" chart:label-cell-address="PT@label 10" chart:class="chart:line">
            <chart:data-point chart:repeated="14"/>
          </chart:series>
          <chart:series chart:style-name="ch17" chart:values-cell-range-address="PT@data 11" chart:label-cell-address="PT@label 11" chart:class="chart:line">
            <chart:data-point chart:repeated="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/parser-1</text:p>
                <draw:g>
                  <svg:desc>PT@label 0</svg:desc>
                </draw:g>
              </table:table-cell>
              <table:table-cell office:value-type="string">
                <text:p>16Kb/parser-3</text:p>
                <draw:g>
                  <svg:desc>PT@label 1</svg:desc>
                </draw:g>
              </table:table-cell>
              <table:table-cell office:value-type="string">
                <text:p>16Kb/parser-3-A</text:p>
                <draw:g>
                  <svg:desc>PT@label 2</svg:desc>
                </draw:g>
              </table:table-cell>
              <table:table-cell office:value-type="string">
                <text:p>16Kb/parser-4</text:p>
                <draw:g>
                  <svg:desc>PT@label 3</svg:desc>
                </draw:g>
              </table:table-cell>
              <table:table-cell office:value-type="string">
                <text:p>16Kb/validate</text:p>
                <draw:g>
                  <svg:desc>PT@label 4</svg:desc>
                </draw:g>
              </table:table-cell>
              <table:table-cell office:value-type="string">
                <text:p>16Kb/validateEx</text:p>
                <draw:g>
                  <svg:desc>PT@label 5</svg:desc>
                </draw:g>
              </table:table-cell>
              <table:table-cell office:value-type="string">
                <text:p>7.6Mb/parser-1</text:p>
                <draw:g>
                  <svg:desc>PT@label 6</svg:desc>
                </draw:g>
              </table:table-cell>
              <table:table-cell office:value-type="string">
                <text:p>7.6Mb/parser-3</text:p>
                <draw:g>
                  <svg:desc>PT@label 7</svg:desc>
                </draw:g>
              </table:table-cell>
              <table:table-cell office:value-type="string">
                <text:p>7.6Mb/parser-3-A</text:p>
                <draw:g>
                  <svg:desc>PT@label 8</svg:desc>
                </draw:g>
              </table:table-cell>
              <table:table-cell office:value-type="string">
                <text:p>7.6Mb/parser-4</text:p>
                <draw:g>
                  <svg:desc>PT@label 9</svg:desc>
                </draw:g>
              </table:table-cell>
              <table:table-cell office:value-type="string">
                <text:p>7.6Mb/validate</text:p>
                <draw:g>
                  <svg:desc>PT@label 10</svg:desc>
                </draw:g>
              </table:table-cell>
              <table:table-cell office:value-type="string">
                <text:p>7.6Mb/validateEx</text:p>
                <draw:g>
                  <svg:desc>PT@label 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594034643064339">
                <text:p>0.000594034643064339</text:p>
                <draw:g>
                  <svg:desc>PT@data 0</svg:desc>
                </draw:g>
              </table:table-cell>
              <table:table-cell office:value-type="float" office:value="0.000587743924081192">
                <text:p>0.000587743924081192</text:p>
                <draw:g>
                  <svg:desc>PT@data 1</svg:desc>
                </draw:g>
              </table:table-cell>
              <table:table-cell office:value-type="float" office:value="0.000146298175264956">
                <text:p>0.000146298175264956</text:p>
                <draw:g>
                  <svg:desc>PT@data 2</svg:desc>
                </draw:g>
              </table:table-cell>
              <table:table-cell office:value-type="float" office:value="0.000522481080937679">
                <text:p>0.000522481080937679</text:p>
                <draw:g>
                  <svg:desc>PT@data 3</svg:desc>
                </draw:g>
              </table:table-cell>
              <table:table-cell office:value-type="float" office:value="0.0000135747869471198">
                <text:p>0.0000135747869471198</text:p>
                <draw:g>
                  <svg:desc>PT@data 4</svg:desc>
                </draw:g>
              </table:table-cell>
              <table:table-cell office:value-type="float" office:value="0.0000512836560437255">
                <text:p>0.0000512836560437255</text:p>
                <draw:g>
                  <svg:desc>PT@data 5</svg:desc>
                </draw:g>
              </table:table-cell>
              <table:table-cell office:value-type="float" office:value="0.245537861558459">
                <text:p>0.245537861558459</text:p>
                <draw:g>
                  <svg:desc>PT@data 6</svg:desc>
                </draw:g>
              </table:table-cell>
              <table:table-cell office:value-type="float" office:value="0.27978559735357">
                <text:p>0.27978559735357</text:p>
                <draw:g>
                  <svg:desc>PT@data 7</svg:desc>
                </draw:g>
              </table:table-cell>
              <table:table-cell office:value-type="float" office:value="0.221544324904526">
                <text:p>0.221544324904526</text:p>
                <draw:g>
                  <svg:desc>PT@data 8</svg:desc>
                </draw:g>
              </table:table-cell>
              <table:table-cell office:value-type="float" office:value="0.184147608902455">
                <text:p>0.184147608902455</text:p>
                <draw:g>
                  <svg:desc>PT@data 9</svg:desc>
                </draw:g>
              </table:table-cell>
              <table:table-cell office:value-type="float" office:value="0.00647347045595506">
                <text:p>0.00647347045595506</text:p>
                <draw:g>
                  <svg:desc>PT@data 10</svg:desc>
                </draw:g>
              </table:table-cell>
              <table:table-cell office:value-type="float" office:value="0.0254365838390794">
                <text:p>0.0254365838390794</text:p>
                <draw:g>
                  <svg:desc>PT@data 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56164071179852">
                <text:p>0.000556164071179852</text:p>
              </table:table-cell>
              <table:table-cell office:value-type="float" office:value="0.000573748021848665">
                <text:p>0.000573748021848665</text:p>
              </table:table-cell>
              <table:table-cell office:value-type="float" office:value="0.000126315870143396">
                <text:p>0.000126315870143396</text:p>
              </table:table-cell>
              <table:table-cell office:value-type="float" office:value="0.000500612019062874">
                <text:p>0.000500612019062874</text:p>
              </table:table-cell>
              <table:table-cell office:value-type="float" office:value="0.0000128927679915126">
                <text:p>0.0000128927679915126</text:p>
              </table:table-cell>
              <table:table-cell office:value-type="float" office:value="0.0000497055638697338">
                <text:p>0.0000497055638697338</text:p>
              </table:table-cell>
              <table:table-cell office:value-type="float" office:value="0.22313393303072">
                <text:p>0.22313393303072</text:p>
              </table:table-cell>
              <table:table-cell office:value-type="float" office:value="0.27482708555087">
                <text:p>0.27482708555087</text:p>
              </table:table-cell>
              <table:table-cell office:value-type="float" office:value="0.221069357858629">
                <text:p>0.221069357858629</text:p>
              </table:table-cell>
              <table:table-cell office:value-type="float" office:value="0.183733151582925">
                <text:p>0.183733151582925</text:p>
              </table:table-cell>
              <table:table-cell office:value-type="float" office:value="0.0064414141883821">
                <text:p>0.0064414141883821</text:p>
              </table:table-cell>
              <table:table-cell office:value-type="float" office:value="0.025207784815266">
                <text:p>0.02520778481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5227886572072">
                <text:p>0.00055227886572072</text:p>
              </table:table-cell>
              <table:table-cell office:value-type="float" office:value="0.000565812696310219">
                <text:p>0.000565812696310219</text:p>
              </table:table-cell>
              <table:table-cell office:value-type="float" office:value="0.000124401726597083">
                <text:p>0.000124401726597083</text:p>
              </table:table-cell>
              <table:table-cell office:value-type="float" office:value="0.000486673359073202">
                <text:p>0.000486673359073202</text:p>
              </table:table-cell>
              <table:table-cell office:value-type="float" office:value="0.0000132893509362654">
                <text:p>0.0000132893509362654</text:p>
              </table:table-cell>
              <table:table-cell office:value-type="float" office:value="0.0000543294047157647">
                <text:p>0.0000543294047157647</text:p>
              </table:table-cell>
              <table:table-cell office:value-type="float" office:value="0.227836438843948">
                <text:p>0.227836438843948</text:p>
              </table:table-cell>
              <table:table-cell office:value-type="float" office:value="0.268896927697824">
                <text:p>0.268896927697824</text:p>
              </table:table-cell>
              <table:table-cell office:value-type="float" office:value="0.221126081069193">
                <text:p>0.221126081069193</text:p>
              </table:table-cell>
              <table:table-cell office:value-type="float" office:value="0.184130920642699">
                <text:p>0.184130920642699</text:p>
              </table:table-cell>
              <table:table-cell office:value-type="float" office:value="0.00648479824548728">
                <text:p>0.00648479824548728</text:p>
              </table:table-cell>
              <table:table-cell office:value-type="float" office:value="0.025504961414525">
                <text:p>0.025504961414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40461996221393">
                <text:p>0.000540461996221393</text:p>
              </table:table-cell>
              <table:table-cell office:value-type="float" office:value="0.000557165123511147">
                <text:p>0.000557165123511147</text:p>
              </table:table-cell>
              <table:table-cell office:value-type="float" office:value="0.000117639518732668">
                <text:p>0.000117639518732668</text:p>
              </table:table-cell>
              <table:table-cell office:value-type="float" office:value="0.000485048313797387">
                <text:p>0.000485048313797387</text:p>
              </table:table-cell>
              <table:table-cell office:value-type="float" office:value="0.0000130879593035878">
                <text:p>0.0000130879593035878</text:p>
              </table:table-cell>
              <table:table-cell office:value-type="float" office:value="0.0000505758264032099">
                <text:p>0.0000505758264032099</text:p>
              </table:table-cell>
              <table:table-cell office:value-type="float" office:value="0.224757733931191">
                <text:p>0.224757733931191</text:p>
              </table:table-cell>
              <table:table-cell office:value-type="float" office:value="0.269333051087285">
                <text:p>0.269333051087285</text:p>
              </table:table-cell>
              <table:table-cell office:value-type="float" office:value="0.222117174054905">
                <text:p>0.222117174054905</text:p>
              </table:table-cell>
              <table:table-cell office:value-type="float" office:value="0.183249098026637">
                <text:p>0.183249098026637</text:p>
              </table:table-cell>
              <table:table-cell office:value-type="float" office:value="0.00644588335990779">
                <text:p>0.00644588335990779</text:p>
              </table:table-cell>
              <table:table-cell office:value-type="float" office:value="0.025301527055981">
                <text:p>0.025301527055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38496459475947">
                <text:p>0.000538496459475947</text:p>
              </table:table-cell>
              <table:table-cell office:value-type="float" office:value="0.000558230717258598">
                <text:p>0.000558230717258598</text:p>
              </table:table-cell>
              <table:table-cell office:value-type="float" office:value="0.000118714430087659">
                <text:p>0.000118714430087659</text:p>
              </table:table-cell>
              <table:table-cell office:value-type="float" office:value="0.000476810202136031">
                <text:p>0.000476810202136031</text:p>
              </table:table-cell>
              <table:table-cell office:value-type="float" office:value="0.0000130338354507319">
                <text:p>0.0000130338354507319</text:p>
              </table:table-cell>
              <table:table-cell office:value-type="float" office:value="0.0000507677115807817">
                <text:p>0.0000507677115807817</text:p>
              </table:table-cell>
              <table:table-cell office:value-type="float" office:value="0.222956010063099">
                <text:p>0.222956010063099</text:p>
              </table:table-cell>
              <table:table-cell office:value-type="float" office:value="0.267659915405134">
                <text:p>0.267659915405134</text:p>
              </table:table-cell>
              <table:table-cell office:value-type="float" office:value="0.220391068040734">
                <text:p>0.220391068040734</text:p>
              </table:table-cell>
              <table:table-cell office:value-type="float" office:value="0.18248429261261">
                <text:p>0.18248429261261</text:p>
              </table:table-cell>
              <table:table-cell office:value-type="float" office:value="0.00642078947565603">
                <text:p>0.00642078947565603</text:p>
              </table:table-cell>
              <table:table-cell office:value-type="float" office:value="0.0255598740400723">
                <text:p>0.0255598740400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38948355228645">
                <text:p>0.000538948355228645</text:p>
              </table:table-cell>
              <table:table-cell office:value-type="float" office:value="0.000562157943527886">
                <text:p>0.000562157943527886</text:p>
              </table:table-cell>
              <table:table-cell office:value-type="float" office:value="0.000118637646678177">
                <text:p>0.000118637646678177</text:p>
              </table:table-cell>
              <table:table-cell office:value-type="float" office:value="0.000478459065045381">
                <text:p>0.000478459065045381</text:p>
              </table:table-cell>
              <table:table-cell office:value-type="float" office:value="0.0000129663825018375">
                <text:p>0.0000129663825018375</text:p>
              </table:table-cell>
              <table:table-cell office:value-type="float" office:value="0.0000507277839530562">
                <text:p>0.0000507277839530562</text:p>
              </table:table-cell>
              <table:table-cell office:value-type="float" office:value="0.221175224189128">
                <text:p>0.221175224189128</text:p>
              </table:table-cell>
              <table:table-cell office:value-type="float" office:value="0.26763627991386">
                <text:p>0.26763627991386</text:p>
              </table:table-cell>
              <table:table-cell office:value-type="float" office:value="0.224343954063512">
                <text:p>0.224343954063512</text:p>
              </table:table-cell>
              <table:table-cell office:value-type="float" office:value="0.181422608303048">
                <text:p>0.181422608303048</text:p>
              </table:table-cell>
              <table:table-cell office:value-type="float" office:value="0.00651587159503158">
                <text:p>0.00651587159503158</text:p>
              </table:table-cell>
              <table:table-cell office:value-type="float" office:value="0.0257704309257978">
                <text:p>0.0257704309257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38595310342294">
                <text:p>0.000538595310342294</text:p>
              </table:table-cell>
              <table:table-cell office:value-type="float" office:value="0.000559958827713925">
                <text:p>0.000559958827713925</text:p>
              </table:table-cell>
              <table:table-cell office:value-type="float" office:value="0.000118115621529726">
                <text:p>0.000118115621529726</text:p>
              </table:table-cell>
              <table:table-cell office:value-type="float" office:value="0.000479167282857177">
                <text:p>0.000479167282857177</text:p>
              </table:table-cell>
              <table:table-cell office:value-type="float" office:value="0.0000130330952586311">
                <text:p>0.0000130330952586311</text:p>
              </table:table-cell>
              <table:table-cell office:value-type="float" office:value="0.0000513752678904524">
                <text:p>0.0000513752678904524</text:p>
              </table:table-cell>
              <table:table-cell office:value-type="float" office:value="0.227972484367689">
                <text:p>0.227972484367689</text:p>
              </table:table-cell>
              <table:table-cell office:value-type="float" office:value="0.271465061653634">
                <text:p>0.271465061653634</text:p>
              </table:table-cell>
              <table:table-cell office:value-type="float" office:value="0.224823070651906">
                <text:p>0.224823070651906</text:p>
              </table:table-cell>
              <table:table-cell office:value-type="float" office:value="0.195175154553686">
                <text:p>0.195175154553686</text:p>
              </table:table-cell>
              <table:table-cell office:value-type="float" office:value="0.00650216022502698">
                <text:p>0.00650216022502698</text:p>
              </table:table-cell>
              <table:table-cell office:value-type="float" office:value="0.0258166555325816">
                <text:p>0.0258166555325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40671771438945">
                <text:p>0.000540671771438945</text:p>
              </table:table-cell>
              <table:table-cell office:value-type="float" office:value="0.000561338143386718">
                <text:p>0.000561338143386718</text:p>
              </table:table-cell>
              <table:table-cell office:value-type="float" office:value="0.000117990021548946">
                <text:p>0.000117990021548946</text:p>
              </table:table-cell>
              <table:table-cell office:value-type="float" office:value="0.000474960973444387">
                <text:p>0.000474960973444387</text:p>
              </table:table-cell>
              <table:table-cell office:value-type="float" office:value="0.0000129896944008619">
                <text:p>0.0000129896944008619</text:p>
              </table:table-cell>
              <table:table-cell office:value-type="float" office:value="0.0000505443346969246">
                <text:p>0.0000505443346969246</text:p>
              </table:table-cell>
              <table:table-cell office:value-type="float" office:value="0.245671700624044">
                <text:p>0.245671700624044</text:p>
              </table:table-cell>
              <table:table-cell office:value-type="float" office:value="0.274356713265729">
                <text:p>0.274356713265729</text:p>
              </table:table-cell>
              <table:table-cell office:value-type="float" office:value="0.229438091196891">
                <text:p>0.229438091196891</text:p>
              </table:table-cell>
              <table:table-cell office:value-type="float" office:value="0.203359881575085">
                <text:p>0.203359881575085</text:p>
              </table:table-cell>
              <table:table-cell office:value-type="float" office:value="0.00642201893564966">
                <text:p>0.00642201893564966</text:p>
              </table:table-cell>
              <table:table-cell office:value-type="float" office:value="0.0259148724702697">
                <text:p>0.02591487247026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540707194210694">
                <text:p>0.000540707194210694</text:p>
              </table:table-cell>
              <table:table-cell office:value-type="float" office:value="0.000557170558148567">
                <text:p>0.000557170558148567</text:p>
              </table:table-cell>
              <table:table-cell office:value-type="float" office:value="0.000118898073760063">
                <text:p>0.000118898073760063</text:p>
              </table:table-cell>
              <table:table-cell office:value-type="float" office:value="0.000479459672068899">
                <text:p>0.000479459672068899</text:p>
              </table:table-cell>
              <table:table-cell office:value-type="float" office:value="0.0000133098878563101">
                <text:p>0.0000133098878563101</text:p>
              </table:table-cell>
              <table:table-cell office:value-type="float" office:value="0.0000512035627818944">
                <text:p>0.0000512035627818944</text:p>
              </table:table-cell>
              <table:table-cell office:value-type="float" office:value="0.244907102676566">
                <text:p>0.244907102676566</text:p>
              </table:table-cell>
              <table:table-cell office:value-type="float" office:value="0.187774812847791">
                <text:p>0.187774812847791</text:p>
              </table:table-cell>
              <table:table-cell office:value-type="float" office:value="0.0606070490199817">
                <text:p>0.0606070490199817</text:p>
              </table:table-cell>
              <table:table-cell office:value-type="float" office:value="0.197248767848493">
                <text:p>0.197248767848493</text:p>
              </table:table-cell>
              <table:table-cell office:value-type="float" office:value="0.0067275798678268">
                <text:p>0.0067275798678268</text:p>
              </table:table-cell>
              <table:table-cell office:value-type="float" office:value="0.0257383936504105">
                <text:p>0.02573839365041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541733023122989">
                <text:p>0.000541733023122989</text:p>
              </table:table-cell>
              <table:table-cell office:value-type="float" office:value="0.000558077321119054">
                <text:p>0.000558077321119054</text:p>
              </table:table-cell>
              <table:table-cell office:value-type="float" office:value="0.000117604854420483">
                <text:p>0.000117604854420483</text:p>
              </table:table-cell>
              <table:table-cell office:value-type="float" office:value="0.000481011517879176">
                <text:p>0.000481011517879176</text:p>
              </table:table-cell>
              <table:table-cell office:value-type="float" office:value="0.0000130015644162434">
                <text:p>0.0000130015644162434</text:p>
              </table:table-cell>
              <table:table-cell office:value-type="float" office:value="0.0000506172727384014">
                <text:p>0.0000506172727384014</text:p>
              </table:table-cell>
              <table:table-cell office:value-type="float" office:value="0.22452722838204">
                <text:p>0.22452722838204</text:p>
              </table:table-cell>
              <table:table-cell office:value-type="float" office:value="0.189359260032351">
                <text:p>0.189359260032351</text:p>
              </table:table-cell>
              <table:table-cell office:value-type="float" office:value="0.0606779546924005">
                <text:p>0.0606779546924005</text:p>
              </table:table-cell>
              <table:table-cell office:value-type="float" office:value="0.179523985388166">
                <text:p>0.179523985388166</text:p>
              </table:table-cell>
              <table:table-cell office:value-type="float" office:value="0.00643166142650683">
                <text:p>0.00643166142650683</text:p>
              </table:table-cell>
              <table:table-cell office:value-type="float" office:value="0.0256673097597783">
                <text:p>0.025667309759778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538658958346093">
                <text:p>0.000538658958346093</text:p>
              </table:table-cell>
              <table:table-cell office:value-type="float" office:value="0.00055726725750003">
                <text:p>0.00055726725750003</text:p>
              </table:table-cell>
              <table:table-cell office:value-type="float" office:value="0.000117086725624137">
                <text:p>0.000117086725624137</text:p>
              </table:table-cell>
              <table:table-cell office:value-type="float" office:value="0.000482454573655641">
                <text:p>0.000482454573655641</text:p>
              </table:table-cell>
              <table:table-cell office:value-type="float" office:value="0.0000129273308942567">
                <text:p>0.0000129273308942567</text:p>
              </table:table-cell>
              <table:table-cell office:value-type="float" office:value="0.0000508315705557921">
                <text:p>0.0000508315705557921</text:p>
              </table:table-cell>
              <table:table-cell office:value-type="float" office:value="0.202373763812793">
                <text:p>0.202373763812793</text:p>
              </table:table-cell>
              <table:table-cell office:value-type="float" office:value="0.199276516691375">
                <text:p>0.199276516691375</text:p>
              </table:table-cell>
              <table:table-cell office:value-type="float" office:value="0.0612734524952664">
                <text:p>0.0612734524952664</text:p>
              </table:table-cell>
              <table:table-cell office:value-type="float" office:value="0.174363332950161">
                <text:p>0.174363332950161</text:p>
              </table:table-cell>
              <table:table-cell office:value-type="float" office:value="0.00637181674579567">
                <text:p>0.00637181674579567</text:p>
              </table:table-cell>
              <table:table-cell office:value-type="float" office:value="0.0255465455540131">
                <text:p>0.025546545554013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0538367119597889">
                <text:p>0.000538367119597889</text:p>
              </table:table-cell>
              <table:table-cell office:value-type="float" office:value="0.000558165695556047">
                <text:p>0.000558165695556047</text:p>
              </table:table-cell>
              <table:table-cell office:value-type="float" office:value="0.000117307835856515">
                <text:p>0.000117307835856515</text:p>
              </table:table-cell>
              <table:table-cell office:value-type="float" office:value="0.000484652890727598">
                <text:p>0.000484652890727598</text:p>
              </table:table-cell>
              <table:table-cell office:value-type="float" office:value="0.0000130933781764113">
                <text:p>0.0000130933781764113</text:p>
              </table:table-cell>
              <table:table-cell office:value-type="float" office:value="0.0000501429320208432">
                <text:p>0.0000501429320208432</text:p>
              </table:table-cell>
              <table:table-cell office:value-type="float" office:value="0.203071957384912">
                <text:p>0.203071957384912</text:p>
              </table:table-cell>
              <table:table-cell office:value-type="float" office:value="0.19933986479035">
                <text:p>0.19933986479035</text:p>
              </table:table-cell>
              <table:table-cell office:value-type="float" office:value="0.0608031898853614">
                <text:p>0.0608031898853614</text:p>
              </table:table-cell>
              <table:table-cell office:value-type="float" office:value="0.173523193435481">
                <text:p>0.173523193435481</text:p>
              </table:table-cell>
              <table:table-cell office:value-type="float" office:value="0.00641527265055289">
                <text:p>0.00641527265055289</text:p>
              </table:table-cell>
              <table:table-cell office:value-type="float" office:value="0.0259662452686105">
                <text:p>0.025966245268610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000539969094132723">
                <text:p>0.000539969094132723</text:p>
              </table:table-cell>
              <table:table-cell office:value-type="float" office:value="0.000556878562143556">
                <text:p>0.000556878562143556</text:p>
              </table:table-cell>
              <table:table-cell office:value-type="float" office:value="0.000118008449216323">
                <text:p>0.000118008449216323</text:p>
              </table:table-cell>
              <table:table-cell office:value-type="float" office:value="0.000485700621269526">
                <text:p>0.000485700621269526</text:p>
              </table:table-cell>
              <table:table-cell office:value-type="float" office:value="0.0000129078544627766">
                <text:p>0.0000129078544627766</text:p>
              </table:table-cell>
              <table:table-cell office:value-type="float" office:value="0.0000509029995766403">
                <text:p>0.0000509029995766403</text:p>
              </table:table-cell>
              <table:table-cell office:value-type="float" office:value="0.204030233102781">
                <text:p>0.204030233102781</text:p>
              </table:table-cell>
              <table:table-cell office:value-type="float" office:value="0.199955124469804">
                <text:p>0.199955124469804</text:p>
              </table:table-cell>
              <table:table-cell office:value-type="float" office:value="0.0616559541014549">
                <text:p>0.0616559541014549</text:p>
              </table:table-cell>
              <table:table-cell office:value-type="float" office:value="0.176569087573111">
                <text:p>0.176569087573111</text:p>
              </table:table-cell>
              <table:table-cell office:value-type="float" office:value="0.00660011832156576">
                <text:p>0.00660011832156576</text:p>
              </table:table-cell>
              <table:table-cell office:value-type="float" office:value="0.025666861637564">
                <text:p>0.02566686163756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0.000540368668536077">
                <text:p>0.000540368668536077</text:p>
              </table:table-cell>
              <table:table-cell office:value-type="float" office:value="0.000559637718770747">
                <text:p>0.000559637718770747</text:p>
              </table:table-cell>
              <table:table-cell office:value-type="float" office:value="0.000118087735617047">
                <text:p>0.000118087735617047</text:p>
              </table:table-cell>
              <table:table-cell office:value-type="float" office:value="0.000490999652912214">
                <text:p>0.000490999652912214</text:p>
              </table:table-cell>
              <table:table-cell office:value-type="float" office:value="0.0000132976453955714">
                <text:p>0.0000132976453955714</text:p>
              </table:table-cell>
              <table:table-cell office:value-type="float" office:value="0.0000509683045850535">
                <text:p>0.0000509683045850535</text:p>
              </table:table-cell>
              <table:table-cell office:value-type="float" office:value="0.204375300044361">
                <text:p>0.204375300044361</text:p>
              </table:table-cell>
              <table:table-cell office:value-type="float" office:value="0.200614591543622">
                <text:p>0.200614591543622</text:p>
              </table:table-cell>
              <table:table-cell office:value-type="float" office:value="0.0624630129880179">
                <text:p>0.0624630129880179</text:p>
              </table:table-cell>
              <table:table-cell office:value-type="float" office:value="0.180131298884797">
                <text:p>0.180131298884797</text:p>
              </table:table-cell>
              <table:table-cell office:value-type="float" office:value="0.00653148085489459">
                <text:p>0.00653148085489459</text:p>
              </table:table-cell>
              <table:table-cell office:value-type="float" office:value="0.0259408894358881">
                <text:p>0.0259408894358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18cm" svg:height="13.407cm" xlink:href=".." xlink:type="simple" loext:data-pilot-source="DataPilot2" chart:class="chart:line" chart:style-name="ch1">
        <chart:legend chart:legend-position="end" svg:x="18.147cm" svg:y="4.394cm" style:legend-expansion="high" chart:style-name="ch2"/>
        <chart:plot-area chart:style-name="ch3" table:cell-range-address="PivotChart" chart:data-source-has-labels="column" svg:x="0.438cm" svg:y="0.268cm" svg:width="17.271cm" svg:height="11.971cm">
          <chartooo:coordinate-region svg:x="1.743cm" svg:y="0.471cm" svg:width="15.586cm" svg:height="11.11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14"/>
          </chart:series>
          <chart:series chart:style-name="ch8" chart:values-cell-range-address="PT@data 1" chart:label-cell-address="PT@label 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</text:p>
                <draw:g>
                  <svg:desc>PT@label 0</svg:desc>
                </draw:g>
              </table:table-cell>
              <table:table-cell office:value-type="string">
                <text:p>small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120365680876756">
                <text:p>0.120365680876756</text:p>
                <draw:g>
                  <svg:desc>PT@data 0</svg:desc>
                </draw:g>
              </table:table-cell>
              <table:table-cell office:value-type="float" office:value="0.000239427033292376">
                <text:p>0.00023942703329237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801590878349">
                <text:p>0.116801590878349</text:p>
              </table:table-cell>
              <table:table-cell office:value-type="float" office:value="0.000227429789262004">
                <text:p>0.000227429789262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74751598921">
                <text:p>0.11674751598921</text:p>
              </table:table-cell>
              <table:table-cell office:value-type="float" office:value="0.000224598175419157">
                <text:p>0.000224598175419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400558439488">
                <text:p>0.116400558439488</text:p>
              </table:table-cell>
              <table:table-cell office:value-type="float" office:value="0.000220497342246174">
                <text:p>0.000220497342246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683993704663">
                <text:p>0.115683993704663</text:p>
              </table:table-cell>
              <table:table-cell office:value-type="float" office:value="0.000219506669498719">
                <text:p>0.000219506669498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5858046123797">
                <text:p>0.115858046123797</text:p>
              </table:table-cell>
              <table:table-cell office:value-type="float" office:value="0.000220237147116873">
                <text:p>0.000220237147116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8969323373065">
                <text:p>0.118969323373065</text:p>
              </table:table-cell>
              <table:table-cell office:value-type="float" office:value="0.000220030675699026">
                <text:p>0.000220030675699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3145409758459">
                <text:p>0.123145409758459</text:p>
              </table:table-cell>
              <table:table-cell office:value-type="float" office:value="0.000219811867364598">
                <text:p>0.0002198118673645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03754632388836">
                <text:p>0.0903754632388836</text:p>
              </table:table-cell>
              <table:table-cell office:value-type="float" office:value="0.000220093618603303">
                <text:p>0.0002200936186033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57734249601553">
                <text:p>0.0857734249601553</text:p>
              </table:table-cell>
              <table:table-cell office:value-type="float" office:value="0.000220255694212043">
                <text:p>0.0002202556942120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836506785311756">
                <text:p>0.0836506785311756</text:p>
              </table:table-cell>
              <table:table-cell office:value-type="float" office:value="0.000219903302071994">
                <text:p>0.00021990330207199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836399654269085">
                <text:p>0.0836399654269085</text:p>
              </table:table-cell>
              <table:table-cell office:value-type="float" office:value="0.000220216231491913">
                <text:p>0.0002202162314919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084309672400785">
                <text:p>0.084309672400785</text:p>
              </table:table-cell>
              <table:table-cell office:value-type="float" office:value="0.000220545947600193">
                <text:p>0.00022054594760019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0.0850070717189477">
                <text:p>0.0850070717189477</text:p>
              </table:table-cell>
              <table:table-cell office:value-type="float" office:value="0.000221669965727089">
                <text:p>0.0002216699657270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